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7.34mm"/>
    </style:style>
    <style:style style:name="co9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65" table:style-name="ta1">
        <table:shapes>
          <draw:frame draw:z-index="0" draw:style-name="gr1" draw:text-style-name="P1" svg:width="159.99mm" svg:height="89.99mm" svg:x="123.01mm" svg:y="1mm">
            <loext:p draw:notify-on-update-of-ranges="test265.C1:test265.C1 test265.C2:test265.C102 test265.D1:test265.D1 test265.D2:test265.D10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42</text:p>
          </table:table-cell>
          <table:table-cell office:value-type="float" office:value="0.010608" calcext:value-type="float">
            <text:p>0.010608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43</text:p>
          </table:table-cell>
          <table:table-cell office:value-type="float" office:value="0.010964" calcext:value-type="float">
            <text:p>0.010964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047" calcext:value-type="float">
            <text:p>304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44</text:p>
          </table:table-cell>
          <table:table-cell office:value-type="float" office:value="0.009985" calcext:value-type="float">
            <text:p>0.00998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818" calcext:value-type="float">
            <text:p>281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45</text:p>
          </table:table-cell>
          <table:table-cell office:value-type="float" office:value="0.009943" calcext:value-type="float">
            <text:p>0.009943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787" calcext:value-type="float">
            <text:p>278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46</text:p>
          </table:table-cell>
          <table:table-cell office:value-type="float" office:value="0.037574" calcext:value-type="float">
            <text:p>0.03757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173" calcext:value-type="float">
            <text:p>317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47</text:p>
          </table:table-cell>
          <table:table-cell office:value-type="float" office:value="0.014435" calcext:value-type="float">
            <text:p>0.014435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263" calcext:value-type="float">
            <text:p>326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48</text:p>
          </table:table-cell>
          <table:table-cell office:value-type="float" office:value="0.013378" calcext:value-type="float">
            <text:p>0.013378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371" calcext:value-type="float">
            <text:p>337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49</text:p>
          </table:table-cell>
          <table:table-cell office:value-type="float" office:value="0.01032" calcext:value-type="float">
            <text:p>0.01032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309" calcext:value-type="float">
            <text:p>330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50</text:p>
          </table:table-cell>
          <table:table-cell office:value-type="float" office:value="0.011882" calcext:value-type="float">
            <text:p>0.011882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3395" calcext:value-type="float">
            <text:p>339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51</text:p>
          </table:table-cell>
          <table:table-cell office:value-type="float" office:value="0.010178" calcext:value-type="float">
            <text:p>0.010178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152" calcext:value-type="float">
            <text:p>315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52</text:p>
          </table:table-cell>
          <table:table-cell office:value-type="float" office:value="0.012458" calcext:value-type="float">
            <text:p>0.012458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141" calcext:value-type="float">
            <text:p>314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53</text:p>
          </table:table-cell>
          <table:table-cell office:value-type="float" office:value="0.01007" calcext:value-type="float">
            <text:p>0.01007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463" calcext:value-type="float">
            <text:p>346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54</text:p>
          </table:table-cell>
          <table:table-cell office:value-type="float" office:value="0.00996" calcext:value-type="float">
            <text:p>0.0099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082" calcext:value-type="float">
            <text:p>308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55</text:p>
          </table:table-cell>
          <table:table-cell office:value-type="float" office:value="0.010238" calcext:value-type="float">
            <text:p>0.010238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3150" calcext:value-type="float">
            <text:p>315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56</text:p>
          </table:table-cell>
          <table:table-cell office:value-type="float" office:value="0.011483" calcext:value-type="float">
            <text:p>0.011483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224" calcext:value-type="float">
            <text:p>322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57</text:p>
          </table:table-cell>
          <table:table-cell office:value-type="float" office:value="0.011483" calcext:value-type="float">
            <text:p>0.011483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833" calcext:value-type="float">
            <text:p>283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58</text:p>
          </table:table-cell>
          <table:table-cell office:value-type="float" office:value="0.015893" calcext:value-type="float">
            <text:p>0.01589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081" calcext:value-type="float">
            <text:p>308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7:59</text:p>
          </table:table-cell>
          <table:table-cell office:value-type="float" office:value="0.012653" calcext:value-type="float">
            <text:p>0.012653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258" calcext:value-type="float">
            <text:p>325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00</text:p>
          </table:table-cell>
          <table:table-cell office:value-type="float" office:value="0.010203" calcext:value-type="float">
            <text:p>0.01020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999" calcext:value-type="float">
            <text:p>299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01</text:p>
          </table:table-cell>
          <table:table-cell office:value-type="float" office:value="0.010795" calcext:value-type="float">
            <text:p>0.01079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3030" calcext:value-type="float">
            <text:p>303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02</text:p>
          </table:table-cell>
          <table:table-cell office:value-type="float" office:value="0.010434" calcext:value-type="float">
            <text:p>0.010434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2807" calcext:value-type="float">
            <text:p>280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03</text:p>
          </table:table-cell>
          <table:table-cell office:value-type="float" office:value="0.016314" calcext:value-type="float">
            <text:p>0.016314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3553" calcext:value-type="float">
            <text:p>355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04</text:p>
          </table:table-cell>
          <table:table-cell office:value-type="float" office:value="0.010076" calcext:value-type="float">
            <text:p>0.010076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124" calcext:value-type="float">
            <text:p>312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05</text:p>
          </table:table-cell>
          <table:table-cell office:value-type="float" office:value="0.009615" calcext:value-type="float">
            <text:p>0.00961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009" calcext:value-type="float">
            <text:p>300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06</text:p>
          </table:table-cell>
          <table:table-cell office:value-type="float" office:value="0.013394" calcext:value-type="float">
            <text:p>0.013394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153" calcext:value-type="float">
            <text:p>315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07</text:p>
          </table:table-cell>
          <table:table-cell office:value-type="float" office:value="0.009596" calcext:value-type="float">
            <text:p>0.009596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107" calcext:value-type="float">
            <text:p>310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08</text:p>
          </table:table-cell>
          <table:table-cell office:value-type="float" office:value="0.009534" calcext:value-type="float">
            <text:p>0.00953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287" calcext:value-type="float">
            <text:p>328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09</text:p>
          </table:table-cell>
          <table:table-cell office:value-type="float" office:value="0.010199" calcext:value-type="float">
            <text:p>0.010199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028" calcext:value-type="float">
            <text:p>302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10</text:p>
          </table:table-cell>
          <table:table-cell office:value-type="float" office:value="0.010736" calcext:value-type="float">
            <text:p>0.01073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054" calcext:value-type="float">
            <text:p>305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11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446" calcext:value-type="float">
            <text:p>344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12</text:p>
          </table:table-cell>
          <table:table-cell office:value-type="float" office:value="0.013415" calcext:value-type="float">
            <text:p>0.01341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563" calcext:value-type="float">
            <text:p>356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13</text:p>
          </table:table-cell>
          <table:table-cell office:value-type="float" office:value="0.010772" calcext:value-type="float">
            <text:p>0.01077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645" calcext:value-type="float">
            <text:p>264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14</text:p>
          </table:table-cell>
          <table:table-cell office:value-type="float" office:value="0.010745" calcext:value-type="float">
            <text:p>0.01074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467" calcext:value-type="float">
            <text:p>346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15</text:p>
          </table:table-cell>
          <table:table-cell office:value-type="float" office:value="0.060292" calcext:value-type="float">
            <text:p>0.060292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051" calcext:value-type="float">
            <text:p>305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16</text:p>
          </table:table-cell>
          <table:table-cell office:value-type="float" office:value="0.033969" calcext:value-type="float">
            <text:p>0.033969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17</text:p>
          </table:table-cell>
          <table:table-cell office:value-type="float" office:value="0.047059" calcext:value-type="float">
            <text:p>0.047059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048" calcext:value-type="float">
            <text:p>3048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18</text:p>
          </table:table-cell>
          <table:table-cell office:value-type="float" office:value="0.017103" calcext:value-type="float">
            <text:p>0.017103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033" calcext:value-type="float">
            <text:p>303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19</text:p>
          </table:table-cell>
          <table:table-cell office:value-type="float" office:value="0.017963" calcext:value-type="float">
            <text:p>0.01796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221" calcext:value-type="float">
            <text:p>322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20</text:p>
          </table:table-cell>
          <table:table-cell office:value-type="float" office:value="0.022553" calcext:value-type="float">
            <text:p>0.022553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720" calcext:value-type="float">
            <text:p>372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21</text:p>
          </table:table-cell>
          <table:table-cell office:value-type="float" office:value="0.019863" calcext:value-type="float">
            <text:p>0.01986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638" calcext:value-type="float">
            <text:p>263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22</text:p>
          </table:table-cell>
          <table:table-cell office:value-type="float" office:value="0.017178" calcext:value-type="float">
            <text:p>0.017178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3437" calcext:value-type="float">
            <text:p>343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23</text:p>
          </table:table-cell>
          <table:table-cell office:value-type="float" office:value="0.00981" calcext:value-type="float">
            <text:p>0.0098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24</text:p>
          </table:table-cell>
          <table:table-cell office:value-type="float" office:value="0.015958" calcext:value-type="float">
            <text:p>0.015958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106" calcext:value-type="float">
            <text:p>310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25</text:p>
          </table:table-cell>
          <table:table-cell office:value-type="float" office:value="0.015306" calcext:value-type="float">
            <text:p>0.015306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252" calcext:value-type="float">
            <text:p>325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26</text:p>
          </table:table-cell>
          <table:table-cell office:value-type="float" office:value="0.035873" calcext:value-type="float">
            <text:p>0.035873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3120" calcext:value-type="float">
            <text:p>312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27</text:p>
          </table:table-cell>
          <table:table-cell office:value-type="float" office:value="0.016441" calcext:value-type="float">
            <text:p>0.016441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2869" calcext:value-type="float">
            <text:p>286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28</text:p>
          </table:table-cell>
          <table:table-cell office:value-type="float" office:value="0.00899" calcext:value-type="float">
            <text:p>0.0089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829" calcext:value-type="float">
            <text:p>282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2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2495" calcext:value-type="float">
            <text:p>249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30</text:p>
          </table:table-cell>
          <table:table-cell office:value-type="float" office:value="0.014303" calcext:value-type="float">
            <text:p>0.014303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2761" calcext:value-type="float">
            <text:p>276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31</text:p>
          </table:table-cell>
          <table:table-cell office:value-type="float" office:value="0.009124" calcext:value-type="float">
            <text:p>0.009124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351" calcext:value-type="float">
            <text:p>335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32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33</text:p>
          </table:table-cell>
          <table:table-cell office:value-type="float" office:value="0.009051" calcext:value-type="float">
            <text:p>0.009051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619" calcext:value-type="float">
            <text:p>361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34</text:p>
          </table:table-cell>
          <table:table-cell office:value-type="float" office:value="0.010267" calcext:value-type="float">
            <text:p>0.010267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547" calcext:value-type="float">
            <text:p>354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35</text:p>
          </table:table-cell>
          <table:table-cell office:value-type="float" office:value="0.010859" calcext:value-type="float">
            <text:p>0.010859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571" calcext:value-type="float">
            <text:p>357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36</text:p>
          </table:table-cell>
          <table:table-cell office:value-type="float" office:value="0.009845" calcext:value-type="float">
            <text:p>0.00984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772" calcext:value-type="float">
            <text:p>277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37</text:p>
          </table:table-cell>
          <table:table-cell office:value-type="float" office:value="0.009783" calcext:value-type="float">
            <text:p>0.009783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076" calcext:value-type="float">
            <text:p>307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38</text:p>
          </table:table-cell>
          <table:table-cell office:value-type="float" office:value="0.009528" calcext:value-type="float">
            <text:p>0.009528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860" calcext:value-type="float">
            <text:p>286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39</text:p>
          </table:table-cell>
          <table:table-cell office:value-type="float" office:value="0.009907" calcext:value-type="float">
            <text:p>0.00990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267" calcext:value-type="float">
            <text:p>326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40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3348" calcext:value-type="float">
            <text:p>334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41</text:p>
          </table:table-cell>
          <table:table-cell office:value-type="float" office:value="0.009181" calcext:value-type="float">
            <text:p>0.009181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3489" calcext:value-type="float">
            <text:p>348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42</text:p>
          </table:table-cell>
          <table:table-cell office:value-type="float" office:value="0.011568" calcext:value-type="float">
            <text:p>0.011568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office:value-type="float" office:value="3080" calcext:value-type="float">
            <text:p>308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43</text:p>
          </table:table-cell>
          <table:table-cell office:value-type="float" office:value="0.009209" calcext:value-type="float">
            <text:p>0.009209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2661" calcext:value-type="float">
            <text:p>266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44</text:p>
          </table:table-cell>
          <table:table-cell office:value-type="float" office:value="0.015816" calcext:value-type="float">
            <text:p>0.015816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355" calcext:value-type="float">
            <text:p>335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45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468" calcext:value-type="float">
            <text:p>346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46</text:p>
          </table:table-cell>
          <table:table-cell office:value-type="float" office:value="0.011721" calcext:value-type="float">
            <text:p>0.01172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123" calcext:value-type="float">
            <text:p>312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47</text:p>
          </table:table-cell>
          <table:table-cell office:value-type="float" office:value="0.009752" calcext:value-type="float">
            <text:p>0.009752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3295" calcext:value-type="float">
            <text:p>329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48</text:p>
          </table:table-cell>
          <table:table-cell office:value-type="float" office:value="0.016647" calcext:value-type="float">
            <text:p>0.016647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371" calcext:value-type="float">
            <text:p>337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49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2975" calcext:value-type="float">
            <text:p>297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50</text:p>
          </table:table-cell>
          <table:table-cell office:value-type="float" office:value="0.014639" calcext:value-type="float">
            <text:p>0.014639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3212" calcext:value-type="float">
            <text:p>321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51</text:p>
          </table:table-cell>
          <table:table-cell office:value-type="float" office:value="0.009395" calcext:value-type="float">
            <text:p>0.00939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188" calcext:value-type="float">
            <text:p>318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52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2736" calcext:value-type="float">
            <text:p>273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53</text:p>
          </table:table-cell>
          <table:table-cell office:value-type="float" office:value="0.00907" calcext:value-type="float">
            <text:p>0.00907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501" calcext:value-type="float">
            <text:p>350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54</text:p>
          </table:table-cell>
          <table:table-cell office:value-type="float" office:value="0.009669" calcext:value-type="float">
            <text:p>0.009669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181" calcext:value-type="float">
            <text:p>318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55</text:p>
          </table:table-cell>
          <table:table-cell office:value-type="float" office:value="0.009764" calcext:value-type="float">
            <text:p>0.00976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157" calcext:value-type="float">
            <text:p>315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56</text:p>
          </table:table-cell>
          <table:table-cell office:value-type="float" office:value="0.009669" calcext:value-type="float">
            <text:p>0.009669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899" calcext:value-type="float">
            <text:p>289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57</text:p>
          </table:table-cell>
          <table:table-cell office:value-type="float" office:value="0.009819" calcext:value-type="float">
            <text:p>0.009819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201" calcext:value-type="float">
            <text:p>320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58</text:p>
          </table:table-cell>
          <table:table-cell office:value-type="float" office:value="0.010741" calcext:value-type="float">
            <text:p>0.010741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3527" calcext:value-type="float">
            <text:p>352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8:59</text:p>
          </table:table-cell>
          <table:table-cell office:value-type="float" office:value="0.009802" calcext:value-type="float">
            <text:p>0.009802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870" calcext:value-type="float">
            <text:p>287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00</text:p>
          </table:table-cell>
          <table:table-cell office:value-type="float" office:value="0.013778" calcext:value-type="float">
            <text:p>0.013778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810" calcext:value-type="float">
            <text:p>281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01</text:p>
          </table:table-cell>
          <table:table-cell office:value-type="float" office:value="0.010378" calcext:value-type="float">
            <text:p>0.010378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182" calcext:value-type="float">
            <text:p>318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02</text:p>
          </table:table-cell>
          <table:table-cell office:value-type="float" office:value="0.020158" calcext:value-type="float">
            <text:p>0.02015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03</text:p>
          </table:table-cell>
          <table:table-cell office:value-type="float" office:value="0.018041" calcext:value-type="float">
            <text:p>0.018041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923" calcext:value-type="float">
            <text:p>292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04</text:p>
          </table:table-cell>
          <table:table-cell office:value-type="float" office:value="0.014288" calcext:value-type="float">
            <text:p>0.014288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3194" calcext:value-type="float">
            <text:p>319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05</text:p>
          </table:table-cell>
          <table:table-cell office:value-type="float" office:value="0.014253" calcext:value-type="float">
            <text:p>0.014253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727" calcext:value-type="float">
            <text:p>272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06</text:p>
          </table:table-cell>
          <table:table-cell office:value-type="float" office:value="0.031096" calcext:value-type="float">
            <text:p>0.031096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980" calcext:value-type="float">
            <text:p>298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07</text:p>
          </table:table-cell>
          <table:table-cell office:value-type="float" office:value="0.020105" calcext:value-type="float">
            <text:p>0.020105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2963" calcext:value-type="float">
            <text:p>296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08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069" calcext:value-type="float">
            <text:p>306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09</text:p>
          </table:table-cell>
          <table:table-cell office:value-type="float" office:value="0.022796" calcext:value-type="float">
            <text:p>0.022796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996" calcext:value-type="float">
            <text:p>299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10</text:p>
          </table:table-cell>
          <table:table-cell office:value-type="float" office:value="0.015753" calcext:value-type="float">
            <text:p>0.015753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431" calcext:value-type="float">
            <text:p>343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11</text:p>
          </table:table-cell>
          <table:table-cell office:value-type="float" office:value="0.014519" calcext:value-type="float">
            <text:p>0.014519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250" calcext:value-type="float">
            <text:p>325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12</text:p>
          </table:table-cell>
          <table:table-cell office:value-type="float" office:value="0.012251" calcext:value-type="float">
            <text:p>0.01225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740" calcext:value-type="float">
            <text:p>274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13</text:p>
          </table:table-cell>
          <table:table-cell office:value-type="float" office:value="0.014933" calcext:value-type="float">
            <text:p>0.014933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499" calcext:value-type="float">
            <text:p>349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14</text:p>
          </table:table-cell>
          <table:table-cell office:value-type="float" office:value="0.019359" calcext:value-type="float">
            <text:p>0.019359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181" calcext:value-type="float">
            <text:p>318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15</text:p>
          </table:table-cell>
          <table:table-cell office:value-type="float" office:value="0.020045" calcext:value-type="float">
            <text:p>0.020045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" calcext:value-type="float">
            <text:p>0</text:p>
          </table:table-cell>
          <table:table-cell office:value-type="float" office:value="3279" calcext:value-type="float">
            <text:p>327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16</text:p>
          </table:table-cell>
          <table:table-cell office:value-type="float" office:value="0.023334" calcext:value-type="float">
            <text:p>0.023334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213" calcext:value-type="float">
            <text:p>321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17</text:p>
          </table:table-cell>
          <table:table-cell office:value-type="float" office:value="0.014749" calcext:value-type="float">
            <text:p>0.014749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102" calcext:value-type="float">
            <text:p>310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18</text:p>
          </table:table-cell>
          <table:table-cell office:value-type="float" office:value="0.011438" calcext:value-type="float">
            <text:p>0.011438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111" calcext:value-type="float">
            <text:p>311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19</text:p>
          </table:table-cell>
          <table:table-cell office:value-type="float" office:value="0.017005" calcext:value-type="float">
            <text:p>0.01700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20</text:p>
          </table:table-cell>
          <table:table-cell office:value-type="float" office:value="0.018932" calcext:value-type="float">
            <text:p>0.018932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959" calcext:value-type="float">
            <text:p>295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21</text:p>
          </table:table-cell>
          <table:table-cell office:value-type="float" office:value="0.020187" calcext:value-type="float">
            <text:p>0.02018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145" calcext:value-type="float">
            <text:p>314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09:22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table table:name="test277" table:style-name="ta1">
        <table:shapes>
          <draw:frame draw:z-index="0" draw:style-name="gr1" draw:text-style-name="P1" svg:width="159.99mm" svg:height="89.99mm" svg:x="123.01mm" svg:y="1mm">
            <loext:p draw:notify-on-update-of-ranges="test277.G1:test277.G1 test277.G2:test277.G161 test277.C1:test277.C1 test277.C2:test277.C161 test277.G1:test277.G1 test277.G2:test277.G161 test277.D1:test277.D1 test277.D2:test277.D1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2.58mm" svg:y="94.84mm">
            <loext:p draw:notify-on-update-of-ranges="test277.G1:test277.G1 test277.G2:test277.G1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2.86mm" svg:y="0.01mm">
            <loext:p draw:notify-on-update-of-ranges="test277.C1:test277.C1 test277.C2:test277.C161 test277.D1:test277.D1 test277.D2:test277.D1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02.86mm" svg:y="94.84mm">
            <loext:p draw:notify-on-update-of-ranges="test277.G1:test277.G1 test277.G2:test277.G16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0:46</text:p>
          </table:table-cell>
          <table:table-cell office:value-type="float" office:value="0.012055" calcext:value-type="float">
            <text:p>0.012055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4961" calcext:value-type="float">
            <text:p>496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0:47</text:p>
          </table:table-cell>
          <table:table-cell office:value-type="float" office:value="0.014811" calcext:value-type="float">
            <text:p>0.01481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839" calcext:value-type="float">
            <text:p>283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0:48</text:p>
          </table:table-cell>
          <table:table-cell office:value-type="float" office:value="0.016783" calcext:value-type="float">
            <text:p>0.016783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829" calcext:value-type="float">
            <text:p>282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0:49</text:p>
          </table:table-cell>
          <table:table-cell office:value-type="float" office:value="0.023978" calcext:value-type="float">
            <text:p>0.023978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089" calcext:value-type="float">
            <text:p>308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0:50</text:p>
          </table:table-cell>
          <table:table-cell office:value-type="float" office:value="0.023219" calcext:value-type="float">
            <text:p>0.023219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" calcext:value-type="float">
            <text:p>0</text:p>
          </table:table-cell>
          <table:table-cell office:value-type="float" office:value="3269" calcext:value-type="float">
            <text:p>326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0:51</text:p>
          </table:table-cell>
          <table:table-cell office:value-type="float" office:value="0.023745" calcext:value-type="float">
            <text:p>0.02374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3122" calcext:value-type="float">
            <text:p>312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0:52</text:p>
          </table:table-cell>
          <table:table-cell office:value-type="float" office:value="0.014222" calcext:value-type="float">
            <text:p>0.014222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3455" calcext:value-type="float">
            <text:p>345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0:53</text:p>
          </table:table-cell>
          <table:table-cell office:value-type="float" office:value="0.012863" calcext:value-type="float">
            <text:p>0.012863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3238" calcext:value-type="float">
            <text:p>323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0:54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146" calcext:value-type="float">
            <text:p>314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0:55</text:p>
          </table:table-cell>
          <table:table-cell office:value-type="float" office:value="0.024962" calcext:value-type="float">
            <text:p>0.024962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285" calcext:value-type="float">
            <text:p>328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0:56</text:p>
          </table:table-cell>
          <table:table-cell office:value-type="float" office:value="0.016173" calcext:value-type="float">
            <text:p>0.016173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2718" calcext:value-type="float">
            <text:p>271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0:57</text:p>
          </table:table-cell>
          <table:table-cell office:value-type="float" office:value="0.027812" calcext:value-type="float">
            <text:p>0.027812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294" calcext:value-type="float">
            <text:p>329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0:58</text:p>
          </table:table-cell>
          <table:table-cell office:value-type="float" office:value="0.023555" calcext:value-type="float">
            <text:p>0.023555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161" calcext:value-type="float">
            <text:p>316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0:59</text:p>
          </table:table-cell>
          <table:table-cell office:value-type="float" office:value="0.015747" calcext:value-type="float">
            <text:p>0.015747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2778" calcext:value-type="float">
            <text:p>277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00</text:p>
          </table:table-cell>
          <table:table-cell office:value-type="float" office:value="0.014496" calcext:value-type="float">
            <text:p>0.014496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379" calcext:value-type="float">
            <text:p>337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01</text:p>
          </table:table-cell>
          <table:table-cell office:value-type="float" office:value="0.056893" calcext:value-type="float">
            <text:p>0.056893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042" calcext:value-type="float">
            <text:p>304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02</text:p>
          </table:table-cell>
          <table:table-cell office:value-type="float" office:value="0.021864" calcext:value-type="float">
            <text:p>0.021864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097" calcext:value-type="float">
            <text:p>309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03</text:p>
          </table:table-cell>
          <table:table-cell office:value-type="float" office:value="0.014153" calcext:value-type="float">
            <text:p>0.014153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231" calcext:value-type="float">
            <text:p>323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04</text:p>
          </table:table-cell>
          <table:table-cell office:value-type="float" office:value="0.015341" calcext:value-type="float">
            <text:p>0.015341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05</text:p>
          </table:table-cell>
          <table:table-cell office:value-type="float" office:value="0.013925" calcext:value-type="float">
            <text:p>0.01392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454" calcext:value-type="float">
            <text:p>345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06</text:p>
          </table:table-cell>
          <table:table-cell office:value-type="float" office:value="0.023733" calcext:value-type="float">
            <text:p>0.023733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3102" calcext:value-type="float">
            <text:p>310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07</text:p>
          </table:table-cell>
          <table:table-cell office:value-type="float" office:value="0.020542" calcext:value-type="float">
            <text:p>0.020542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229" calcext:value-type="float">
            <text:p>322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08</text:p>
          </table:table-cell>
          <table:table-cell office:value-type="float" office:value="0.020349" calcext:value-type="float">
            <text:p>0.020349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726" calcext:value-type="float">
            <text:p>272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09</text:p>
          </table:table-cell>
          <table:table-cell office:value-type="float" office:value="0.014238" calcext:value-type="float">
            <text:p>0.01423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078" calcext:value-type="float">
            <text:p>307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10</text:p>
          </table:table-cell>
          <table:table-cell office:value-type="float" office:value="0.032736" calcext:value-type="float">
            <text:p>0.032736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" calcext:value-type="float">
            <text:p>0</text:p>
          </table:table-cell>
          <table:table-cell office:value-type="float" office:value="3648" calcext:value-type="float">
            <text:p>364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11</text:p>
          </table:table-cell>
          <table:table-cell office:value-type="float" office:value="0.024803" calcext:value-type="float">
            <text:p>0.02480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798" calcext:value-type="float">
            <text:p>279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12</text:p>
          </table:table-cell>
          <table:table-cell office:value-type="float" office:value="0.016921" calcext:value-type="float">
            <text:p>0.01692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259" calcext:value-type="float">
            <text:p>325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13</text:p>
          </table:table-cell>
          <table:table-cell office:value-type="float" office:value="0.039809" calcext:value-type="float">
            <text:p>0.039809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075" calcext:value-type="float">
            <text:p>307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14</text:p>
          </table:table-cell>
          <table:table-cell office:value-type="float" office:value="0.046825" calcext:value-type="float">
            <text:p>0.04682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118" calcext:value-type="float">
            <text:p>311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15</text:p>
          </table:table-cell>
          <table:table-cell office:value-type="float" office:value="0.019209" calcext:value-type="float">
            <text:p>0.019209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837" calcext:value-type="float">
            <text:p>2837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16</text:p>
          </table:table-cell>
          <table:table-cell office:value-type="float" office:value="0.036117" calcext:value-type="float">
            <text:p>0.036117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661" calcext:value-type="float">
            <text:p>266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17</text:p>
          </table:table-cell>
          <table:table-cell office:value-type="float" office:value="0.053276" calcext:value-type="float">
            <text:p>0.053276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131" calcext:value-type="float">
            <text:p>313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18</text:p>
          </table:table-cell>
          <table:table-cell office:value-type="float" office:value="0.021427" calcext:value-type="float">
            <text:p>0.021427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601" calcext:value-type="float">
            <text:p>360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19</text:p>
          </table:table-cell>
          <table:table-cell office:value-type="float" office:value="0.018629" calcext:value-type="float">
            <text:p>0.018629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354" calcext:value-type="float">
            <text:p>335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20</text:p>
          </table:table-cell>
          <table:table-cell office:value-type="float" office:value="0.026745" calcext:value-type="float">
            <text:p>0.026745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229" calcext:value-type="float">
            <text:p>322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21</text:p>
          </table:table-cell>
          <table:table-cell office:value-type="float" office:value="0.016442" calcext:value-type="float">
            <text:p>0.01644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953" calcext:value-type="float">
            <text:p>295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22</text:p>
          </table:table-cell>
          <table:table-cell office:value-type="float" office:value="0.017546" calcext:value-type="float">
            <text:p>0.017546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" calcext:value-type="float">
            <text:p>0</text:p>
          </table:table-cell>
          <table:table-cell office:value-type="float" office:value="3094" calcext:value-type="float">
            <text:p>309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23</text:p>
          </table:table-cell>
          <table:table-cell office:value-type="float" office:value="0.016178" calcext:value-type="float">
            <text:p>0.016178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3372" calcext:value-type="float">
            <text:p>337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24</text:p>
          </table:table-cell>
          <table:table-cell office:value-type="float" office:value="0.02554" calcext:value-type="float">
            <text:p>0.02554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108" calcext:value-type="float">
            <text:p>310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25</text:p>
          </table:table-cell>
          <table:table-cell office:value-type="float" office:value="0.015861" calcext:value-type="float">
            <text:p>0.015861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2941" calcext:value-type="float">
            <text:p>294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26</text:p>
          </table:table-cell>
          <table:table-cell office:value-type="float" office:value="0.016083" calcext:value-type="float">
            <text:p>0.016083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540" calcext:value-type="float">
            <text:p>354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27</text:p>
          </table:table-cell>
          <table:table-cell office:value-type="float" office:value="0.016247" calcext:value-type="float">
            <text:p>0.016247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177" calcext:value-type="float">
            <text:p>317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28</text:p>
          </table:table-cell>
          <table:table-cell office:value-type="float" office:value="0.02359" calcext:value-type="float">
            <text:p>0.02359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3225" calcext:value-type="float">
            <text:p>322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29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30</text:p>
          </table:table-cell>
          <table:table-cell office:value-type="float" office:value="0.018163" calcext:value-type="float">
            <text:p>0.018163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31</text:p>
          </table:table-cell>
          <table:table-cell office:value-type="float" office:value="0.021004" calcext:value-type="float">
            <text:p>0.021004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504" calcext:value-type="float">
            <text:p>350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32</text:p>
          </table:table-cell>
          <table:table-cell office:value-type="float" office:value="0.019572" calcext:value-type="float">
            <text:p>0.019572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046" calcext:value-type="float">
            <text:p>304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33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2932" calcext:value-type="float">
            <text:p>293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34</text:p>
          </table:table-cell>
          <table:table-cell office:value-type="float" office:value="0.014003" calcext:value-type="float">
            <text:p>0.014003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548" calcext:value-type="float">
            <text:p>354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35</text:p>
          </table:table-cell>
          <table:table-cell office:value-type="float" office:value="0.014119" calcext:value-type="float">
            <text:p>0.014119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692" calcext:value-type="float">
            <text:p>269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36</text:p>
          </table:table-cell>
          <table:table-cell office:value-type="float" office:value="0.022905" calcext:value-type="float">
            <text:p>0.0229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201" calcext:value-type="float">
            <text:p>320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37</text:p>
          </table:table-cell>
          <table:table-cell office:value-type="float" office:value="0.011048" calcext:value-type="float">
            <text:p>0.011048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2840" calcext:value-type="float">
            <text:p>284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38</text:p>
          </table:table-cell>
          <table:table-cell office:value-type="float" office:value="0.018834" calcext:value-type="float">
            <text:p>0.018834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2985" calcext:value-type="float">
            <text:p>298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39</text:p>
          </table:table-cell>
          <table:table-cell office:value-type="float" office:value="0.012715" calcext:value-type="float">
            <text:p>0.01271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2976" calcext:value-type="float">
            <text:p>297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40</text:p>
          </table:table-cell>
          <table:table-cell office:value-type="float" office:value="0.014168" calcext:value-type="float">
            <text:p>0.014168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" calcext:value-type="float">
            <text:p>0</text:p>
          </table:table-cell>
          <table:table-cell office:value-type="float" office:value="2982" calcext:value-type="float">
            <text:p>298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41</text:p>
          </table:table-cell>
          <table:table-cell office:value-type="float" office:value="0.012685" calcext:value-type="float">
            <text:p>0.012685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065" calcext:value-type="float">
            <text:p>306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42</text:p>
          </table:table-cell>
          <table:table-cell office:value-type="float" office:value="0.015562" calcext:value-type="float">
            <text:p>0.01556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353" calcext:value-type="float">
            <text:p>335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43</text:p>
          </table:table-cell>
          <table:table-cell office:value-type="float" office:value="0.018245" calcext:value-type="float">
            <text:p>0.01824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209" calcext:value-type="float">
            <text:p>320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44</text:p>
          </table:table-cell>
          <table:table-cell office:value-type="float" office:value="0.013918" calcext:value-type="float">
            <text:p>0.013918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3077" calcext:value-type="float">
            <text:p>307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45</text:p>
          </table:table-cell>
          <table:table-cell office:value-type="float" office:value="0.015054" calcext:value-type="float">
            <text:p>0.01505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290" calcext:value-type="float">
            <text:p>329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46</text:p>
          </table:table-cell>
          <table:table-cell office:value-type="float" office:value="0.017844" calcext:value-type="float">
            <text:p>0.017844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" calcext:value-type="float">
            <text:p>0</text:p>
          </table:table-cell>
          <table:table-cell office:value-type="float" office:value="3102" calcext:value-type="float">
            <text:p>310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47</text:p>
          </table:table-cell>
          <table:table-cell office:value-type="float" office:value="0.012793" calcext:value-type="float">
            <text:p>0.012793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" calcext:value-type="float">
            <text:p>0</text:p>
          </table:table-cell>
          <table:table-cell office:value-type="float" office:value="2965" calcext:value-type="float">
            <text:p>296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48</text:p>
          </table:table-cell>
          <table:table-cell office:value-type="float" office:value="0.012801" calcext:value-type="float">
            <text:p>0.012801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069" calcext:value-type="float">
            <text:p>306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49</text:p>
          </table:table-cell>
          <table:table-cell office:value-type="float" office:value="0.012386" calcext:value-type="float">
            <text:p>0.012386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374" calcext:value-type="float">
            <text:p>337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50</text:p>
          </table:table-cell>
          <table:table-cell office:value-type="float" office:value="0.01921" calcext:value-type="float">
            <text:p>0.0192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288" calcext:value-type="float">
            <text:p>328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51</text:p>
          </table:table-cell>
          <table:table-cell office:value-type="float" office:value="0.017723" calcext:value-type="float">
            <text:p>0.017723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108" calcext:value-type="float">
            <text:p>310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52</text:p>
          </table:table-cell>
          <table:table-cell office:value-type="float" office:value="0.014581" calcext:value-type="float">
            <text:p>0.01458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234" calcext:value-type="float">
            <text:p>323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53</text:p>
          </table:table-cell>
          <table:table-cell office:value-type="float" office:value="0.012238" calcext:value-type="float">
            <text:p>0.012238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802" calcext:value-type="float">
            <text:p>280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54</text:p>
          </table:table-cell>
          <table:table-cell office:value-type="float" office:value="0.03142" calcext:value-type="float">
            <text:p>0.03142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55</text:p>
          </table:table-cell>
          <table:table-cell office:value-type="float" office:value="0.015344" calcext:value-type="float">
            <text:p>0.015344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327" calcext:value-type="float">
            <text:p>332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56</text:p>
          </table:table-cell>
          <table:table-cell office:value-type="float" office:value="0.013286" calcext:value-type="float">
            <text:p>0.013286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007" calcext:value-type="float">
            <text:p>300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57</text:p>
          </table:table-cell>
          <table:table-cell office:value-type="float" office:value="0.021367" calcext:value-type="float">
            <text:p>0.02136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178" calcext:value-type="float">
            <text:p>317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58</text:p>
          </table:table-cell>
          <table:table-cell office:value-type="float" office:value="0.01701" calcext:value-type="float">
            <text:p>0.01701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004" calcext:value-type="float">
            <text:p>300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1:59</text:p>
          </table:table-cell>
          <table:table-cell office:value-type="float" office:value="0.015962" calcext:value-type="float">
            <text:p>0.015962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123" calcext:value-type="float">
            <text:p>312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00</text:p>
          </table:table-cell>
          <table:table-cell office:value-type="float" office:value="0.018033" calcext:value-type="float">
            <text:p>0.018033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097" calcext:value-type="float">
            <text:p>309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01</text:p>
          </table:table-cell>
          <table:table-cell office:value-type="float" office:value="0.014868" calcext:value-type="float">
            <text:p>0.014868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042" calcext:value-type="float">
            <text:p>304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02</text:p>
          </table:table-cell>
          <table:table-cell office:value-type="float" office:value="0.020013" calcext:value-type="float">
            <text:p>0.02001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572" calcext:value-type="float">
            <text:p>357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03</text:p>
          </table:table-cell>
          <table:table-cell office:value-type="float" office:value="0.012457" calcext:value-type="float">
            <text:p>0.012457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181" calcext:value-type="float">
            <text:p>318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04</text:p>
          </table:table-cell>
          <table:table-cell office:value-type="float" office:value="0.012666" calcext:value-type="float">
            <text:p>0.012666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2973" calcext:value-type="float">
            <text:p>297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05</text:p>
          </table:table-cell>
          <table:table-cell office:value-type="float" office:value="0.014341" calcext:value-type="float">
            <text:p>0.01434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942" calcext:value-type="float">
            <text:p>294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06</text:p>
          </table:table-cell>
          <table:table-cell office:value-type="float" office:value="0.012343" calcext:value-type="float">
            <text:p>0.012343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3323" calcext:value-type="float">
            <text:p>3323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07</text:p>
          </table:table-cell>
          <table:table-cell office:value-type="float" office:value="0.015485" calcext:value-type="float">
            <text:p>0.01548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319" calcext:value-type="float">
            <text:p>331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08</text:p>
          </table:table-cell>
          <table:table-cell office:value-type="float" office:value="0.013381" calcext:value-type="float">
            <text:p>0.013381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003" calcext:value-type="float">
            <text:p>300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09</text:p>
          </table:table-cell>
          <table:table-cell office:value-type="float" office:value="0.011313" calcext:value-type="float">
            <text:p>0.011313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013" calcext:value-type="float">
            <text:p>301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10</text:p>
          </table:table-cell>
          <table:table-cell office:value-type="float" office:value="0.019945" calcext:value-type="float">
            <text:p>0.01994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2827" calcext:value-type="float">
            <text:p>282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11</text:p>
          </table:table-cell>
          <table:table-cell office:value-type="float" office:value="0.018204" calcext:value-type="float">
            <text:p>0.018204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" calcext:value-type="float">
            <text:p>0</text:p>
          </table:table-cell>
          <table:table-cell office:value-type="float" office:value="3144" calcext:value-type="float">
            <text:p>314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12</text:p>
          </table:table-cell>
          <table:table-cell office:value-type="float" office:value="0.012267" calcext:value-type="float">
            <text:p>0.012267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028" calcext:value-type="float">
            <text:p>302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13</text:p>
          </table:table-cell>
          <table:table-cell office:value-type="float" office:value="0.012616" calcext:value-type="float">
            <text:p>0.012616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292" calcext:value-type="float">
            <text:p>329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14</text:p>
          </table:table-cell>
          <table:table-cell office:value-type="float" office:value="0.014776" calcext:value-type="float">
            <text:p>0.014776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2984" calcext:value-type="float">
            <text:p>298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15</text:p>
          </table:table-cell>
          <table:table-cell office:value-type="float" office:value="0.015677" calcext:value-type="float">
            <text:p>0.015677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3011" calcext:value-type="float">
            <text:p>301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16</text:p>
          </table:table-cell>
          <table:table-cell office:value-type="float" office:value="0.020902" calcext:value-type="float">
            <text:p>0.02090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751" calcext:value-type="float">
            <text:p>275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17</text:p>
          </table:table-cell>
          <table:table-cell office:value-type="float" office:value="0.020777" calcext:value-type="float">
            <text:p>0.020777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3398" calcext:value-type="float">
            <text:p>339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18</text:p>
          </table:table-cell>
          <table:table-cell office:value-type="float" office:value="0.014246" calcext:value-type="float">
            <text:p>0.014246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3219" calcext:value-type="float">
            <text:p>321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19</text:p>
          </table:table-cell>
          <table:table-cell office:value-type="float" office:value="0.011294" calcext:value-type="float">
            <text:p>0.01129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979" calcext:value-type="float">
            <text:p>297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20</text:p>
          </table:table-cell>
          <table:table-cell office:value-type="float" office:value="0.013248" calcext:value-type="float">
            <text:p>0.013248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3082" calcext:value-type="float">
            <text:p>308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21</text:p>
          </table:table-cell>
          <table:table-cell office:value-type="float" office:value="0.013641" calcext:value-type="float">
            <text:p>0.013641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343" calcext:value-type="float">
            <text:p>334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22</text:p>
          </table:table-cell>
          <table:table-cell office:value-type="float" office:value="0.014329" calcext:value-type="float">
            <text:p>0.014329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3306" calcext:value-type="float">
            <text:p>330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23</text:p>
          </table:table-cell>
          <table:table-cell office:value-type="float" office:value="0.013334" calcext:value-type="float">
            <text:p>0.013334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788" calcext:value-type="float">
            <text:p>278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24</text:p>
          </table:table-cell>
          <table:table-cell office:value-type="float" office:value="0.012208" calcext:value-type="float">
            <text:p>0.012208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3203" calcext:value-type="float">
            <text:p>320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25</text:p>
          </table:table-cell>
          <table:table-cell office:value-type="float" office:value="0.01401" calcext:value-type="float">
            <text:p>0.01401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3313" calcext:value-type="float">
            <text:p>331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26</text:p>
          </table:table-cell>
          <table:table-cell office:value-type="float" office:value="0.015128" calcext:value-type="float">
            <text:p>0.015128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190" calcext:value-type="float">
            <text:p>319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27</text:p>
          </table:table-cell>
          <table:table-cell office:value-type="float" office:value="0.015341" calcext:value-type="float">
            <text:p>0.01534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281" calcext:value-type="float">
            <text:p>328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28</text:p>
          </table:table-cell>
          <table:table-cell office:value-type="float" office:value="0.023873" calcext:value-type="float">
            <text:p>0.023873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2811" calcext:value-type="float">
            <text:p>281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29</text:p>
          </table:table-cell>
          <table:table-cell office:value-type="float" office:value="0.014529" calcext:value-type="float">
            <text:p>0.014529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336" calcext:value-type="float">
            <text:p>333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30</text:p>
          </table:table-cell>
          <table:table-cell office:value-type="float" office:value="0.013087" calcext:value-type="float">
            <text:p>0.013087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" calcext:value-type="float">
            <text:p>0</text:p>
          </table:table-cell>
          <table:table-cell office:value-type="float" office:value="3325" calcext:value-type="float">
            <text:p>332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31</text:p>
          </table:table-cell>
          <table:table-cell office:value-type="float" office:value="0.013706" calcext:value-type="float">
            <text:p>0.013706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32</text:p>
          </table:table-cell>
          <table:table-cell office:value-type="float" office:value="0.017577" calcext:value-type="float">
            <text:p>0.017577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094" calcext:value-type="float">
            <text:p>309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33</text:p>
          </table:table-cell>
          <table:table-cell office:value-type="float" office:value="0.025297" calcext:value-type="float">
            <text:p>0.025297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3431" calcext:value-type="float">
            <text:p>343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34</text:p>
          </table:table-cell>
          <table:table-cell office:value-type="float" office:value="0.013977" calcext:value-type="float">
            <text:p>0.013977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2827" calcext:value-type="float">
            <text:p>282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35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2726" calcext:value-type="float">
            <text:p>272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36</text:p>
          </table:table-cell>
          <table:table-cell office:value-type="float" office:value="0.011895" calcext:value-type="float">
            <text:p>0.011895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409" calcext:value-type="float">
            <text:p>340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37</text:p>
          </table:table-cell>
          <table:table-cell office:value-type="float" office:value="0.017082" calcext:value-type="float">
            <text:p>0.017082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105" calcext:value-type="float">
            <text:p>310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38</text:p>
          </table:table-cell>
          <table:table-cell office:value-type="float" office:value="0.011104" calcext:value-type="float">
            <text:p>0.011104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39</text:p>
          </table:table-cell>
          <table:table-cell office:value-type="float" office:value="0.026766" calcext:value-type="float">
            <text:p>0.02676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3252" calcext:value-type="float">
            <text:p>325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40</text:p>
          </table:table-cell>
          <table:table-cell office:value-type="float" office:value="0.018583" calcext:value-type="float">
            <text:p>0.018583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137" calcext:value-type="float">
            <text:p>313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41</text:p>
          </table:table-cell>
          <table:table-cell office:value-type="float" office:value="0.016968" calcext:value-type="float">
            <text:p>0.016968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116" calcext:value-type="float">
            <text:p>311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42</text:p>
          </table:table-cell>
          <table:table-cell office:value-type="float" office:value="0.014362" calcext:value-type="float">
            <text:p>0.014362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" calcext:value-type="float">
            <text:p>0</text:p>
          </table:table-cell>
          <table:table-cell office:value-type="float" office:value="2915" calcext:value-type="float">
            <text:p>291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43</text:p>
          </table:table-cell>
          <table:table-cell office:value-type="float" office:value="0.015549" calcext:value-type="float">
            <text:p>0.015549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997" calcext:value-type="float">
            <text:p>299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44</text:p>
          </table:table-cell>
          <table:table-cell office:value-type="float" office:value="0.019007" calcext:value-type="float">
            <text:p>0.019007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2914" calcext:value-type="float">
            <text:p>291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45</text:p>
          </table:table-cell>
          <table:table-cell office:value-type="float" office:value="0.018461" calcext:value-type="float">
            <text:p>0.018461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2983" calcext:value-type="float">
            <text:p>298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46</text:p>
          </table:table-cell>
          <table:table-cell office:value-type="float" office:value="0.016073" calcext:value-type="float">
            <text:p>0.016073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073" calcext:value-type="float">
            <text:p>307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47</text:p>
          </table:table-cell>
          <table:table-cell office:value-type="float" office:value="0.018844" calcext:value-type="float">
            <text:p>0.01884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306" calcext:value-type="float">
            <text:p>330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48</text:p>
          </table:table-cell>
          <table:table-cell office:value-type="float" office:value="0.012587" calcext:value-type="float">
            <text:p>0.012587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" calcext:value-type="float">
            <text:p>0</text:p>
          </table:table-cell>
          <table:table-cell office:value-type="float" office:value="3398" calcext:value-type="float">
            <text:p>339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49</text:p>
          </table:table-cell>
          <table:table-cell office:value-type="float" office:value="0.017085" calcext:value-type="float">
            <text:p>0.017085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271" calcext:value-type="float">
            <text:p>327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50</text:p>
          </table:table-cell>
          <table:table-cell office:value-type="float" office:value="0.012462" calcext:value-type="float">
            <text:p>0.012462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476" calcext:value-type="float">
            <text:p>347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51</text:p>
          </table:table-cell>
          <table:table-cell office:value-type="float" office:value="0.014895" calcext:value-type="float">
            <text:p>0.014895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123" calcext:value-type="float">
            <text:p>312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52</text:p>
          </table:table-cell>
          <table:table-cell office:value-type="float" office:value="0.01324" calcext:value-type="float">
            <text:p>0.01324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292" calcext:value-type="float">
            <text:p>329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53</text:p>
          </table:table-cell>
          <table:table-cell office:value-type="float" office:value="0.014258" calcext:value-type="float">
            <text:p>0.014258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2725" calcext:value-type="float">
            <text:p>272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54</text:p>
          </table:table-cell>
          <table:table-cell office:value-type="float" office:value="0.020936" calcext:value-type="float">
            <text:p>0.020936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2942" calcext:value-type="float">
            <text:p>294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55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56</text:p>
          </table:table-cell>
          <table:table-cell office:value-type="float" office:value="0.015976" calcext:value-type="float">
            <text:p>0.015976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2850" calcext:value-type="float">
            <text:p>285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57</text:p>
          </table:table-cell>
          <table:table-cell office:value-type="float" office:value="0.017158" calcext:value-type="float">
            <text:p>0.017158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073" calcext:value-type="float">
            <text:p>307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58</text:p>
          </table:table-cell>
          <table:table-cell office:value-type="float" office:value="0.012784" calcext:value-type="float">
            <text:p>0.012784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043" calcext:value-type="float">
            <text:p>304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2:59</text:p>
          </table:table-cell>
          <table:table-cell office:value-type="float" office:value="0.015332" calcext:value-type="float">
            <text:p>0.015332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3317" calcext:value-type="float">
            <text:p>331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00</text:p>
          </table:table-cell>
          <table:table-cell office:value-type="float" office:value="0.014176" calcext:value-type="float">
            <text:p>0.014176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3226" calcext:value-type="float">
            <text:p>322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01</text:p>
          </table:table-cell>
          <table:table-cell office:value-type="float" office:value="0.011212" calcext:value-type="float">
            <text:p>0.011212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2872" calcext:value-type="float">
            <text:p>287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02</text:p>
          </table:table-cell>
          <table:table-cell office:value-type="float" office:value="0.014224" calcext:value-type="float">
            <text:p>0.014224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483" calcext:value-type="float">
            <text:p>348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03</text:p>
          </table:table-cell>
          <table:table-cell office:value-type="float" office:value="0.015962" calcext:value-type="float">
            <text:p>0.01596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662" calcext:value-type="float">
            <text:p>366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04</text:p>
          </table:table-cell>
          <table:table-cell office:value-type="float" office:value="0.013623" calcext:value-type="float">
            <text:p>0.01362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021" calcext:value-type="float">
            <text:p>302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05</text:p>
          </table:table-cell>
          <table:table-cell office:value-type="float" office:value="0.021856" calcext:value-type="float">
            <text:p>0.021856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06</text:p>
          </table:table-cell>
          <table:table-cell office:value-type="float" office:value="0.013156" calcext:value-type="float">
            <text:p>0.01315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07</text:p>
          </table:table-cell>
          <table:table-cell office:value-type="float" office:value="0.013634" calcext:value-type="float">
            <text:p>0.013634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3335" calcext:value-type="float">
            <text:p>333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08</text:p>
          </table:table-cell>
          <table:table-cell office:value-type="float" office:value="0.020801" calcext:value-type="float">
            <text:p>0.020801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09</text:p>
          </table:table-cell>
          <table:table-cell office:value-type="float" office:value="0.013909" calcext:value-type="float">
            <text:p>0.013909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" calcext:value-type="float">
            <text:p>0</text:p>
          </table:table-cell>
          <table:table-cell office:value-type="float" office:value="3177" calcext:value-type="float">
            <text:p>317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10</text:p>
          </table:table-cell>
          <table:table-cell office:value-type="float" office:value="0.014242" calcext:value-type="float">
            <text:p>0.014242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3042" calcext:value-type="float">
            <text:p>304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11</text:p>
          </table:table-cell>
          <table:table-cell office:value-type="float" office:value="0.015235" calcext:value-type="float">
            <text:p>0.01523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3141" calcext:value-type="float">
            <text:p>314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12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290" calcext:value-type="float">
            <text:p>329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13</text:p>
          </table:table-cell>
          <table:table-cell office:value-type="float" office:value="0.013091" calcext:value-type="float">
            <text:p>0.01309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160" calcext:value-type="float">
            <text:p>316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14</text:p>
          </table:table-cell>
          <table:table-cell office:value-type="float" office:value="0.013876" calcext:value-type="float">
            <text:p>0.013876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3101" calcext:value-type="float">
            <text:p>310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15</text:p>
          </table:table-cell>
          <table:table-cell office:value-type="float" office:value="0.012676" calcext:value-type="float">
            <text:p>0.012676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16</text:p>
          </table:table-cell>
          <table:table-cell office:value-type="float" office:value="0.014429" calcext:value-type="float">
            <text:p>0.014429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3173" calcext:value-type="float">
            <text:p>317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17</text:p>
          </table:table-cell>
          <table:table-cell office:value-type="float" office:value="0.013177" calcext:value-type="float">
            <text:p>0.013177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991" calcext:value-type="float">
            <text:p>299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18</text:p>
          </table:table-cell>
          <table:table-cell office:value-type="float" office:value="0.016818" calcext:value-type="float">
            <text:p>0.016818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299" calcext:value-type="float">
            <text:p>329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19</text:p>
          </table:table-cell>
          <table:table-cell office:value-type="float" office:value="0.013365" calcext:value-type="float">
            <text:p>0.01336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" calcext:value-type="float">
            <text:p>0</text:p>
          </table:table-cell>
          <table:table-cell office:value-type="float" office:value="2817" calcext:value-type="float">
            <text:p>281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20</text:p>
          </table:table-cell>
          <table:table-cell office:value-type="float" office:value="0.015998" calcext:value-type="float">
            <text:p>0.015998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024" calcext:value-type="float">
            <text:p>30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21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340" calcext:value-type="float">
            <text:p>334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22</text:p>
          </table:table-cell>
          <table:table-cell office:value-type="float" office:value="0.018364" calcext:value-type="float">
            <text:p>0.01836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745" calcext:value-type="float">
            <text:p>274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23</text:p>
          </table:table-cell>
          <table:table-cell office:value-type="float" office:value="0.013138" calcext:value-type="float">
            <text:p>0.013138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069" calcext:value-type="float">
            <text:p>306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24</text:p>
          </table:table-cell>
          <table:table-cell office:value-type="float" office:value="0.011682" calcext:value-type="float">
            <text:p>0.01168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055" calcext:value-type="float">
            <text:p>305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5:33:25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table table:name="comparison" table:style-name="ta1">
        <office:forms form:automatic-focus="false" form:apply-design-mode="false"/>
        <table:shapes>
          <draw:frame draw:z-index="0" draw:style-name="gr1" draw:text-style-name="P1" svg:width="159.99mm" svg:height="89.99mm" svg:x="134mm" svg:y="1mm">
            <loext:p draw:notify-on-update-of-ranges="comparison.C1:comparison.C1 comparison.C2:comparison.C100 comparison.F1:comparison.F1 comparison.F2:comparison.F10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232.73mm" svg:y="100.78mm">
            <loext:p draw:notify-on-update-of-ranges="comparison.I28:comparison.I28 comparison.J28:comparison.K28 comparison.I29:comparison.I29 comparison.J29:comparison.K29 comparison.I30:comparison.I30 comparison.J30:comparison.K3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7" table:number-columns-repeated="3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row table:style-name="ro1">
          <table:table-cell table:formula="of:=[$test265.A1]" office:value-type="string" office:string-value="#date" calcext:value-type="string">
            <text:p>#date</text:p>
          </table:table-cell>
          <table:table-cell table:formula="of:=[$test265.B1]" office:value-type="string" office:string-value="time" calcext:value-type="string">
            <text:p>time</text:p>
          </table:table-cell>
          <table:table-cell office:value-type="string" calcext:value-type="string">
            <text:p>before latency</text:p>
          </table:table-cell>
          <table:table-cell table:formula="of:=[$test265.D1]" office:value-type="string" office:string-value="xfertime" calcext:value-type="string">
            <text:p>xfertime</text:p>
          </table:table-cell>
          <table:table-cell/>
          <table:table-cell office:value-type="string" calcext:value-type="string">
            <text:p>after latency</text:p>
          </table:table-cell>
          <table:table-cell table:formula="of:=[$test277.D1]" office:value-type="string" office:string-value="xfertime" calcext:value-type="string">
            <text:p>xfertime</text:p>
          </table:table-cell>
          <table:table-cell table:number-columns-repeated="5"/>
        </table:table-row>
        <table:table-row table:style-name="ro1">
          <table:table-cell table:formula="of:=[$test265.A2]" office:value-type="string" office:string-value="2017-11-21" calcext:value-type="string">
            <text:p>2017-11-21</text:p>
          </table:table-cell>
          <table:table-cell table:formula="of:=[$test265.B2]" office:value-type="string" office:string-value="17:07:42" calcext:value-type="string">
            <text:p>17:07:42</text:p>
          </table:table-cell>
          <table:table-cell table:formula="of:=[$test265.C2]" office:value-type="float" office:value="0.010608" calcext:value-type="float">
            <text:p>0.010608</text:p>
          </table:table-cell>
          <table:table-cell table:formula="of:=[$test265.D2]" office:value-type="float" office:value="0.000154" calcext:value-type="float">
            <text:p>0.000154</text:p>
          </table:table-cell>
          <table:table-cell/>
          <table:table-cell table:formula="of:=[$test277.C2]" office:value-type="float" office:value="0.012055" calcext:value-type="float">
            <text:p>0.012055</text:p>
          </table:table-cell>
          <table:table-cell table:formula="of:=[$test277.D2]" office:value-type="float" office:value="0.000148" calcext:value-type="float">
            <text:p>0.000148</text:p>
          </table:table-cell>
          <table:table-cell table:number-columns-repeated="5"/>
        </table:table-row>
        <table:table-row table:style-name="ro1">
          <table:table-cell table:formula="of:=[$test265.A3]" office:value-type="string" office:string-value="2017-11-21" calcext:value-type="string">
            <text:p>2017-11-21</text:p>
          </table:table-cell>
          <table:table-cell table:formula="of:=[$test265.B3]" office:value-type="string" office:string-value="17:07:43" calcext:value-type="string">
            <text:p>17:07:43</text:p>
          </table:table-cell>
          <table:table-cell table:formula="of:=[$test265.C3]" office:value-type="float" office:value="0.010964" calcext:value-type="float">
            <text:p>0.010964</text:p>
          </table:table-cell>
          <table:table-cell table:formula="of:=[$test265.D3]" office:value-type="float" office:value="0.000131" calcext:value-type="float">
            <text:p>0.000131</text:p>
          </table:table-cell>
          <table:table-cell/>
          <table:table-cell table:formula="of:=[$test277.C3]" office:value-type="float" office:value="0.014811" calcext:value-type="float">
            <text:p>0.014811</text:p>
          </table:table-cell>
          <table:table-cell table:formula="of:=[$test277.D3]" office:value-type="float" office:value="0.000126" calcext:value-type="float">
            <text:p>0.000126</text:p>
          </table:table-cell>
          <table:table-cell table:number-columns-repeated="5"/>
        </table:table-row>
        <table:table-row table:style-name="ro1">
          <table:table-cell table:formula="of:=[$test265.A4]" office:value-type="string" office:string-value="2017-11-21" calcext:value-type="string">
            <text:p>2017-11-21</text:p>
          </table:table-cell>
          <table:table-cell table:formula="of:=[$test265.B4]" office:value-type="string" office:string-value="17:07:44" calcext:value-type="string">
            <text:p>17:07:44</text:p>
          </table:table-cell>
          <table:table-cell table:formula="of:=[$test265.C4]" office:value-type="float" office:value="0.009985" calcext:value-type="float">
            <text:p>0.009985</text:p>
          </table:table-cell>
          <table:table-cell table:formula="of:=[$test265.D4]" office:value-type="float" office:value="0.000125" calcext:value-type="float">
            <text:p>0.000125</text:p>
          </table:table-cell>
          <table:table-cell/>
          <table:table-cell table:formula="of:=[$test277.C4]" office:value-type="float" office:value="0.016783" calcext:value-type="float">
            <text:p>0.016783</text:p>
          </table:table-cell>
          <table:table-cell table:formula="of:=[$test277.D4]" office:value-type="float" office:value="0.000114" calcext:value-type="float">
            <text:p>0.000114</text:p>
          </table:table-cell>
          <table:table-cell table:number-columns-repeated="5"/>
        </table:table-row>
        <table:table-row table:style-name="ro1">
          <table:table-cell table:formula="of:=[$test265.A5]" office:value-type="string" office:string-value="2017-11-21" calcext:value-type="string">
            <text:p>2017-11-21</text:p>
          </table:table-cell>
          <table:table-cell table:formula="of:=[$test265.B5]" office:value-type="string" office:string-value="17:07:45" calcext:value-type="string">
            <text:p>17:07:45</text:p>
          </table:table-cell>
          <table:table-cell table:formula="of:=[$test265.C5]" office:value-type="float" office:value="0.009943" calcext:value-type="float">
            <text:p>0.009943</text:p>
          </table:table-cell>
          <table:table-cell table:formula="of:=[$test265.D5]" office:value-type="float" office:value="0.000123" calcext:value-type="float">
            <text:p>0.000123</text:p>
          </table:table-cell>
          <table:table-cell/>
          <table:table-cell table:formula="of:=[$test277.C5]" office:value-type="float" office:value="0.023978" calcext:value-type="float">
            <text:p>0.023978</text:p>
          </table:table-cell>
          <table:table-cell table:formula="of:=[$test277.D5]" office:value-type="float" office:value="0.000107" calcext:value-type="float">
            <text:p>0.000107</text:p>
          </table:table-cell>
          <table:table-cell table:number-columns-repeated="5"/>
        </table:table-row>
        <table:table-row table:style-name="ro1">
          <table:table-cell table:formula="of:=[$test265.A6]" office:value-type="string" office:string-value="2017-11-21" calcext:value-type="string">
            <text:p>2017-11-21</text:p>
          </table:table-cell>
          <table:table-cell table:formula="of:=[$test265.B6]" office:value-type="string" office:string-value="17:07:46" calcext:value-type="string">
            <text:p>17:07:46</text:p>
          </table:table-cell>
          <table:table-cell table:formula="of:=[$test265.C6]" office:value-type="float" office:value="0.037574" calcext:value-type="float">
            <text:p>0.037574</text:p>
          </table:table-cell>
          <table:table-cell table:formula="of:=[$test265.D6]" office:value-type="float" office:value="0.00013" calcext:value-type="float">
            <text:p>0.00013</text:p>
          </table:table-cell>
          <table:table-cell/>
          <table:table-cell table:formula="of:=[$test277.C6]" office:value-type="float" office:value="0.023219" calcext:value-type="float">
            <text:p>0.023219</text:p>
          </table:table-cell>
          <table:table-cell table:formula="of:=[$test277.D6]" office:value-type="float" office:value="0.000096" calcext:value-type="float">
            <text:p>9.6E-05</text:p>
          </table:table-cell>
          <table:table-cell table:number-columns-repeated="5"/>
        </table:table-row>
        <table:table-row table:style-name="ro1">
          <table:table-cell table:formula="of:=[$test265.A7]" office:value-type="string" office:string-value="2017-11-21" calcext:value-type="string">
            <text:p>2017-11-21</text:p>
          </table:table-cell>
          <table:table-cell table:formula="of:=[$test265.B7]" office:value-type="string" office:string-value="17:07:47" calcext:value-type="string">
            <text:p>17:07:47</text:p>
          </table:table-cell>
          <table:table-cell table:formula="of:=[$test265.C7]" office:value-type="float" office:value="0.014435" calcext:value-type="float">
            <text:p>0.014435</text:p>
          </table:table-cell>
          <table:table-cell table:formula="of:=[$test265.D7]" office:value-type="float" office:value="0.000135" calcext:value-type="float">
            <text:p>0.000135</text:p>
          </table:table-cell>
          <table:table-cell/>
          <table:table-cell table:formula="of:=[$test277.C7]" office:value-type="float" office:value="0.023745" calcext:value-type="float">
            <text:p>0.023745</text:p>
          </table:table-cell>
          <table:table-cell table:formula="of:=[$test277.D7]" office:value-type="float" office:value="0.000097" calcext:value-type="float">
            <text:p>9.7E-05</text:p>
          </table:table-cell>
          <table:table-cell table:number-columns-repeated="5"/>
        </table:table-row>
        <table:table-row table:style-name="ro1">
          <table:table-cell table:formula="of:=[$test265.A8]" office:value-type="string" office:string-value="2017-11-21" calcext:value-type="string">
            <text:p>2017-11-21</text:p>
          </table:table-cell>
          <table:table-cell table:formula="of:=[$test265.B8]" office:value-type="string" office:string-value="17:07:48" calcext:value-type="string">
            <text:p>17:07:48</text:p>
          </table:table-cell>
          <table:table-cell table:formula="of:=[$test265.C8]" office:value-type="float" office:value="0.013378" calcext:value-type="float">
            <text:p>0.013378</text:p>
          </table:table-cell>
          <table:table-cell table:formula="of:=[$test265.D8]" office:value-type="float" office:value="0.000134" calcext:value-type="float">
            <text:p>0.000134</text:p>
          </table:table-cell>
          <table:table-cell/>
          <table:table-cell table:formula="of:=[$test277.C8]" office:value-type="float" office:value="0.014222" calcext:value-type="float">
            <text:p>0.014222</text:p>
          </table:table-cell>
          <table:table-cell table:formula="of:=[$test277.D8]" office:value-type="float" office:value="0.000103" calcext:value-type="float">
            <text:p>0.000103</text:p>
          </table:table-cell>
          <table:table-cell table:number-columns-repeated="5"/>
        </table:table-row>
        <table:table-row table:style-name="ro1">
          <table:table-cell table:formula="of:=[$test265.A9]" office:value-type="string" office:string-value="2017-11-21" calcext:value-type="string">
            <text:p>2017-11-21</text:p>
          </table:table-cell>
          <table:table-cell table:formula="of:=[$test265.B9]" office:value-type="string" office:string-value="17:07:49" calcext:value-type="string">
            <text:p>17:07:49</text:p>
          </table:table-cell>
          <table:table-cell table:formula="of:=[$test265.C9]" office:value-type="float" office:value="0.01032" calcext:value-type="float">
            <text:p>0.01032</text:p>
          </table:table-cell>
          <table:table-cell table:formula="of:=[$test265.D9]" office:value-type="float" office:value="0.000129" calcext:value-type="float">
            <text:p>0.000129</text:p>
          </table:table-cell>
          <table:table-cell/>
          <table:table-cell table:formula="of:=[$test277.C9]" office:value-type="float" office:value="0.012863" calcext:value-type="float">
            <text:p>0.012863</text:p>
          </table:table-cell>
          <table:table-cell table:formula="of:=[$test277.D9]" office:value-type="float" office:value="0.000103" calcext:value-type="float">
            <text:p>0.000103</text:p>
          </table:table-cell>
          <table:table-cell table:number-columns-repeated="5"/>
        </table:table-row>
        <table:table-row table:style-name="ro1">
          <table:table-cell table:formula="of:=[$test265.A10]" office:value-type="string" office:string-value="2017-11-21" calcext:value-type="string">
            <text:p>2017-11-21</text:p>
          </table:table-cell>
          <table:table-cell table:formula="of:=[$test265.B10]" office:value-type="string" office:string-value="17:07:50" calcext:value-type="string">
            <text:p>17:07:50</text:p>
          </table:table-cell>
          <table:table-cell table:formula="of:=[$test265.C10]" office:value-type="float" office:value="0.011882" calcext:value-type="float">
            <text:p>0.011882</text:p>
          </table:table-cell>
          <table:table-cell table:formula="of:=[$test265.D10]" office:value-type="float" office:value="0.000094" calcext:value-type="float">
            <text:p>9.4E-05</text:p>
          </table:table-cell>
          <table:table-cell/>
          <table:table-cell table:formula="of:=[$test277.C10]" office:value-type="float" office:value="0.01188" calcext:value-type="float">
            <text:p>0.01188</text:p>
          </table:table-cell>
          <table:table-cell table:formula="of:=[$test277.D10]" office:value-type="float" office:value="0.000116" calcext:value-type="float">
            <text:p>0.000116</text:p>
          </table:table-cell>
          <table:table-cell table:number-columns-repeated="5"/>
        </table:table-row>
        <table:table-row table:style-name="ro1">
          <table:table-cell table:formula="of:=[$test265.A11]" office:value-type="string" office:string-value="2017-11-21" calcext:value-type="string">
            <text:p>2017-11-21</text:p>
          </table:table-cell>
          <table:table-cell table:formula="of:=[$test265.B11]" office:value-type="string" office:string-value="17:07:51" calcext:value-type="string">
            <text:p>17:07:51</text:p>
          </table:table-cell>
          <table:table-cell table:formula="of:=[$test265.C11]" office:value-type="float" office:value="0.010178" calcext:value-type="float">
            <text:p>0.010178</text:p>
          </table:table-cell>
          <table:table-cell table:formula="of:=[$test265.D11]" office:value-type="float" office:value="0.000112" calcext:value-type="float">
            <text:p>0.000112</text:p>
          </table:table-cell>
          <table:table-cell/>
          <table:table-cell table:formula="of:=[$test277.C11]" office:value-type="float" office:value="0.024962" calcext:value-type="float">
            <text:p>0.024962</text:p>
          </table:table-cell>
          <table:table-cell table:formula="of:=[$test277.D11]" office:value-type="float" office:value="0.000105" calcext:value-type="float">
            <text:p>0.000105</text:p>
          </table:table-cell>
          <table:table-cell table:number-columns-repeated="5"/>
        </table:table-row>
        <table:table-row table:style-name="ro1">
          <table:table-cell table:formula="of:=[$test265.A12]" office:value-type="string" office:string-value="2017-11-21" calcext:value-type="string">
            <text:p>2017-11-21</text:p>
          </table:table-cell>
          <table:table-cell table:formula="of:=[$test265.B12]" office:value-type="string" office:string-value="17:07:52" calcext:value-type="string">
            <text:p>17:07:52</text:p>
          </table:table-cell>
          <table:table-cell table:formula="of:=[$test265.C12]" office:value-type="float" office:value="0.012458" calcext:value-type="float">
            <text:p>0.012458</text:p>
          </table:table-cell>
          <table:table-cell table:formula="of:=[$test265.D12]" office:value-type="float" office:value="0.000148" calcext:value-type="float">
            <text:p>0.000148</text:p>
          </table:table-cell>
          <table:table-cell/>
          <table:table-cell table:formula="of:=[$test277.C12]" office:value-type="float" office:value="0.016173" calcext:value-type="float">
            <text:p>0.016173</text:p>
          </table:table-cell>
          <table:table-cell table:formula="of:=[$test277.D12]" office:value-type="float" office:value="0.000103" calcext:value-type="float">
            <text:p>0.000103</text:p>
          </table:table-cell>
          <table:table-cell table:number-columns-repeated="5"/>
        </table:table-row>
        <table:table-row table:style-name="ro1">
          <table:table-cell table:formula="of:=[$test265.A13]" office:value-type="string" office:string-value="2017-11-21" calcext:value-type="string">
            <text:p>2017-11-21</text:p>
          </table:table-cell>
          <table:table-cell table:formula="of:=[$test265.B13]" office:value-type="string" office:string-value="17:07:53" calcext:value-type="string">
            <text:p>17:07:53</text:p>
          </table:table-cell>
          <table:table-cell table:formula="of:=[$test265.C13]" office:value-type="float" office:value="0.01007" calcext:value-type="float">
            <text:p>0.01007</text:p>
          </table:table-cell>
          <table:table-cell table:formula="of:=[$test265.D13]" office:value-type="float" office:value="0.000137" calcext:value-type="float">
            <text:p>0.000137</text:p>
          </table:table-cell>
          <table:table-cell/>
          <table:table-cell table:formula="of:=[$test277.C13]" office:value-type="float" office:value="0.027812" calcext:value-type="float">
            <text:p>0.027812</text:p>
          </table:table-cell>
          <table:table-cell table:formula="of:=[$test277.D13]" office:value-type="float" office:value="0.000108" calcext:value-type="float">
            <text:p>0.000108</text:p>
          </table:table-cell>
          <table:table-cell table:number-columns-repeated="5"/>
        </table:table-row>
        <table:table-row table:style-name="ro1">
          <table:table-cell table:formula="of:=[$test265.A14]" office:value-type="string" office:string-value="2017-11-21" calcext:value-type="string">
            <text:p>2017-11-21</text:p>
          </table:table-cell>
          <table:table-cell table:formula="of:=[$test265.B14]" office:value-type="string" office:string-value="17:07:54" calcext:value-type="string">
            <text:p>17:07:54</text:p>
          </table:table-cell>
          <table:table-cell table:formula="of:=[$test265.C14]" office:value-type="float" office:value="0.00996" calcext:value-type="float">
            <text:p>0.00996</text:p>
          </table:table-cell>
          <table:table-cell table:formula="of:=[$test265.D14]" office:value-type="float" office:value="0.00013" calcext:value-type="float">
            <text:p>0.00013</text:p>
          </table:table-cell>
          <table:table-cell/>
          <table:table-cell table:formula="of:=[$test277.C14]" office:value-type="float" office:value="0.023555" calcext:value-type="float">
            <text:p>0.023555</text:p>
          </table:table-cell>
          <table:table-cell table:formula="of:=[$test277.D14]" office:value-type="float" office:value="0.000105" calcext:value-type="float">
            <text:p>0.000105</text:p>
          </table:table-cell>
          <table:table-cell table:number-columns-repeated="5"/>
        </table:table-row>
        <table:table-row table:style-name="ro1">
          <table:table-cell table:formula="of:=[$test265.A15]" office:value-type="string" office:string-value="2017-11-21" calcext:value-type="string">
            <text:p>2017-11-21</text:p>
          </table:table-cell>
          <table:table-cell table:formula="of:=[$test265.B15]" office:value-type="string" office:string-value="17:07:55" calcext:value-type="string">
            <text:p>17:07:55</text:p>
          </table:table-cell>
          <table:table-cell table:formula="of:=[$test265.C15]" office:value-type="float" office:value="0.010238" calcext:value-type="float">
            <text:p>0.010238</text:p>
          </table:table-cell>
          <table:table-cell table:formula="of:=[$test265.D15]" office:value-type="float" office:value="0.000155" calcext:value-type="float">
            <text:p>0.000155</text:p>
          </table:table-cell>
          <table:table-cell/>
          <table:table-cell table:formula="of:=[$test277.C15]" office:value-type="float" office:value="0.015747" calcext:value-type="float">
            <text:p>0.015747</text:p>
          </table:table-cell>
          <table:table-cell table:formula="of:=[$test277.D15]" office:value-type="float" office:value="0.000098" calcext:value-type="float">
            <text:p>9.8E-05</text:p>
          </table:table-cell>
          <table:table-cell table:number-columns-repeated="5"/>
        </table:table-row>
        <table:table-row table:style-name="ro1">
          <table:table-cell table:formula="of:=[$test265.A16]" office:value-type="string" office:string-value="2017-11-21" calcext:value-type="string">
            <text:p>2017-11-21</text:p>
          </table:table-cell>
          <table:table-cell table:formula="of:=[$test265.B16]" office:value-type="string" office:string-value="17:07:56" calcext:value-type="string">
            <text:p>17:07:56</text:p>
          </table:table-cell>
          <table:table-cell table:formula="of:=[$test265.C16]" office:value-type="float" office:value="0.011483" calcext:value-type="float">
            <text:p>0.011483</text:p>
          </table:table-cell>
          <table:table-cell table:formula="of:=[$test265.D16]" office:value-type="float" office:value="0.000127" calcext:value-type="float">
            <text:p>0.000127</text:p>
          </table:table-cell>
          <table:table-cell/>
          <table:table-cell table:formula="of:=[$test277.C16]" office:value-type="float" office:value="0.014496" calcext:value-type="float">
            <text:p>0.014496</text:p>
          </table:table-cell>
          <table:table-cell table:formula="of:=[$test277.D16]" office:value-type="float" office:value="0.000135" calcext:value-type="float">
            <text:p>0.000135</text:p>
          </table:table-cell>
          <table:table-cell table:number-columns-repeated="5"/>
        </table:table-row>
        <table:table-row table:style-name="ro1">
          <table:table-cell table:formula="of:=[$test265.A17]" office:value-type="string" office:string-value="2017-11-21" calcext:value-type="string">
            <text:p>2017-11-21</text:p>
          </table:table-cell>
          <table:table-cell table:formula="of:=[$test265.B17]" office:value-type="string" office:string-value="17:07:57" calcext:value-type="string">
            <text:p>17:07:57</text:p>
          </table:table-cell>
          <table:table-cell table:formula="of:=[$test265.C17]" office:value-type="float" office:value="0.011483" calcext:value-type="float">
            <text:p>0.011483</text:p>
          </table:table-cell>
          <table:table-cell table:formula="of:=[$test265.D17]" office:value-type="float" office:value="0.000146" calcext:value-type="float">
            <text:p>0.000146</text:p>
          </table:table-cell>
          <table:table-cell/>
          <table:table-cell table:formula="of:=[$test277.C17]" office:value-type="float" office:value="0.056893" calcext:value-type="float">
            <text:p>0.056893</text:p>
          </table:table-cell>
          <table:table-cell table:formula="of:=[$test277.D17]" office:value-type="float" office:value="0.000108" calcext:value-type="float">
            <text:p>0.000108</text:p>
          </table:table-cell>
          <table:table-cell table:number-columns-repeated="5"/>
        </table:table-row>
        <table:table-row table:style-name="ro1">
          <table:table-cell table:formula="of:=[$test265.A18]" office:value-type="string" office:string-value="2017-11-21" calcext:value-type="string">
            <text:p>2017-11-21</text:p>
          </table:table-cell>
          <table:table-cell table:formula="of:=[$test265.B18]" office:value-type="string" office:string-value="17:07:58" calcext:value-type="string">
            <text:p>17:07:58</text:p>
          </table:table-cell>
          <table:table-cell table:formula="of:=[$test265.C18]" office:value-type="float" office:value="0.015893" calcext:value-type="float">
            <text:p>0.015893</text:p>
          </table:table-cell>
          <table:table-cell table:formula="of:=[$test265.D18]" office:value-type="float" office:value="0.000121" calcext:value-type="float">
            <text:p>0.000121</text:p>
          </table:table-cell>
          <table:table-cell/>
          <table:table-cell table:formula="of:=[$test277.C18]" office:value-type="float" office:value="0.021864" calcext:value-type="float">
            <text:p>0.021864</text:p>
          </table:table-cell>
          <table:table-cell table:formula="of:=[$test277.D18]" office:value-type="float" office:value="0.00012" calcext:value-type="float">
            <text:p>0.00012</text:p>
          </table:table-cell>
          <table:table-cell table:number-columns-repeated="5"/>
        </table:table-row>
        <table:table-row table:style-name="ro1">
          <table:table-cell table:formula="of:=[$test265.A19]" office:value-type="string" office:string-value="2017-11-21" calcext:value-type="string">
            <text:p>2017-11-21</text:p>
          </table:table-cell>
          <table:table-cell table:formula="of:=[$test265.B19]" office:value-type="string" office:string-value="17:07:59" calcext:value-type="string">
            <text:p>17:07:59</text:p>
          </table:table-cell>
          <table:table-cell table:formula="of:=[$test265.C19]" office:value-type="float" office:value="0.012653" calcext:value-type="float">
            <text:p>0.012653</text:p>
          </table:table-cell>
          <table:table-cell table:formula="of:=[$test265.D19]" office:value-type="float" office:value="0.000107" calcext:value-type="float">
            <text:p>0.000107</text:p>
          </table:table-cell>
          <table:table-cell/>
          <table:table-cell table:formula="of:=[$test277.C19]" office:value-type="float" office:value="0.014153" calcext:value-type="float">
            <text:p>0.014153</text:p>
          </table:table-cell>
          <table:table-cell table:formula="of:=[$test277.D19]" office:value-type="float" office:value="0.000126" calcext:value-type="float">
            <text:p>0.000126</text:p>
          </table:table-cell>
          <table:table-cell table:number-columns-repeated="5"/>
        </table:table-row>
        <table:table-row table:style-name="ro1">
          <table:table-cell table:formula="of:=[$test265.A20]" office:value-type="string" office:string-value="2017-11-21" calcext:value-type="string">
            <text:p>2017-11-21</text:p>
          </table:table-cell>
          <table:table-cell table:formula="of:=[$test265.B20]" office:value-type="string" office:string-value="17:08:00" calcext:value-type="string">
            <text:p>17:08:00</text:p>
          </table:table-cell>
          <table:table-cell table:formula="of:=[$test265.C20]" office:value-type="float" office:value="0.010203" calcext:value-type="float">
            <text:p>0.010203</text:p>
          </table:table-cell>
          <table:table-cell table:formula="of:=[$test265.D20]" office:value-type="float" office:value="0.000136" calcext:value-type="float">
            <text:p>0.000136</text:p>
          </table:table-cell>
          <table:table-cell/>
          <table:table-cell table:formula="of:=[$test277.C20]" office:value-type="float" office:value="0.015341" calcext:value-type="float">
            <text:p>0.015341</text:p>
          </table:table-cell>
          <table:table-cell table:formula="of:=[$test277.D20]" office:value-type="float" office:value="0.000106" calcext:value-type="float">
            <text:p>0.000106</text:p>
          </table:table-cell>
          <table:table-cell table:number-columns-repeated="5"/>
        </table:table-row>
        <table:table-row table:style-name="ro1">
          <table:table-cell table:formula="of:=[$test265.A21]" office:value-type="string" office:string-value="2017-11-21" calcext:value-type="string">
            <text:p>2017-11-21</text:p>
          </table:table-cell>
          <table:table-cell table:formula="of:=[$test265.B21]" office:value-type="string" office:string-value="17:08:01" calcext:value-type="string">
            <text:p>17:08:01</text:p>
          </table:table-cell>
          <table:table-cell table:formula="of:=[$test265.C21]" office:value-type="float" office:value="0.010795" calcext:value-type="float">
            <text:p>0.010795</text:p>
          </table:table-cell>
          <table:table-cell table:formula="of:=[$test265.D21]" office:value-type="float" office:value="0.000102" calcext:value-type="float">
            <text:p>0.000102</text:p>
          </table:table-cell>
          <table:table-cell/>
          <table:table-cell table:formula="of:=[$test277.C21]" office:value-type="float" office:value="0.013925" calcext:value-type="float">
            <text:p>0.013925</text:p>
          </table:table-cell>
          <table:table-cell table:formula="of:=[$test277.D21]" office:value-type="float" office:value="0.000136" calcext:value-type="float">
            <text:p>0.000136</text:p>
          </table:table-cell>
          <table:table-cell table:number-columns-repeated="5"/>
        </table:table-row>
        <table:table-row table:style-name="ro1">
          <table:table-cell table:formula="of:=[$test265.A22]" office:value-type="string" office:string-value="2017-11-21" calcext:value-type="string">
            <text:p>2017-11-21</text:p>
          </table:table-cell>
          <table:table-cell table:formula="of:=[$test265.B22]" office:value-type="string" office:string-value="17:08:02" calcext:value-type="string">
            <text:p>17:08:02</text:p>
          </table:table-cell>
          <table:table-cell table:formula="of:=[$test265.C22]" office:value-type="float" office:value="0.010434" calcext:value-type="float">
            <text:p>0.010434</text:p>
          </table:table-cell>
          <table:table-cell table:formula="of:=[$test265.D22]" office:value-type="float" office:value="0.000116" calcext:value-type="float">
            <text:p>0.000116</text:p>
          </table:table-cell>
          <table:table-cell/>
          <table:table-cell table:formula="of:=[$test277.C22]" office:value-type="float" office:value="0.023733" calcext:value-type="float">
            <text:p>0.023733</text:p>
          </table:table-cell>
          <table:table-cell table:formula="of:=[$test277.D22]" office:value-type="float" office:value="0.000104" calcext:value-type="float">
            <text:p>0.000104</text:p>
          </table:table-cell>
          <table:table-cell table:number-columns-repeated="2"/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table:formula="of:=[$test265.A23]" office:value-type="string" office:string-value="2017-11-21" calcext:value-type="string">
            <text:p>2017-11-21</text:p>
          </table:table-cell>
          <table:table-cell table:formula="of:=[$test265.B23]" office:value-type="string" office:string-value="17:08:03" calcext:value-type="string">
            <text:p>17:08:03</text:p>
          </table:table-cell>
          <table:table-cell table:formula="of:=[$test265.C23]" office:value-type="float" office:value="0.016314" calcext:value-type="float">
            <text:p>0.016314</text:p>
          </table:table-cell>
          <table:table-cell table:formula="of:=[$test265.D23]" office:value-type="float" office:value="0.000149" calcext:value-type="float">
            <text:p>0.000149</text:p>
          </table:table-cell>
          <table:table-cell/>
          <table:table-cell table:formula="of:=[$test277.C23]" office:value-type="float" office:value="0.020542" calcext:value-type="float">
            <text:p>0.020542</text:p>
          </table:table-cell>
          <table:table-cell table:formula="of:=[$test277.D23]" office:value-type="float" office:value="0.000121" calcext:value-type="float">
            <text:p>0.000121</text:p>
          </table:table-cell>
          <table:table-cell/>
          <table:table-cell office:value-type="string" calcext:value-type="string">
            <text:p>average</text:p>
          </table:table-cell>
          <table:table-cell table:style-name="ce2" table:formula="of:=AVERAGE([.C$1:.C$1048576])" office:value-type="float" office:value="0.01453408" calcext:value-type="float">
            <text:p>0.0145341</text:p>
          </table:table-cell>
          <table:table-cell table:style-name="ce2" table:formula="of:=AVERAGE([.F$1:.F$1048576])" office:value-type="float" office:value="0.0174701949685535" calcext:value-type="float">
            <text:p>0.0174702</text:p>
          </table:table-cell>
          <table:table-cell table:formula="of:=[.J23]-[.K23]" office:value-type="float" office:value="-0.00293611496855346" calcext:value-type="float">
            <text:p>-0.002936114968553</text:p>
          </table:table-cell>
        </table:table-row>
        <table:table-row table:style-name="ro1">
          <table:table-cell table:formula="of:=[$test265.A24]" office:value-type="string" office:string-value="2017-11-21" calcext:value-type="string">
            <text:p>2017-11-21</text:p>
          </table:table-cell>
          <table:table-cell table:formula="of:=[$test265.B24]" office:value-type="string" office:string-value="17:08:04" calcext:value-type="string">
            <text:p>17:08:04</text:p>
          </table:table-cell>
          <table:table-cell table:formula="of:=[$test265.C24]" office:value-type="float" office:value="0.010076" calcext:value-type="float">
            <text:p>0.010076</text:p>
          </table:table-cell>
          <table:table-cell table:formula="of:=[$test265.D24]" office:value-type="float" office:value="0.000107" calcext:value-type="float">
            <text:p>0.000107</text:p>
          </table:table-cell>
          <table:table-cell/>
          <table:table-cell table:formula="of:=[$test277.C24]" office:value-type="float" office:value="0.020349" calcext:value-type="float">
            <text:p>0.020349</text:p>
          </table:table-cell>
          <table:table-cell table:formula="of:=[$test277.D24]" office:value-type="float" office:value="0.000125" calcext:value-type="float">
            <text:p>0.000125</text:p>
          </table:table-cell>
          <table:table-cell/>
          <table:table-cell office:value-type="string" calcext:value-type="string">
            <text:p>std dev</text:p>
          </table:table-cell>
          <table:table-cell table:style-name="ce2" table:formula="of:=STDEV([.C$1:.C$1048576])" office:value-type="float" office:value="0.00799771463907539" calcext:value-type="float">
            <text:p>0.0079977</text:p>
          </table:table-cell>
          <table:table-cell table:style-name="ce2" table:formula="of:=STDEV([.F$1:.F$1048576])" office:value-type="float" office:value="0.00683364587113836" calcext:value-type="float">
            <text:p>0.0068336</text:p>
          </table:table-cell>
          <table:table-cell/>
        </table:table-row>
        <table:table-row table:style-name="ro1">
          <table:table-cell table:formula="of:=[$test265.A25]" office:value-type="string" office:string-value="2017-11-21" calcext:value-type="string">
            <text:p>2017-11-21</text:p>
          </table:table-cell>
          <table:table-cell table:formula="of:=[$test265.B25]" office:value-type="string" office:string-value="17:08:05" calcext:value-type="string">
            <text:p>17:08:05</text:p>
          </table:table-cell>
          <table:table-cell table:formula="of:=[$test265.C25]" office:value-type="float" office:value="0.009615" calcext:value-type="float">
            <text:p>0.009615</text:p>
          </table:table-cell>
          <table:table-cell table:formula="of:=[$test265.D25]" office:value-type="float" office:value="0.00013" calcext:value-type="float">
            <text:p>0.00013</text:p>
          </table:table-cell>
          <table:table-cell/>
          <table:table-cell table:formula="of:=[$test277.C25]" office:value-type="float" office:value="0.014238" calcext:value-type="float">
            <text:p>0.014238</text:p>
          </table:table-cell>
          <table:table-cell table:formula="of:=[$test277.D25]" office:value-type="float" office:value="0.000123" calcext:value-type="float">
            <text:p>0.000123</text:p>
          </table:table-cell>
          <table:table-cell/>
          <table:table-cell office:value-type="string" calcext:value-type="string">
            <text:p>Average+1SD</text:p>
          </table:table-cell>
          <table:table-cell table:formula="of:=SUM([.J23:.J24])" office:value-type="float" office:value="0.0225317946390754" calcext:value-type="float">
            <text:p>0.022531794639075</text:p>
          </table:table-cell>
          <table:table-cell table:number-columns-repeated="2"/>
        </table:table-row>
        <table:table-row table:style-name="ro1">
          <table:table-cell table:formula="of:=[$test265.A26]" office:value-type="string" office:string-value="2017-11-21" calcext:value-type="string">
            <text:p>2017-11-21</text:p>
          </table:table-cell>
          <table:table-cell table:formula="of:=[$test265.B26]" office:value-type="string" office:string-value="17:08:06" calcext:value-type="string">
            <text:p>17:08:06</text:p>
          </table:table-cell>
          <table:table-cell table:formula="of:=[$test265.C26]" office:value-type="float" office:value="0.013394" calcext:value-type="float">
            <text:p>0.013394</text:p>
          </table:table-cell>
          <table:table-cell table:formula="of:=[$test265.D26]" office:value-type="float" office:value="0.000146" calcext:value-type="float">
            <text:p>0.000146</text:p>
          </table:table-cell>
          <table:table-cell/>
          <table:table-cell table:formula="of:=[$test277.C26]" office:value-type="float" office:value="0.032736" calcext:value-type="float">
            <text:p>0.032736</text:p>
          </table:table-cell>
          <table:table-cell table:formula="of:=[$test277.D26]" office:value-type="float" office:value="0.000195" calcext:value-type="float">
            <text:p>0.000195</text:p>
          </table:table-cell>
          <table:table-cell table:number-columns-repeated="5"/>
        </table:table-row>
        <table:table-row table:style-name="ro1">
          <table:table-cell table:formula="of:=[$test265.A27]" office:value-type="string" office:string-value="2017-11-21" calcext:value-type="string">
            <text:p>2017-11-21</text:p>
          </table:table-cell>
          <table:table-cell table:formula="of:=[$test265.B27]" office:value-type="string" office:string-value="17:08:07" calcext:value-type="string">
            <text:p>17:08:07</text:p>
          </table:table-cell>
          <table:table-cell table:formula="of:=[$test265.C27]" office:value-type="float" office:value="0.009596" calcext:value-type="float">
            <text:p>0.009596</text:p>
          </table:table-cell>
          <table:table-cell table:formula="of:=[$test265.D27]" office:value-type="float" office:value="0.000128" calcext:value-type="float">
            <text:p>0.000128</text:p>
          </table:table-cell>
          <table:table-cell/>
          <table:table-cell table:formula="of:=[$test277.C27]" office:value-type="float" office:value="0.024803" calcext:value-type="float">
            <text:p>0.024803</text:p>
          </table:table-cell>
          <table:table-cell table:formula="of:=[$test277.D27]" office:value-type="float" office:value="0.000121" calcext:value-type="float">
            <text:p>0.000121</text:p>
          </table:table-cell>
          <table:table-cell/>
          <table:table-cell office:value-type="string" calcext:value-type="string">
            <text:p>confidence interval</text:p>
          </table:table-cell>
          <table:table-cell table:number-columns-repeated="3"/>
        </table:table-row>
        <table:table-row table:style-name="ro1">
          <table:table-cell table:formula="of:=[$test265.A28]" office:value-type="string" office:string-value="2017-11-21" calcext:value-type="string">
            <text:p>2017-11-21</text:p>
          </table:table-cell>
          <table:table-cell table:formula="of:=[$test265.B28]" office:value-type="string" office:string-value="17:08:08" calcext:value-type="string">
            <text:p>17:08:08</text:p>
          </table:table-cell>
          <table:table-cell table:formula="of:=[$test265.C28]" office:value-type="float" office:value="0.009534" calcext:value-type="float">
            <text:p>0.009534</text:p>
          </table:table-cell>
          <table:table-cell table:formula="of:=[$test265.D28]" office:value-type="float" office:value="0.000135" calcext:value-type="float">
            <text:p>0.000135</text:p>
          </table:table-cell>
          <table:table-cell/>
          <table:table-cell table:formula="of:=[$test277.C28]" office:value-type="float" office:value="0.016921" calcext:value-type="float">
            <text:p>0.016921</text:p>
          </table:table-cell>
          <table:table-cell table:formula="of:=[$test277.D28]" office:value-type="float" office:value="0.000125" calcext:value-type="float">
            <text:p>0.000125</text:p>
          </table:table-cell>
          <table:table-cell table:number-columns-repeated="2"/>
          <table:table-cell table:style-name="ce3"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/>
        </table:table-row>
        <table:table-row table:style-name="ro1">
          <table:table-cell table:formula="of:=[$test265.A29]" office:value-type="string" office:string-value="2017-11-21" calcext:value-type="string">
            <text:p>2017-11-21</text:p>
          </table:table-cell>
          <table:table-cell table:formula="of:=[$test265.B29]" office:value-type="string" office:string-value="17:08:09" calcext:value-type="string">
            <text:p>17:08:09</text:p>
          </table:table-cell>
          <table:table-cell table:formula="of:=[$test265.C29]" office:value-type="float" office:value="0.010199" calcext:value-type="float">
            <text:p>0.010199</text:p>
          </table:table-cell>
          <table:table-cell table:formula="of:=[$test265.D29]" office:value-type="float" office:value="0.000126" calcext:value-type="float">
            <text:p>0.000126</text:p>
          </table:table-cell>
          <table:table-cell/>
          <table:table-cell table:formula="of:=[$test277.C29]" office:value-type="float" office:value="0.039809" calcext:value-type="float">
            <text:p>0.039809</text:p>
          </table:table-cell>
          <table:table-cell table:formula="of:=[$test277.D29]" office:value-type="float" office:value="0.000126" calcext:value-type="float">
            <text:p>0.000126</text:p>
          </table:table-cell>
          <table:table-cell/>
          <table:table-cell office:value-type="string" calcext:value-type="string">
            <text:p>high</text:p>
          </table:table-cell>
          <table:table-cell table:style-name="ce4" office:value-type="float" office:value="0.0161341" calcext:value-type="float">
            <text:p>0.0161341</text:p>
          </table:table-cell>
          <table:table-cell table:style-name="ce4" office:value-type="float" office:value="0.0187702" calcext:value-type="float">
            <text:p>0.0187702</text:p>
          </table:table-cell>
          <table:table-cell/>
        </table:table-row>
        <table:table-row table:style-name="ro1">
          <table:table-cell table:formula="of:=[$test265.A30]" office:value-type="string" office:string-value="2017-11-21" calcext:value-type="string">
            <text:p>2017-11-21</text:p>
          </table:table-cell>
          <table:table-cell table:formula="of:=[$test265.B30]" office:value-type="string" office:string-value="17:08:10" calcext:value-type="string">
            <text:p>17:08:10</text:p>
          </table:table-cell>
          <table:table-cell table:formula="of:=[$test265.C30]" office:value-type="float" office:value="0.010736" calcext:value-type="float">
            <text:p>0.010736</text:p>
          </table:table-cell>
          <table:table-cell table:formula="of:=[$test265.D30]" office:value-type="float" office:value="0.000108" calcext:value-type="float">
            <text:p>0.000108</text:p>
          </table:table-cell>
          <table:table-cell/>
          <table:table-cell table:formula="of:=[$test277.C30]" office:value-type="float" office:value="0.046825" calcext:value-type="float">
            <text:p>0.046825</text:p>
          </table:table-cell>
          <table:table-cell table:formula="of:=[$test277.D30]" office:value-type="float" office:value="0.000122" calcext:value-type="float">
            <text:p>0.000122</text:p>
          </table:table-cell>
          <table:table-cell/>
          <table:table-cell office:value-type="string" calcext:value-type="string">
            <text:p>low</text:p>
          </table:table-cell>
          <table:table-cell table:style-name="ce4" office:value-type="float" office:value="0.0129341" calcext:value-type="float">
            <text:p>0.0129341</text:p>
          </table:table-cell>
          <table:table-cell table:style-name="ce4" office:value-type="float" office:value="0.0161702" calcext:value-type="float">
            <text:p>0.0161702</text:p>
          </table:table-cell>
          <table:table-cell/>
        </table:table-row>
        <table:table-row table:style-name="ro1">
          <table:table-cell table:formula="of:=[$test265.A31]" office:value-type="string" office:string-value="2017-11-21" calcext:value-type="string">
            <text:p>2017-11-21</text:p>
          </table:table-cell>
          <table:table-cell table:formula="of:=[$test265.B31]" office:value-type="string" office:string-value="17:08:11" calcext:value-type="string">
            <text:p>17:08:11</text:p>
          </table:table-cell>
          <table:table-cell table:formula="of:=[$test265.C31]" office:value-type="float" office:value="0.00994" calcext:value-type="float">
            <text:p>0.00994</text:p>
          </table:table-cell>
          <table:table-cell table:formula="of:=[$test265.D31]" office:value-type="float" office:value="0.000141" calcext:value-type="float">
            <text:p>0.000141</text:p>
          </table:table-cell>
          <table:table-cell/>
          <table:table-cell table:formula="of:=[$test277.C31]" office:value-type="float" office:value="0.019209" calcext:value-type="float">
            <text:p>0.019209</text:p>
          </table:table-cell>
          <table:table-cell table:formula="of:=[$test277.D31]" office:value-type="float" office:value="0.000122" calcext:value-type="float">
            <text:p>0.000122</text:p>
          </table:table-cell>
          <table:table-cell table:number-columns-repeated="5"/>
        </table:table-row>
        <table:table-row table:style-name="ro1">
          <table:table-cell table:formula="of:=[$test265.A32]" office:value-type="string" office:string-value="2017-11-21" calcext:value-type="string">
            <text:p>2017-11-21</text:p>
          </table:table-cell>
          <table:table-cell table:formula="of:=[$test265.B32]" office:value-type="string" office:string-value="17:08:12" calcext:value-type="string">
            <text:p>17:08:12</text:p>
          </table:table-cell>
          <table:table-cell table:formula="of:=[$test265.C32]" office:value-type="float" office:value="0.013415" calcext:value-type="float">
            <text:p>0.013415</text:p>
          </table:table-cell>
          <table:table-cell table:formula="of:=[$test265.D32]" office:value-type="float" office:value="0.000136" calcext:value-type="float">
            <text:p>0.000136</text:p>
          </table:table-cell>
          <table:table-cell/>
          <table:table-cell table:formula="of:=[$test277.C32]" office:value-type="float" office:value="0.036117" calcext:value-type="float">
            <text:p>0.036117</text:p>
          </table:table-cell>
          <table:table-cell table:formula="of:=[$test277.D32]" office:value-type="float" office:value="0.000115" calcext:value-type="float">
            <text:p>0.000115</text:p>
          </table:table-cell>
          <table:table-cell table:number-columns-repeated="5"/>
        </table:table-row>
        <table:table-row table:style-name="ro1">
          <table:table-cell table:formula="of:=[$test265.A33]" office:value-type="string" office:string-value="2017-11-21" calcext:value-type="string">
            <text:p>2017-11-21</text:p>
          </table:table-cell>
          <table:table-cell table:formula="of:=[$test265.B33]" office:value-type="string" office:string-value="17:08:13" calcext:value-type="string">
            <text:p>17:08:13</text:p>
          </table:table-cell>
          <table:table-cell table:formula="of:=[$test265.C33]" office:value-type="float" office:value="0.010772" calcext:value-type="float">
            <text:p>0.010772</text:p>
          </table:table-cell>
          <table:table-cell table:formula="of:=[$test265.D33]" office:value-type="float" office:value="0.000123" calcext:value-type="float">
            <text:p>0.000123</text:p>
          </table:table-cell>
          <table:table-cell/>
          <table:table-cell table:formula="of:=[$test277.C33]" office:value-type="float" office:value="0.053276" calcext:value-type="float">
            <text:p>0.053276</text:p>
          </table:table-cell>
          <table:table-cell table:formula="of:=[$test277.D33]" office:value-type="float" office:value="0.000137" calcext:value-type="float">
            <text:p>0.000137</text:p>
          </table:table-cell>
          <table:table-cell table:number-columns-repeated="5"/>
        </table:table-row>
        <table:table-row table:style-name="ro1">
          <table:table-cell table:formula="of:=[$test265.A34]" office:value-type="string" office:string-value="2017-11-21" calcext:value-type="string">
            <text:p>2017-11-21</text:p>
          </table:table-cell>
          <table:table-cell table:formula="of:=[$test265.B34]" office:value-type="string" office:string-value="17:08:14" calcext:value-type="string">
            <text:p>17:08:14</text:p>
          </table:table-cell>
          <table:table-cell table:formula="of:=[$test265.C34]" office:value-type="float" office:value="0.010745" calcext:value-type="float">
            <text:p>0.010745</text:p>
          </table:table-cell>
          <table:table-cell table:formula="of:=[$test265.D34]" office:value-type="float" office:value="0.000125" calcext:value-type="float">
            <text:p>0.000125</text:p>
          </table:table-cell>
          <table:table-cell/>
          <table:table-cell table:formula="of:=[$test277.C34]" office:value-type="float" office:value="0.021427" calcext:value-type="float">
            <text:p>0.021427</text:p>
          </table:table-cell>
          <table:table-cell table:formula="of:=[$test277.D34]" office:value-type="float" office:value="0.000128" calcext:value-type="float">
            <text:p>0.000128</text:p>
          </table:table-cell>
          <table:table-cell table:number-columns-repeated="5"/>
        </table:table-row>
        <table:table-row table:style-name="ro1">
          <table:table-cell table:formula="of:=[$test265.A35]" office:value-type="string" office:string-value="2017-11-21" calcext:value-type="string">
            <text:p>2017-11-21</text:p>
          </table:table-cell>
          <table:table-cell table:formula="of:=[$test265.B35]" office:value-type="string" office:string-value="17:08:15" calcext:value-type="string">
            <text:p>17:08:15</text:p>
          </table:table-cell>
          <table:table-cell table:formula="of:=[$test265.C35]" office:value-type="float" office:value="0.060292" calcext:value-type="float">
            <text:p>0.060292</text:p>
          </table:table-cell>
          <table:table-cell table:formula="of:=[$test265.D35]" office:value-type="float" office:value="0.000112" calcext:value-type="float">
            <text:p>0.000112</text:p>
          </table:table-cell>
          <table:table-cell/>
          <table:table-cell table:formula="of:=[$test277.C35]" office:value-type="float" office:value="0.018629" calcext:value-type="float">
            <text:p>0.018629</text:p>
          </table:table-cell>
          <table:table-cell table:formula="of:=[$test277.D35]" office:value-type="float" office:value="0.000143" calcext:value-type="float">
            <text:p>0.000143</text:p>
          </table:table-cell>
          <table:table-cell table:number-columns-repeated="5"/>
        </table:table-row>
        <table:table-row table:style-name="ro1">
          <table:table-cell table:formula="of:=[$test265.A36]" office:value-type="string" office:string-value="2017-11-21" calcext:value-type="string">
            <text:p>2017-11-21</text:p>
          </table:table-cell>
          <table:table-cell table:formula="of:=[$test265.B36]" office:value-type="string" office:string-value="17:08:16" calcext:value-type="string">
            <text:p>17:08:16</text:p>
          </table:table-cell>
          <table:table-cell table:formula="of:=[$test265.C36]" office:value-type="float" office:value="0.033969" calcext:value-type="float">
            <text:p>0.033969</text:p>
          </table:table-cell>
          <table:table-cell table:formula="of:=[$test265.D36]" office:value-type="float" office:value="0.000122" calcext:value-type="float">
            <text:p>0.000122</text:p>
          </table:table-cell>
          <table:table-cell/>
          <table:table-cell table:formula="of:=[$test277.C36]" office:value-type="float" office:value="0.026745" calcext:value-type="float">
            <text:p>0.026745</text:p>
          </table:table-cell>
          <table:table-cell table:formula="of:=[$test277.D36]" office:value-type="float" office:value="0.000112" calcext:value-type="float">
            <text:p>0.000112</text:p>
          </table:table-cell>
          <table:table-cell table:number-columns-repeated="5"/>
        </table:table-row>
        <table:table-row table:style-name="ro1">
          <table:table-cell table:formula="of:=[$test265.A37]" office:value-type="string" office:string-value="2017-11-21" calcext:value-type="string">
            <text:p>2017-11-21</text:p>
          </table:table-cell>
          <table:table-cell table:formula="of:=[$test265.B37]" office:value-type="string" office:string-value="17:08:17" calcext:value-type="string">
            <text:p>17:08:17</text:p>
          </table:table-cell>
          <table:table-cell table:formula="of:=[$test265.C37]" office:value-type="float" office:value="0.047059" calcext:value-type="float">
            <text:p>0.047059</text:p>
          </table:table-cell>
          <table:table-cell table:formula="of:=[$test265.D37]" office:value-type="float" office:value="0.000148" calcext:value-type="float">
            <text:p>0.000148</text:p>
          </table:table-cell>
          <table:table-cell/>
          <table:table-cell table:formula="of:=[$test277.C37]" office:value-type="float" office:value="0.016442" calcext:value-type="float">
            <text:p>0.016442</text:p>
          </table:table-cell>
          <table:table-cell table:formula="of:=[$test277.D37]" office:value-type="float" office:value="0.00012" calcext:value-type="float">
            <text:p>0.00012</text:p>
          </table:table-cell>
          <table:table-cell table:number-columns-repeated="5"/>
        </table:table-row>
        <table:table-row table:style-name="ro1">
          <table:table-cell table:formula="of:=[$test265.A38]" office:value-type="string" office:string-value="2017-11-21" calcext:value-type="string">
            <text:p>2017-11-21</text:p>
          </table:table-cell>
          <table:table-cell table:formula="of:=[$test265.B38]" office:value-type="string" office:string-value="17:08:18" calcext:value-type="string">
            <text:p>17:08:18</text:p>
          </table:table-cell>
          <table:table-cell table:formula="of:=[$test265.C38]" office:value-type="float" office:value="0.017103" calcext:value-type="float">
            <text:p>0.017103</text:p>
          </table:table-cell>
          <table:table-cell table:formula="of:=[$test265.D38]" office:value-type="float" office:value="0.00014" calcext:value-type="float">
            <text:p>0.00014</text:p>
          </table:table-cell>
          <table:table-cell/>
          <table:table-cell table:formula="of:=[$test277.C38]" office:value-type="float" office:value="0.017546" calcext:value-type="float">
            <text:p>0.017546</text:p>
          </table:table-cell>
          <table:table-cell table:formula="of:=[$test277.D38]" office:value-type="float" office:value="0.000187" calcext:value-type="float">
            <text:p>0.000187</text:p>
          </table:table-cell>
          <table:table-cell table:number-columns-repeated="5"/>
        </table:table-row>
        <table:table-row table:style-name="ro1">
          <table:table-cell table:formula="of:=[$test265.A39]" office:value-type="string" office:string-value="2017-11-21" calcext:value-type="string">
            <text:p>2017-11-21</text:p>
          </table:table-cell>
          <table:table-cell table:formula="of:=[$test265.B39]" office:value-type="string" office:string-value="17:08:19" calcext:value-type="string">
            <text:p>17:08:19</text:p>
          </table:table-cell>
          <table:table-cell table:formula="of:=[$test265.C39]" office:value-type="float" office:value="0.017963" calcext:value-type="float">
            <text:p>0.017963</text:p>
          </table:table-cell>
          <table:table-cell table:formula="of:=[$test265.D39]" office:value-type="float" office:value="0.000136" calcext:value-type="float">
            <text:p>0.000136</text:p>
          </table:table-cell>
          <table:table-cell/>
          <table:table-cell table:formula="of:=[$test277.C39]" office:value-type="float" office:value="0.016178" calcext:value-type="float">
            <text:p>0.016178</text:p>
          </table:table-cell>
          <table:table-cell table:formula="of:=[$test277.D39]" office:value-type="float" office:value="0.000149" calcext:value-type="float">
            <text:p>0.000149</text:p>
          </table:table-cell>
          <table:table-cell table:number-columns-repeated="5"/>
        </table:table-row>
        <table:table-row table:style-name="ro1">
          <table:table-cell table:formula="of:=[$test265.A40]" office:value-type="string" office:string-value="2017-11-21" calcext:value-type="string">
            <text:p>2017-11-21</text:p>
          </table:table-cell>
          <table:table-cell table:formula="of:=[$test265.B40]" office:value-type="string" office:string-value="17:08:20" calcext:value-type="string">
            <text:p>17:08:20</text:p>
          </table:table-cell>
          <table:table-cell table:formula="of:=[$test265.C40]" office:value-type="float" office:value="0.022553" calcext:value-type="float">
            <text:p>0.022553</text:p>
          </table:table-cell>
          <table:table-cell table:formula="of:=[$test265.D40]" office:value-type="float" office:value="0.00012" calcext:value-type="float">
            <text:p>0.00012</text:p>
          </table:table-cell>
          <table:table-cell/>
          <table:table-cell table:formula="of:=[$test277.C40]" office:value-type="float" office:value="0.02554" calcext:value-type="float">
            <text:p>0.02554</text:p>
          </table:table-cell>
          <table:table-cell table:formula="of:=[$test277.D40]" office:value-type="float" office:value="0.000147" calcext:value-type="float">
            <text:p>0.000147</text:p>
          </table:table-cell>
          <table:table-cell table:number-columns-repeated="5"/>
        </table:table-row>
        <table:table-row table:style-name="ro1">
          <table:table-cell table:formula="of:=[$test265.A41]" office:value-type="string" office:string-value="2017-11-21" calcext:value-type="string">
            <text:p>2017-11-21</text:p>
          </table:table-cell>
          <table:table-cell table:formula="of:=[$test265.B41]" office:value-type="string" office:string-value="17:08:21" calcext:value-type="string">
            <text:p>17:08:21</text:p>
          </table:table-cell>
          <table:table-cell table:formula="of:=[$test265.C41]" office:value-type="float" office:value="0.019863" calcext:value-type="float">
            <text:p>0.019863</text:p>
          </table:table-cell>
          <table:table-cell table:formula="of:=[$test265.D41]" office:value-type="float" office:value="0.000111" calcext:value-type="float">
            <text:p>0.000111</text:p>
          </table:table-cell>
          <table:table-cell/>
          <table:table-cell table:formula="of:=[$test277.C41]" office:value-type="float" office:value="0.015861" calcext:value-type="float">
            <text:p>0.015861</text:p>
          </table:table-cell>
          <table:table-cell table:formula="of:=[$test277.D41]" office:value-type="float" office:value="0.000138" calcext:value-type="float">
            <text:p>0.000138</text:p>
          </table:table-cell>
          <table:table-cell table:number-columns-repeated="5"/>
        </table:table-row>
        <table:table-row table:style-name="ro1">
          <table:table-cell table:formula="of:=[$test265.A42]" office:value-type="string" office:string-value="2017-11-21" calcext:value-type="string">
            <text:p>2017-11-21</text:p>
          </table:table-cell>
          <table:table-cell table:formula="of:=[$test265.B42]" office:value-type="string" office:string-value="17:08:22" calcext:value-type="string">
            <text:p>17:08:22</text:p>
          </table:table-cell>
          <table:table-cell table:formula="of:=[$test265.C42]" office:value-type="float" office:value="0.017178" calcext:value-type="float">
            <text:p>0.017178</text:p>
          </table:table-cell>
          <table:table-cell table:formula="of:=[$test265.D42]" office:value-type="float" office:value="0.000101" calcext:value-type="float">
            <text:p>0.000101</text:p>
          </table:table-cell>
          <table:table-cell/>
          <table:table-cell table:formula="of:=[$test277.C42]" office:value-type="float" office:value="0.016083" calcext:value-type="float">
            <text:p>0.016083</text:p>
          </table:table-cell>
          <table:table-cell table:formula="of:=[$test277.D42]" office:value-type="float" office:value="0.000108" calcext:value-type="float">
            <text:p>0.000108</text:p>
          </table:table-cell>
          <table:table-cell table:number-columns-repeated="5"/>
        </table:table-row>
        <table:table-row table:style-name="ro1">
          <table:table-cell table:formula="of:=[$test265.A43]" office:value-type="string" office:string-value="2017-11-21" calcext:value-type="string">
            <text:p>2017-11-21</text:p>
          </table:table-cell>
          <table:table-cell table:formula="of:=[$test265.B43]" office:value-type="string" office:string-value="17:08:23" calcext:value-type="string">
            <text:p>17:08:23</text:p>
          </table:table-cell>
          <table:table-cell table:formula="of:=[$test265.C43]" office:value-type="float" office:value="0.00981" calcext:value-type="float">
            <text:p>0.00981</text:p>
          </table:table-cell>
          <table:table-cell table:formula="of:=[$test265.D43]" office:value-type="float" office:value="0.000127" calcext:value-type="float">
            <text:p>0.000127</text:p>
          </table:table-cell>
          <table:table-cell/>
          <table:table-cell table:formula="of:=[$test277.C43]" office:value-type="float" office:value="0.016247" calcext:value-type="float">
            <text:p>0.016247</text:p>
          </table:table-cell>
          <table:table-cell table:formula="of:=[$test277.D43]" office:value-type="float" office:value="0.000111" calcext:value-type="float">
            <text:p>0.000111</text:p>
          </table:table-cell>
          <table:table-cell table:number-columns-repeated="5"/>
        </table:table-row>
        <table:table-row table:style-name="ro1">
          <table:table-cell table:formula="of:=[$test265.A44]" office:value-type="string" office:string-value="2017-11-21" calcext:value-type="string">
            <text:p>2017-11-21</text:p>
          </table:table-cell>
          <table:table-cell table:formula="of:=[$test265.B44]" office:value-type="string" office:string-value="17:08:24" calcext:value-type="string">
            <text:p>17:08:24</text:p>
          </table:table-cell>
          <table:table-cell table:formula="of:=[$test265.C44]" office:value-type="float" office:value="0.015958" calcext:value-type="float">
            <text:p>0.015958</text:p>
          </table:table-cell>
          <table:table-cell table:formula="of:=[$test265.D44]" office:value-type="float" office:value="0.000134" calcext:value-type="float">
            <text:p>0.000134</text:p>
          </table:table-cell>
          <table:table-cell/>
          <table:table-cell table:formula="of:=[$test277.C44]" office:value-type="float" office:value="0.02359" calcext:value-type="float">
            <text:p>0.02359</text:p>
          </table:table-cell>
          <table:table-cell table:formula="of:=[$test277.D44]" office:value-type="float" office:value="0.000106" calcext:value-type="float">
            <text:p>0.000106</text:p>
          </table:table-cell>
          <table:table-cell table:number-columns-repeated="5"/>
        </table:table-row>
        <table:table-row table:style-name="ro1">
          <table:table-cell table:formula="of:=[$test265.A45]" office:value-type="string" office:string-value="2017-11-21" calcext:value-type="string">
            <text:p>2017-11-21</text:p>
          </table:table-cell>
          <table:table-cell table:formula="of:=[$test265.B45]" office:value-type="string" office:string-value="17:08:25" calcext:value-type="string">
            <text:p>17:08:25</text:p>
          </table:table-cell>
          <table:table-cell table:formula="of:=[$test265.C45]" office:value-type="float" office:value="0.015306" calcext:value-type="float">
            <text:p>0.015306</text:p>
          </table:table-cell>
          <table:table-cell table:formula="of:=[$test265.D45]" office:value-type="float" office:value="0.000125" calcext:value-type="float">
            <text:p>0.000125</text:p>
          </table:table-cell>
          <table:table-cell/>
          <table:table-cell table:formula="of:=[$test277.C45]" office:value-type="float" office:value="0.01625" calcext:value-type="float">
            <text:p>0.01625</text:p>
          </table:table-cell>
          <table:table-cell table:formula="of:=[$test277.D45]" office:value-type="float" office:value="0.000126" calcext:value-type="float">
            <text:p>0.000126</text:p>
          </table:table-cell>
          <table:table-cell table:number-columns-repeated="5"/>
        </table:table-row>
        <table:table-row table:style-name="ro1">
          <table:table-cell table:formula="of:=[$test265.A46]" office:value-type="string" office:string-value="2017-11-21" calcext:value-type="string">
            <text:p>2017-11-21</text:p>
          </table:table-cell>
          <table:table-cell table:formula="of:=[$test265.B46]" office:value-type="string" office:string-value="17:08:26" calcext:value-type="string">
            <text:p>17:08:26</text:p>
          </table:table-cell>
          <table:table-cell table:formula="of:=[$test265.C46]" office:value-type="float" office:value="0.035873" calcext:value-type="float">
            <text:p>0.035873</text:p>
          </table:table-cell>
          <table:table-cell table:formula="of:=[$test265.D46]" office:value-type="float" office:value="0.000104" calcext:value-type="float">
            <text:p>0.000104</text:p>
          </table:table-cell>
          <table:table-cell/>
          <table:table-cell table:formula="of:=[$test277.C46]" office:value-type="float" office:value="0.018163" calcext:value-type="float">
            <text:p>0.018163</text:p>
          </table:table-cell>
          <table:table-cell table:formula="of:=[$test277.D46]" office:value-type="float" office:value="0.000133" calcext:value-type="float">
            <text:p>0.000133</text:p>
          </table:table-cell>
          <table:table-cell table:number-columns-repeated="5"/>
        </table:table-row>
        <table:table-row table:style-name="ro1">
          <table:table-cell table:formula="of:=[$test265.A47]" office:value-type="string" office:string-value="2017-11-21" calcext:value-type="string">
            <text:p>2017-11-21</text:p>
          </table:table-cell>
          <table:table-cell table:formula="of:=[$test265.B47]" office:value-type="string" office:string-value="17:08:27" calcext:value-type="string">
            <text:p>17:08:27</text:p>
          </table:table-cell>
          <table:table-cell table:formula="of:=[$test265.C47]" office:value-type="float" office:value="0.016441" calcext:value-type="float">
            <text:p>0.016441</text:p>
          </table:table-cell>
          <table:table-cell table:formula="of:=[$test265.D47]" office:value-type="float" office:value="0.000109" calcext:value-type="float">
            <text:p>0.000109</text:p>
          </table:table-cell>
          <table:table-cell/>
          <table:table-cell table:formula="of:=[$test277.C47]" office:value-type="float" office:value="0.021004" calcext:value-type="float">
            <text:p>0.021004</text:p>
          </table:table-cell>
          <table:table-cell table:formula="of:=[$test277.D47]" office:value-type="float" office:value="0.000105" calcext:value-type="float">
            <text:p>0.000105</text:p>
          </table:table-cell>
          <table:table-cell table:number-columns-repeated="5"/>
        </table:table-row>
        <table:table-row table:style-name="ro1">
          <table:table-cell table:formula="of:=[$test265.A48]" office:value-type="string" office:string-value="2017-11-21" calcext:value-type="string">
            <text:p>2017-11-21</text:p>
          </table:table-cell>
          <table:table-cell table:formula="of:=[$test265.B48]" office:value-type="string" office:string-value="17:08:28" calcext:value-type="string">
            <text:p>17:08:28</text:p>
          </table:table-cell>
          <table:table-cell table:formula="of:=[$test265.C48]" office:value-type="float" office:value="0.00899" calcext:value-type="float">
            <text:p>0.00899</text:p>
          </table:table-cell>
          <table:table-cell table:formula="of:=[$test265.D48]" office:value-type="float" office:value="0.000124" calcext:value-type="float">
            <text:p>0.000124</text:p>
          </table:table-cell>
          <table:table-cell/>
          <table:table-cell table:formula="of:=[$test277.C48]" office:value-type="float" office:value="0.019572" calcext:value-type="float">
            <text:p>0.019572</text:p>
          </table:table-cell>
          <table:table-cell table:formula="of:=[$test277.D48]" office:value-type="float" office:value="0.000108" calcext:value-type="float">
            <text:p>0.000108</text:p>
          </table:table-cell>
          <table:table-cell table:number-columns-repeated="5"/>
        </table:table-row>
        <table:table-row table:style-name="ro1">
          <table:table-cell table:formula="of:=[$test265.A49]" office:value-type="string" office:string-value="2017-11-21" calcext:value-type="string">
            <text:p>2017-11-21</text:p>
          </table:table-cell>
          <table:table-cell table:formula="of:=[$test265.B49]" office:value-type="string" office:string-value="17:08:29" calcext:value-type="string">
            <text:p>17:08:29</text:p>
          </table:table-cell>
          <table:table-cell table:formula="of:=[$test265.C49]" office:value-type="float" office:value="0.00915" calcext:value-type="float">
            <text:p>0.00915</text:p>
          </table:table-cell>
          <table:table-cell table:formula="of:=[$test265.D49]" office:value-type="float" office:value="0.00015" calcext:value-type="float">
            <text:p>0.00015</text:p>
          </table:table-cell>
          <table:table-cell/>
          <table:table-cell table:formula="of:=[$test277.C49]" office:value-type="float" office:value="0.01351" calcext:value-type="float">
            <text:p>0.01351</text:p>
          </table:table-cell>
          <table:table-cell table:formula="of:=[$test277.D49]" office:value-type="float" office:value="0.000137" calcext:value-type="float">
            <text:p>0.000137</text:p>
          </table:table-cell>
          <table:table-cell table:number-columns-repeated="5"/>
        </table:table-row>
        <table:table-row table:style-name="ro1">
          <table:table-cell table:formula="of:=[$test265.A50]" office:value-type="string" office:string-value="2017-11-21" calcext:value-type="string">
            <text:p>2017-11-21</text:p>
          </table:table-cell>
          <table:table-cell table:formula="of:=[$test265.B50]" office:value-type="string" office:string-value="17:08:30" calcext:value-type="string">
            <text:p>17:08:30</text:p>
          </table:table-cell>
          <table:table-cell table:formula="of:=[$test265.C50]" office:value-type="float" office:value="0.014303" calcext:value-type="float">
            <text:p>0.014303</text:p>
          </table:table-cell>
          <table:table-cell table:formula="of:=[$test265.D50]" office:value-type="float" office:value="0.000104" calcext:value-type="float">
            <text:p>0.000104</text:p>
          </table:table-cell>
          <table:table-cell/>
          <table:table-cell table:formula="of:=[$test277.C50]" office:value-type="float" office:value="0.014003" calcext:value-type="float">
            <text:p>0.014003</text:p>
          </table:table-cell>
          <table:table-cell table:formula="of:=[$test277.D50]" office:value-type="float" office:value="0.000118" calcext:value-type="float">
            <text:p>0.000118</text:p>
          </table:table-cell>
          <table:table-cell table:number-columns-repeated="5"/>
        </table:table-row>
        <table:table-row table:style-name="ro1">
          <table:table-cell table:formula="of:=[$test265.A51]" office:value-type="string" office:string-value="2017-11-21" calcext:value-type="string">
            <text:p>2017-11-21</text:p>
          </table:table-cell>
          <table:table-cell table:formula="of:=[$test265.B51]" office:value-type="string" office:string-value="17:08:31" calcext:value-type="string">
            <text:p>17:08:31</text:p>
          </table:table-cell>
          <table:table-cell table:formula="of:=[$test265.C51]" office:value-type="float" office:value="0.009124" calcext:value-type="float">
            <text:p>0.009124</text:p>
          </table:table-cell>
          <table:table-cell table:formula="of:=[$test265.D51]" office:value-type="float" office:value="0.000112" calcext:value-type="float">
            <text:p>0.000112</text:p>
          </table:table-cell>
          <table:table-cell/>
          <table:table-cell table:formula="of:=[$test277.C51]" office:value-type="float" office:value="0.014119" calcext:value-type="float">
            <text:p>0.014119</text:p>
          </table:table-cell>
          <table:table-cell table:formula="of:=[$test277.D51]" office:value-type="float" office:value="0.000121" calcext:value-type="float">
            <text:p>0.000121</text:p>
          </table:table-cell>
          <table:table-cell table:number-columns-repeated="5"/>
        </table:table-row>
        <table:table-row table:style-name="ro1">
          <table:table-cell table:formula="of:=[$test265.A52]" office:value-type="string" office:string-value="2017-11-21" calcext:value-type="string">
            <text:p>2017-11-21</text:p>
          </table:table-cell>
          <table:table-cell table:formula="of:=[$test265.B52]" office:value-type="string" office:string-value="17:08:32" calcext:value-type="string">
            <text:p>17:08:32</text:p>
          </table:table-cell>
          <table:table-cell table:formula="of:=[$test265.C52]" office:value-type="float" office:value="0.01004" calcext:value-type="float">
            <text:p>0.01004</text:p>
          </table:table-cell>
          <table:table-cell table:formula="of:=[$test265.D52]" office:value-type="float" office:value="0.000136" calcext:value-type="float">
            <text:p>0.000136</text:p>
          </table:table-cell>
          <table:table-cell/>
          <table:table-cell table:formula="of:=[$test277.C52]" office:value-type="float" office:value="0.022905" calcext:value-type="float">
            <text:p>0.022905</text:p>
          </table:table-cell>
          <table:table-cell table:formula="of:=[$test277.D52]" office:value-type="float" office:value="0.000122" calcext:value-type="float">
            <text:p>0.000122</text:p>
          </table:table-cell>
          <table:table-cell table:number-columns-repeated="5"/>
        </table:table-row>
        <table:table-row table:style-name="ro1">
          <table:table-cell table:formula="of:=[$test265.A53]" office:value-type="string" office:string-value="2017-11-21" calcext:value-type="string">
            <text:p>2017-11-21</text:p>
          </table:table-cell>
          <table:table-cell table:formula="of:=[$test265.B53]" office:value-type="string" office:string-value="17:08:33" calcext:value-type="string">
            <text:p>17:08:33</text:p>
          </table:table-cell>
          <table:table-cell table:formula="of:=[$test265.C53]" office:value-type="float" office:value="0.009051" calcext:value-type="float">
            <text:p>0.009051</text:p>
          </table:table-cell>
          <table:table-cell table:formula="of:=[$test265.D53]" office:value-type="float" office:value="0.000137" calcext:value-type="float">
            <text:p>0.000137</text:p>
          </table:table-cell>
          <table:table-cell/>
          <table:table-cell table:formula="of:=[$test277.C53]" office:value-type="float" office:value="0.011048" calcext:value-type="float">
            <text:p>0.011048</text:p>
          </table:table-cell>
          <table:table-cell table:formula="of:=[$test277.D53]" office:value-type="float" office:value="0.000107" calcext:value-type="float">
            <text:p>0.000107</text:p>
          </table:table-cell>
          <table:table-cell table:number-columns-repeated="5"/>
        </table:table-row>
        <table:table-row table:style-name="ro1">
          <table:table-cell table:formula="of:=[$test265.A54]" office:value-type="string" office:string-value="2017-11-21" calcext:value-type="string">
            <text:p>2017-11-21</text:p>
          </table:table-cell>
          <table:table-cell table:formula="of:=[$test265.B54]" office:value-type="string" office:string-value="17:08:34" calcext:value-type="string">
            <text:p>17:08:34</text:p>
          </table:table-cell>
          <table:table-cell table:formula="of:=[$test265.C54]" office:value-type="float" office:value="0.010267" calcext:value-type="float">
            <text:p>0.010267</text:p>
          </table:table-cell>
          <table:table-cell table:formula="of:=[$test265.D54]" office:value-type="float" office:value="0.000119" calcext:value-type="float">
            <text:p>0.000119</text:p>
          </table:table-cell>
          <table:table-cell/>
          <table:table-cell table:formula="of:=[$test277.C54]" office:value-type="float" office:value="0.018834" calcext:value-type="float">
            <text:p>0.018834</text:p>
          </table:table-cell>
          <table:table-cell table:formula="of:=[$test277.D54]" office:value-type="float" office:value="0.000113" calcext:value-type="float">
            <text:p>0.000113</text:p>
          </table:table-cell>
          <table:table-cell table:number-columns-repeated="5"/>
        </table:table-row>
        <table:table-row table:style-name="ro1">
          <table:table-cell table:formula="of:=[$test265.A55]" office:value-type="string" office:string-value="2017-11-21" calcext:value-type="string">
            <text:p>2017-11-21</text:p>
          </table:table-cell>
          <table:table-cell table:formula="of:=[$test265.B55]" office:value-type="string" office:string-value="17:08:35" calcext:value-type="string">
            <text:p>17:08:35</text:p>
          </table:table-cell>
          <table:table-cell table:formula="of:=[$test265.C55]" office:value-type="float" office:value="0.010859" calcext:value-type="float">
            <text:p>0.010859</text:p>
          </table:table-cell>
          <table:table-cell table:formula="of:=[$test265.D55]" office:value-type="float" office:value="0.000119" calcext:value-type="float">
            <text:p>0.000119</text:p>
          </table:table-cell>
          <table:table-cell/>
          <table:table-cell table:formula="of:=[$test277.C55]" office:value-type="float" office:value="0.012715" calcext:value-type="float">
            <text:p>0.012715</text:p>
          </table:table-cell>
          <table:table-cell table:formula="of:=[$test277.D55]" office:value-type="float" office:value="0.000097" calcext:value-type="float">
            <text:p>9.7E-05</text:p>
          </table:table-cell>
          <table:table-cell table:number-columns-repeated="5"/>
        </table:table-row>
        <table:table-row table:style-name="ro1">
          <table:table-cell table:formula="of:=[$test265.A56]" office:value-type="string" office:string-value="2017-11-21" calcext:value-type="string">
            <text:p>2017-11-21</text:p>
          </table:table-cell>
          <table:table-cell table:formula="of:=[$test265.B56]" office:value-type="string" office:string-value="17:08:36" calcext:value-type="string">
            <text:p>17:08:36</text:p>
          </table:table-cell>
          <table:table-cell table:formula="of:=[$test265.C56]" office:value-type="float" office:value="0.009845" calcext:value-type="float">
            <text:p>0.009845</text:p>
          </table:table-cell>
          <table:table-cell table:formula="of:=[$test265.D56]" office:value-type="float" office:value="0.000136" calcext:value-type="float">
            <text:p>0.000136</text:p>
          </table:table-cell>
          <table:table-cell/>
          <table:table-cell table:formula="of:=[$test277.C56]" office:value-type="float" office:value="0.014168" calcext:value-type="float">
            <text:p>0.014168</text:p>
          </table:table-cell>
          <table:table-cell table:formula="of:=[$test277.D56]" office:value-type="float" office:value="0.000089" calcext:value-type="float">
            <text:p>8.9E-05</text:p>
          </table:table-cell>
          <table:table-cell table:number-columns-repeated="5"/>
        </table:table-row>
        <table:table-row table:style-name="ro1">
          <table:table-cell table:formula="of:=[$test265.A57]" office:value-type="string" office:string-value="2017-11-21" calcext:value-type="string">
            <text:p>2017-11-21</text:p>
          </table:table-cell>
          <table:table-cell table:formula="of:=[$test265.B57]" office:value-type="string" office:string-value="17:08:37" calcext:value-type="string">
            <text:p>17:08:37</text:p>
          </table:table-cell>
          <table:table-cell table:formula="of:=[$test265.C57]" office:value-type="float" office:value="0.009783" calcext:value-type="float">
            <text:p>0.009783</text:p>
          </table:table-cell>
          <table:table-cell table:formula="of:=[$test265.D57]" office:value-type="float" office:value="0.000109" calcext:value-type="float">
            <text:p>0.000109</text:p>
          </table:table-cell>
          <table:table-cell/>
          <table:table-cell table:formula="of:=[$test277.C57]" office:value-type="float" office:value="0.012685" calcext:value-type="float">
            <text:p>0.012685</text:p>
          </table:table-cell>
          <table:table-cell table:formula="of:=[$test277.D57]" office:value-type="float" office:value="0.000109" calcext:value-type="float">
            <text:p>0.000109</text:p>
          </table:table-cell>
          <table:table-cell table:number-columns-repeated="5"/>
        </table:table-row>
        <table:table-row table:style-name="ro1">
          <table:table-cell table:formula="of:=[$test265.A58]" office:value-type="string" office:string-value="2017-11-21" calcext:value-type="string">
            <text:p>2017-11-21</text:p>
          </table:table-cell>
          <table:table-cell table:formula="of:=[$test265.B58]" office:value-type="string" office:string-value="17:08:38" calcext:value-type="string">
            <text:p>17:08:38</text:p>
          </table:table-cell>
          <table:table-cell table:formula="of:=[$test265.C58]" office:value-type="float" office:value="0.009528" calcext:value-type="float">
            <text:p>0.009528</text:p>
          </table:table-cell>
          <table:table-cell table:formula="of:=[$test265.D58]" office:value-type="float" office:value="0.000146" calcext:value-type="float">
            <text:p>0.000146</text:p>
          </table:table-cell>
          <table:table-cell/>
          <table:table-cell table:formula="of:=[$test277.C58]" office:value-type="float" office:value="0.015562" calcext:value-type="float">
            <text:p>0.015562</text:p>
          </table:table-cell>
          <table:table-cell table:formula="of:=[$test277.D58]" office:value-type="float" office:value="0.000115" calcext:value-type="float">
            <text:p>0.000115</text:p>
          </table:table-cell>
          <table:table-cell table:number-columns-repeated="5"/>
        </table:table-row>
        <table:table-row table:style-name="ro1">
          <table:table-cell table:formula="of:=[$test265.A59]" office:value-type="string" office:string-value="2017-11-21" calcext:value-type="string">
            <text:p>2017-11-21</text:p>
          </table:table-cell>
          <table:table-cell table:formula="of:=[$test265.B59]" office:value-type="string" office:string-value="17:08:39" calcext:value-type="string">
            <text:p>17:08:39</text:p>
          </table:table-cell>
          <table:table-cell table:formula="of:=[$test265.C59]" office:value-type="float" office:value="0.009907" calcext:value-type="float">
            <text:p>0.009907</text:p>
          </table:table-cell>
          <table:table-cell table:formula="of:=[$test265.D59]" office:value-type="float" office:value="0.000136" calcext:value-type="float">
            <text:p>0.000136</text:p>
          </table:table-cell>
          <table:table-cell/>
          <table:table-cell table:formula="of:=[$test277.C59]" office:value-type="float" office:value="0.018245" calcext:value-type="float">
            <text:p>0.018245</text:p>
          </table:table-cell>
          <table:table-cell table:formula="of:=[$test277.D59]" office:value-type="float" office:value="0.000108" calcext:value-type="float">
            <text:p>0.000108</text:p>
          </table:table-cell>
          <table:table-cell table:number-columns-repeated="5"/>
        </table:table-row>
        <table:table-row table:style-name="ro1">
          <table:table-cell table:formula="of:=[$test265.A60]" office:value-type="string" office:string-value="2017-11-21" calcext:value-type="string">
            <text:p>2017-11-21</text:p>
          </table:table-cell>
          <table:table-cell table:formula="of:=[$test265.B60]" office:value-type="string" office:string-value="17:08:40" calcext:value-type="string">
            <text:p>17:08:40</text:p>
          </table:table-cell>
          <table:table-cell table:formula="of:=[$test265.C60]" office:value-type="float" office:value="0.01242" calcext:value-type="float">
            <text:p>0.01242</text:p>
          </table:table-cell>
          <table:table-cell table:formula="of:=[$test265.D60]" office:value-type="float" office:value="0.000102" calcext:value-type="float">
            <text:p>0.000102</text:p>
          </table:table-cell>
          <table:table-cell/>
          <table:table-cell table:formula="of:=[$test277.C60]" office:value-type="float" office:value="0.013918" calcext:value-type="float">
            <text:p>0.013918</text:p>
          </table:table-cell>
          <table:table-cell table:formula="of:=[$test277.D60]" office:value-type="float" office:value="0.000094" calcext:value-type="float">
            <text:p>9.4E-05</text:p>
          </table:table-cell>
          <table:table-cell table:number-columns-repeated="5"/>
        </table:table-row>
        <table:table-row table:style-name="ro1">
          <table:table-cell table:formula="of:=[$test265.A61]" office:value-type="string" office:string-value="2017-11-21" calcext:value-type="string">
            <text:p>2017-11-21</text:p>
          </table:table-cell>
          <table:table-cell table:formula="of:=[$test265.B61]" office:value-type="string" office:string-value="17:08:41" calcext:value-type="string">
            <text:p>17:08:41</text:p>
          </table:table-cell>
          <table:table-cell table:formula="of:=[$test265.C61]" office:value-type="float" office:value="0.009181" calcext:value-type="float">
            <text:p>0.009181</text:p>
          </table:table-cell>
          <table:table-cell table:formula="of:=[$test265.D61]" office:value-type="float" office:value="0.000097" calcext:value-type="float">
            <text:p>9.7E-05</text:p>
          </table:table-cell>
          <table:table-cell/>
          <table:table-cell table:formula="of:=[$test277.C61]" office:value-type="float" office:value="0.015054" calcext:value-type="float">
            <text:p>0.015054</text:p>
          </table:table-cell>
          <table:table-cell table:formula="of:=[$test277.D61]" office:value-type="float" office:value="0.000119" calcext:value-type="float">
            <text:p>0.000119</text:p>
          </table:table-cell>
          <table:table-cell table:number-columns-repeated="5"/>
        </table:table-row>
        <table:table-row table:style-name="ro1">
          <table:table-cell table:formula="of:=[$test265.A62]" office:value-type="string" office:string-value="2017-11-21" calcext:value-type="string">
            <text:p>2017-11-21</text:p>
          </table:table-cell>
          <table:table-cell table:formula="of:=[$test265.B62]" office:value-type="string" office:string-value="17:08:42" calcext:value-type="string">
            <text:p>17:08:42</text:p>
          </table:table-cell>
          <table:table-cell table:formula="of:=[$test265.C62]" office:value-type="float" office:value="0.011568" calcext:value-type="float">
            <text:p>0.011568</text:p>
          </table:table-cell>
          <table:table-cell table:formula="of:=[$test265.D62]" office:value-type="float" office:value="0.000169" calcext:value-type="float">
            <text:p>0.000169</text:p>
          </table:table-cell>
          <table:table-cell/>
          <table:table-cell table:formula="of:=[$test277.C62]" office:value-type="float" office:value="0.017844" calcext:value-type="float">
            <text:p>0.017844</text:p>
          </table:table-cell>
          <table:table-cell table:formula="of:=[$test277.D62]" office:value-type="float" office:value="0.000168" calcext:value-type="float">
            <text:p>0.000168</text:p>
          </table:table-cell>
          <table:table-cell table:number-columns-repeated="5"/>
        </table:table-row>
        <table:table-row table:style-name="ro1">
          <table:table-cell table:formula="of:=[$test265.A63]" office:value-type="string" office:string-value="2017-11-21" calcext:value-type="string">
            <text:p>2017-11-21</text:p>
          </table:table-cell>
          <table:table-cell table:formula="of:=[$test265.B63]" office:value-type="string" office:string-value="17:08:43" calcext:value-type="string">
            <text:p>17:08:43</text:p>
          </table:table-cell>
          <table:table-cell table:formula="of:=[$test265.C63]" office:value-type="float" office:value="0.009209" calcext:value-type="float">
            <text:p>0.009209</text:p>
          </table:table-cell>
          <table:table-cell table:formula="of:=[$test265.D63]" office:value-type="float" office:value="0.000141" calcext:value-type="float">
            <text:p>0.000141</text:p>
          </table:table-cell>
          <table:table-cell/>
          <table:table-cell table:formula="of:=[$test277.C63]" office:value-type="float" office:value="0.012793" calcext:value-type="float">
            <text:p>0.012793</text:p>
          </table:table-cell>
          <table:table-cell table:formula="of:=[$test277.D63]" office:value-type="float" office:value="0.000176" calcext:value-type="float">
            <text:p>0.000176</text:p>
          </table:table-cell>
          <table:table-cell table:number-columns-repeated="5"/>
        </table:table-row>
        <table:table-row table:style-name="ro1">
          <table:table-cell table:formula="of:=[$test265.A64]" office:value-type="string" office:string-value="2017-11-21" calcext:value-type="string">
            <text:p>2017-11-21</text:p>
          </table:table-cell>
          <table:table-cell table:formula="of:=[$test265.B64]" office:value-type="string" office:string-value="17:08:44" calcext:value-type="string">
            <text:p>17:08:44</text:p>
          </table:table-cell>
          <table:table-cell table:formula="of:=[$test265.C64]" office:value-type="float" office:value="0.015816" calcext:value-type="float">
            <text:p>0.015816</text:p>
          </table:table-cell>
          <table:table-cell table:formula="of:=[$test265.D64]" office:value-type="float" office:value="0.000142" calcext:value-type="float">
            <text:p>0.000142</text:p>
          </table:table-cell>
          <table:table-cell/>
          <table:table-cell table:formula="of:=[$test277.C64]" office:value-type="float" office:value="0.012801" calcext:value-type="float">
            <text:p>0.012801</text:p>
          </table:table-cell>
          <table:table-cell table:formula="of:=[$test277.D64]" office:value-type="float" office:value="0.000108" calcext:value-type="float">
            <text:p>0.000108</text:p>
          </table:table-cell>
          <table:table-cell table:number-columns-repeated="5"/>
        </table:table-row>
        <table:table-row table:style-name="ro1">
          <table:table-cell table:formula="of:=[$test265.A65]" office:value-type="string" office:string-value="2017-11-21" calcext:value-type="string">
            <text:p>2017-11-21</text:p>
          </table:table-cell>
          <table:table-cell table:formula="of:=[$test265.B65]" office:value-type="string" office:string-value="17:08:45" calcext:value-type="string">
            <text:p>17:08:45</text:p>
          </table:table-cell>
          <table:table-cell table:formula="of:=[$test265.C65]" office:value-type="float" office:value="0.01031" calcext:value-type="float">
            <text:p>0.01031</text:p>
          </table:table-cell>
          <table:table-cell table:formula="of:=[$test265.D65]" office:value-type="float" office:value="0.000135" calcext:value-type="float">
            <text:p>0.000135</text:p>
          </table:table-cell>
          <table:table-cell/>
          <table:table-cell table:formula="of:=[$test277.C65]" office:value-type="float" office:value="0.012386" calcext:value-type="float">
            <text:p>0.012386</text:p>
          </table:table-cell>
          <table:table-cell table:formula="of:=[$test277.D65]" office:value-type="float" office:value="0.00014" calcext:value-type="float">
            <text:p>0.00014</text:p>
          </table:table-cell>
          <table:table-cell table:number-columns-repeated="5"/>
        </table:table-row>
        <table:table-row table:style-name="ro1">
          <table:table-cell table:formula="of:=[$test265.A66]" office:value-type="string" office:string-value="2017-11-21" calcext:value-type="string">
            <text:p>2017-11-21</text:p>
          </table:table-cell>
          <table:table-cell table:formula="of:=[$test265.B66]" office:value-type="string" office:string-value="17:08:46" calcext:value-type="string">
            <text:p>17:08:46</text:p>
          </table:table-cell>
          <table:table-cell table:formula="of:=[$test265.C66]" office:value-type="float" office:value="0.011721" calcext:value-type="float">
            <text:p>0.011721</text:p>
          </table:table-cell>
          <table:table-cell table:formula="of:=[$test265.D66]" office:value-type="float" office:value="0.00013" calcext:value-type="float">
            <text:p>0.00013</text:p>
          </table:table-cell>
          <table:table-cell/>
          <table:table-cell table:formula="of:=[$test277.C66]" office:value-type="float" office:value="0.01921" calcext:value-type="float">
            <text:p>0.01921</text:p>
          </table:table-cell>
          <table:table-cell table:formula="of:=[$test277.D66]" office:value-type="float" office:value="0.000133" calcext:value-type="float">
            <text:p>0.000133</text:p>
          </table:table-cell>
          <table:table-cell table:number-columns-repeated="5"/>
        </table:table-row>
        <table:table-row table:style-name="ro1">
          <table:table-cell table:formula="of:=[$test265.A67]" office:value-type="string" office:string-value="2017-11-21" calcext:value-type="string">
            <text:p>2017-11-21</text:p>
          </table:table-cell>
          <table:table-cell table:formula="of:=[$test265.B67]" office:value-type="string" office:string-value="17:08:47" calcext:value-type="string">
            <text:p>17:08:47</text:p>
          </table:table-cell>
          <table:table-cell table:formula="of:=[$test265.C67]" office:value-type="float" office:value="0.009752" calcext:value-type="float">
            <text:p>0.009752</text:p>
          </table:table-cell>
          <table:table-cell table:formula="of:=[$test265.D67]" office:value-type="float" office:value="0.000181" calcext:value-type="float">
            <text:p>0.000181</text:p>
          </table:table-cell>
          <table:table-cell/>
          <table:table-cell table:formula="of:=[$test277.C67]" office:value-type="float" office:value="0.017723" calcext:value-type="float">
            <text:p>0.017723</text:p>
          </table:table-cell>
          <table:table-cell table:formula="of:=[$test277.D67]" office:value-type="float" office:value="0.000105" calcext:value-type="float">
            <text:p>0.000105</text:p>
          </table:table-cell>
          <table:table-cell table:number-columns-repeated="5"/>
        </table:table-row>
        <table:table-row table:style-name="ro1">
          <table:table-cell table:formula="of:=[$test265.A68]" office:value-type="string" office:string-value="2017-11-21" calcext:value-type="string">
            <text:p>2017-11-21</text:p>
          </table:table-cell>
          <table:table-cell table:formula="of:=[$test265.B68]" office:value-type="string" office:string-value="17:08:48" calcext:value-type="string">
            <text:p>17:08:48</text:p>
          </table:table-cell>
          <table:table-cell table:formula="of:=[$test265.C68]" office:value-type="float" office:value="0.016647" calcext:value-type="float">
            <text:p>0.016647</text:p>
          </table:table-cell>
          <table:table-cell table:formula="of:=[$test265.D68]" office:value-type="float" office:value="0.000109" calcext:value-type="float">
            <text:p>0.000109</text:p>
          </table:table-cell>
          <table:table-cell/>
          <table:table-cell table:formula="of:=[$test277.C68]" office:value-type="float" office:value="0.014581" calcext:value-type="float">
            <text:p>0.014581</text:p>
          </table:table-cell>
          <table:table-cell table:formula="of:=[$test277.D68]" office:value-type="float" office:value="0.000111" calcext:value-type="float">
            <text:p>0.000111</text:p>
          </table:table-cell>
          <table:table-cell table:number-columns-repeated="5"/>
        </table:table-row>
        <table:table-row table:style-name="ro1">
          <table:table-cell table:formula="of:=[$test265.A69]" office:value-type="string" office:string-value="2017-11-21" calcext:value-type="string">
            <text:p>2017-11-21</text:p>
          </table:table-cell>
          <table:table-cell table:formula="of:=[$test265.B69]" office:value-type="string" office:string-value="17:08:49" calcext:value-type="string">
            <text:p>17:08:49</text:p>
          </table:table-cell>
          <table:table-cell table:formula="of:=[$test265.C69]" office:value-type="float" office:value="0.01345" calcext:value-type="float">
            <text:p>0.01345</text:p>
          </table:table-cell>
          <table:table-cell table:formula="of:=[$test265.D69]" office:value-type="float" office:value="0.00016" calcext:value-type="float">
            <text:p>0.00016</text:p>
          </table:table-cell>
          <table:table-cell/>
          <table:table-cell table:formula="of:=[$test277.C69]" office:value-type="float" office:value="0.012238" calcext:value-type="float">
            <text:p>0.012238</text:p>
          </table:table-cell>
          <table:table-cell table:formula="of:=[$test277.D69]" office:value-type="float" office:value="0.000121" calcext:value-type="float">
            <text:p>0.000121</text:p>
          </table:table-cell>
          <table:table-cell table:number-columns-repeated="5"/>
        </table:table-row>
        <table:table-row table:style-name="ro1">
          <table:table-cell table:formula="of:=[$test265.A70]" office:value-type="string" office:string-value="2017-11-21" calcext:value-type="string">
            <text:p>2017-11-21</text:p>
          </table:table-cell>
          <table:table-cell table:formula="of:=[$test265.B70]" office:value-type="string" office:string-value="17:08:50" calcext:value-type="string">
            <text:p>17:08:50</text:p>
          </table:table-cell>
          <table:table-cell table:formula="of:=[$test265.C70]" office:value-type="float" office:value="0.014639" calcext:value-type="float">
            <text:p>0.014639</text:p>
          </table:table-cell>
          <table:table-cell table:formula="of:=[$test265.D70]" office:value-type="float" office:value="0.000098" calcext:value-type="float">
            <text:p>9.8E-05</text:p>
          </table:table-cell>
          <table:table-cell/>
          <table:table-cell table:formula="of:=[$test277.C70]" office:value-type="float" office:value="0.03142" calcext:value-type="float">
            <text:p>0.03142</text:p>
          </table:table-cell>
          <table:table-cell table:formula="of:=[$test277.D70]" office:value-type="float" office:value="0.000098" calcext:value-type="float">
            <text:p>9.8E-05</text:p>
          </table:table-cell>
          <table:table-cell table:number-columns-repeated="5"/>
        </table:table-row>
        <table:table-row table:style-name="ro1">
          <table:table-cell table:formula="of:=[$test265.A71]" office:value-type="string" office:string-value="2017-11-21" calcext:value-type="string">
            <text:p>2017-11-21</text:p>
          </table:table-cell>
          <table:table-cell table:formula="of:=[$test265.B71]" office:value-type="string" office:string-value="17:08:51" calcext:value-type="string">
            <text:p>17:08:51</text:p>
          </table:table-cell>
          <table:table-cell table:formula="of:=[$test265.C71]" office:value-type="float" office:value="0.009395" calcext:value-type="float">
            <text:p>0.009395</text:p>
          </table:table-cell>
          <table:table-cell table:formula="of:=[$test265.D71]" office:value-type="float" office:value="0.000125" calcext:value-type="float">
            <text:p>0.000125</text:p>
          </table:table-cell>
          <table:table-cell/>
          <table:table-cell table:formula="of:=[$test277.C71]" office:value-type="float" office:value="0.015344" calcext:value-type="float">
            <text:p>0.015344</text:p>
          </table:table-cell>
          <table:table-cell table:formula="of:=[$test277.D71]" office:value-type="float" office:value="0.000111" calcext:value-type="float">
            <text:p>0.000111</text:p>
          </table:table-cell>
          <table:table-cell table:number-columns-repeated="5"/>
        </table:table-row>
        <table:table-row table:style-name="ro1">
          <table:table-cell table:formula="of:=[$test265.A72]" office:value-type="string" office:string-value="2017-11-21" calcext:value-type="string">
            <text:p>2017-11-21</text:p>
          </table:table-cell>
          <table:table-cell table:formula="of:=[$test265.B72]" office:value-type="string" office:string-value="17:08:52" calcext:value-type="string">
            <text:p>17:08:52</text:p>
          </table:table-cell>
          <table:table-cell table:formula="of:=[$test265.C72]" office:value-type="float" office:value="0.00989" calcext:value-type="float">
            <text:p>0.00989</text:p>
          </table:table-cell>
          <table:table-cell table:formula="of:=[$test265.D72]" office:value-type="float" office:value="0.000145" calcext:value-type="float">
            <text:p>0.000145</text:p>
          </table:table-cell>
          <table:table-cell/>
          <table:table-cell table:formula="of:=[$test277.C72]" office:value-type="float" office:value="0.013286" calcext:value-type="float">
            <text:p>0.013286</text:p>
          </table:table-cell>
          <table:table-cell table:formula="of:=[$test277.D72]" office:value-type="float" office:value="0.000136" calcext:value-type="float">
            <text:p>0.000136</text:p>
          </table:table-cell>
          <table:table-cell table:number-columns-repeated="5"/>
        </table:table-row>
        <table:table-row table:style-name="ro1">
          <table:table-cell table:formula="of:=[$test265.A73]" office:value-type="string" office:string-value="2017-11-21" calcext:value-type="string">
            <text:p>2017-11-21</text:p>
          </table:table-cell>
          <table:table-cell table:formula="of:=[$test265.B73]" office:value-type="string" office:string-value="17:08:53" calcext:value-type="string">
            <text:p>17:08:53</text:p>
          </table:table-cell>
          <table:table-cell table:formula="of:=[$test265.C73]" office:value-type="float" office:value="0.00907" calcext:value-type="float">
            <text:p>0.00907</text:p>
          </table:table-cell>
          <table:table-cell table:formula="of:=[$test265.D73]" office:value-type="float" office:value="0.00014" calcext:value-type="float">
            <text:p>0.00014</text:p>
          </table:table-cell>
          <table:table-cell/>
          <table:table-cell table:formula="of:=[$test277.C73]" office:value-type="float" office:value="0.021367" calcext:value-type="float">
            <text:p>0.021367</text:p>
          </table:table-cell>
          <table:table-cell table:formula="of:=[$test277.D73]" office:value-type="float" office:value="0.000124" calcext:value-type="float">
            <text:p>0.000124</text:p>
          </table:table-cell>
          <table:table-cell table:number-columns-repeated="5"/>
        </table:table-row>
        <table:table-row table:style-name="ro1">
          <table:table-cell table:formula="of:=[$test265.A74]" office:value-type="string" office:string-value="2017-11-21" calcext:value-type="string">
            <text:p>2017-11-21</text:p>
          </table:table-cell>
          <table:table-cell table:formula="of:=[$test265.B74]" office:value-type="string" office:string-value="17:08:54" calcext:value-type="string">
            <text:p>17:08:54</text:p>
          </table:table-cell>
          <table:table-cell table:formula="of:=[$test265.C74]" office:value-type="float" office:value="0.009669" calcext:value-type="float">
            <text:p>0.009669</text:p>
          </table:table-cell>
          <table:table-cell table:formula="of:=[$test265.D74]" office:value-type="float" office:value="0.000153" calcext:value-type="float">
            <text:p>0.000153</text:p>
          </table:table-cell>
          <table:table-cell/>
          <table:table-cell table:formula="of:=[$test277.C74]" office:value-type="float" office:value="0.01701" calcext:value-type="float">
            <text:p>0.01701</text:p>
          </table:table-cell>
          <table:table-cell table:formula="of:=[$test277.D74]" office:value-type="float" office:value="0.000105" calcext:value-type="float">
            <text:p>0.000105</text:p>
          </table:table-cell>
          <table:table-cell table:number-columns-repeated="5"/>
        </table:table-row>
        <table:table-row table:style-name="ro1">
          <table:table-cell table:formula="of:=[$test265.A75]" office:value-type="string" office:string-value="2017-11-21" calcext:value-type="string">
            <text:p>2017-11-21</text:p>
          </table:table-cell>
          <table:table-cell table:formula="of:=[$test265.B75]" office:value-type="string" office:string-value="17:08:55" calcext:value-type="string">
            <text:p>17:08:55</text:p>
          </table:table-cell>
          <table:table-cell table:formula="of:=[$test265.C75]" office:value-type="float" office:value="0.009764" calcext:value-type="float">
            <text:p>0.009764</text:p>
          </table:table-cell>
          <table:table-cell table:formula="of:=[$test265.D75]" office:value-type="float" office:value="0.000135" calcext:value-type="float">
            <text:p>0.000135</text:p>
          </table:table-cell>
          <table:table-cell/>
          <table:table-cell table:formula="of:=[$test277.C75]" office:value-type="float" office:value="0.015962" calcext:value-type="float">
            <text:p>0.015962</text:p>
          </table:table-cell>
          <table:table-cell table:formula="of:=[$test277.D75]" office:value-type="float" office:value="0.000107" calcext:value-type="float">
            <text:p>0.000107</text:p>
          </table:table-cell>
          <table:table-cell table:number-columns-repeated="5"/>
        </table:table-row>
        <table:table-row table:style-name="ro1">
          <table:table-cell table:formula="of:=[$test265.A76]" office:value-type="string" office:string-value="2017-11-21" calcext:value-type="string">
            <text:p>2017-11-21</text:p>
          </table:table-cell>
          <table:table-cell table:formula="of:=[$test265.B76]" office:value-type="string" office:string-value="17:08:56" calcext:value-type="string">
            <text:p>17:08:56</text:p>
          </table:table-cell>
          <table:table-cell table:formula="of:=[$test265.C76]" office:value-type="float" office:value="0.009669" calcext:value-type="float">
            <text:p>0.009669</text:p>
          </table:table-cell>
          <table:table-cell table:formula="of:=[$test265.D76]" office:value-type="float" office:value="0.000131" calcext:value-type="float">
            <text:p>0.000131</text:p>
          </table:table-cell>
          <table:table-cell/>
          <table:table-cell table:formula="of:=[$test277.C76]" office:value-type="float" office:value="0.018033" calcext:value-type="float">
            <text:p>0.018033</text:p>
          </table:table-cell>
          <table:table-cell table:formula="of:=[$test277.D76]" office:value-type="float" office:value="0.000115" calcext:value-type="float">
            <text:p>0.000115</text:p>
          </table:table-cell>
          <table:table-cell table:number-columns-repeated="5"/>
        </table:table-row>
        <table:table-row table:style-name="ro1">
          <table:table-cell table:formula="of:=[$test265.A77]" office:value-type="string" office:string-value="2017-11-21" calcext:value-type="string">
            <text:p>2017-11-21</text:p>
          </table:table-cell>
          <table:table-cell table:formula="of:=[$test265.B77]" office:value-type="string" office:string-value="17:08:57" calcext:value-type="string">
            <text:p>17:08:57</text:p>
          </table:table-cell>
          <table:table-cell table:formula="of:=[$test265.C77]" office:value-type="float" office:value="0.009819" calcext:value-type="float">
            <text:p>0.009819</text:p>
          </table:table-cell>
          <table:table-cell table:formula="of:=[$test265.D77]" office:value-type="float" office:value="0.000138" calcext:value-type="float">
            <text:p>0.000138</text:p>
          </table:table-cell>
          <table:table-cell/>
          <table:table-cell table:formula="of:=[$test277.C77]" office:value-type="float" office:value="0.014868" calcext:value-type="float">
            <text:p>0.014868</text:p>
          </table:table-cell>
          <table:table-cell table:formula="of:=[$test277.D77]" office:value-type="float" office:value="0.000119" calcext:value-type="float">
            <text:p>0.000119</text:p>
          </table:table-cell>
          <table:table-cell table:number-columns-repeated="5"/>
        </table:table-row>
        <table:table-row table:style-name="ro1">
          <table:table-cell table:formula="of:=[$test265.A78]" office:value-type="string" office:string-value="2017-11-21" calcext:value-type="string">
            <text:p>2017-11-21</text:p>
          </table:table-cell>
          <table:table-cell table:formula="of:=[$test265.B78]" office:value-type="string" office:string-value="17:08:58" calcext:value-type="string">
            <text:p>17:08:58</text:p>
          </table:table-cell>
          <table:table-cell table:formula="of:=[$test265.C78]" office:value-type="float" office:value="0.010741" calcext:value-type="float">
            <text:p>0.010741</text:p>
          </table:table-cell>
          <table:table-cell table:formula="of:=[$test265.D78]" office:value-type="float" office:value="0.000149" calcext:value-type="float">
            <text:p>0.000149</text:p>
          </table:table-cell>
          <table:table-cell/>
          <table:table-cell table:formula="of:=[$test277.C78]" office:value-type="float" office:value="0.020013" calcext:value-type="float">
            <text:p>0.020013</text:p>
          </table:table-cell>
          <table:table-cell table:formula="of:=[$test277.D78]" office:value-type="float" office:value="0.000136" calcext:value-type="float">
            <text:p>0.000136</text:p>
          </table:table-cell>
          <table:table-cell table:number-columns-repeated="5"/>
        </table:table-row>
        <table:table-row table:style-name="ro1">
          <table:table-cell table:formula="of:=[$test265.A79]" office:value-type="string" office:string-value="2017-11-21" calcext:value-type="string">
            <text:p>2017-11-21</text:p>
          </table:table-cell>
          <table:table-cell table:formula="of:=[$test265.B79]" office:value-type="string" office:string-value="17:08:59" calcext:value-type="string">
            <text:p>17:08:59</text:p>
          </table:table-cell>
          <table:table-cell table:formula="of:=[$test265.C79]" office:value-type="float" office:value="0.009802" calcext:value-type="float">
            <text:p>0.009802</text:p>
          </table:table-cell>
          <table:table-cell table:formula="of:=[$test265.D79]" office:value-type="float" office:value="0.000132" calcext:value-type="float">
            <text:p>0.000132</text:p>
          </table:table-cell>
          <table:table-cell/>
          <table:table-cell table:formula="of:=[$test277.C79]" office:value-type="float" office:value="0.012457" calcext:value-type="float">
            <text:p>0.012457</text:p>
          </table:table-cell>
          <table:table-cell table:formula="of:=[$test277.D79]" office:value-type="float" office:value="0.000105" calcext:value-type="float">
            <text:p>0.000105</text:p>
          </table:table-cell>
          <table:table-cell table:number-columns-repeated="5"/>
        </table:table-row>
        <table:table-row table:style-name="ro1">
          <table:table-cell table:formula="of:=[$test265.A80]" office:value-type="string" office:string-value="2017-11-21" calcext:value-type="string">
            <text:p>2017-11-21</text:p>
          </table:table-cell>
          <table:table-cell table:formula="of:=[$test265.B80]" office:value-type="string" office:string-value="17:09:00" calcext:value-type="string">
            <text:p>17:09:00</text:p>
          </table:table-cell>
          <table:table-cell table:formula="of:=[$test265.C80]" office:value-type="float" office:value="0.013778" calcext:value-type="float">
            <text:p>0.013778</text:p>
          </table:table-cell>
          <table:table-cell table:formula="of:=[$test265.D80]" office:value-type="float" office:value="0.00011" calcext:value-type="float">
            <text:p>0.00011</text:p>
          </table:table-cell>
          <table:table-cell/>
          <table:table-cell table:formula="of:=[$test277.C80]" office:value-type="float" office:value="0.012666" calcext:value-type="float">
            <text:p>0.012666</text:p>
          </table:table-cell>
          <table:table-cell table:formula="of:=[$test277.D80]" office:value-type="float" office:value="0.000099" calcext:value-type="float">
            <text:p>9.9E-05</text:p>
          </table:table-cell>
          <table:table-cell table:number-columns-repeated="5"/>
        </table:table-row>
        <table:table-row table:style-name="ro1">
          <table:table-cell table:formula="of:=[$test265.A81]" office:value-type="string" office:string-value="2017-11-21" calcext:value-type="string">
            <text:p>2017-11-21</text:p>
          </table:table-cell>
          <table:table-cell table:formula="of:=[$test265.B81]" office:value-type="string" office:string-value="17:09:01" calcext:value-type="string">
            <text:p>17:09:01</text:p>
          </table:table-cell>
          <table:table-cell table:formula="of:=[$test265.C81]" office:value-type="float" office:value="0.010378" calcext:value-type="float">
            <text:p>0.010378</text:p>
          </table:table-cell>
          <table:table-cell table:formula="of:=[$test265.D81]" office:value-type="float" office:value="0.000125" calcext:value-type="float">
            <text:p>0.000125</text:p>
          </table:table-cell>
          <table:table-cell/>
          <table:table-cell table:formula="of:=[$test277.C81]" office:value-type="float" office:value="0.014341" calcext:value-type="float">
            <text:p>0.014341</text:p>
          </table:table-cell>
          <table:table-cell table:formula="of:=[$test277.D81]" office:value-type="float" office:value="0.00011" calcext:value-type="float">
            <text:p>0.00011</text:p>
          </table:table-cell>
          <table:table-cell table:number-columns-repeated="5"/>
        </table:table-row>
        <table:table-row table:style-name="ro1">
          <table:table-cell table:formula="of:=[$test265.A82]" office:value-type="string" office:string-value="2017-11-21" calcext:value-type="string">
            <text:p>2017-11-21</text:p>
          </table:table-cell>
          <table:table-cell table:formula="of:=[$test265.B82]" office:value-type="string" office:string-value="17:09:02" calcext:value-type="string">
            <text:p>17:09:02</text:p>
          </table:table-cell>
          <table:table-cell table:formula="of:=[$test265.C82]" office:value-type="float" office:value="0.020158" calcext:value-type="float">
            <text:p>0.020158</text:p>
          </table:table-cell>
          <table:table-cell table:formula="of:=[$test265.D82]" office:value-type="float" office:value="0.000124" calcext:value-type="float">
            <text:p>0.000124</text:p>
          </table:table-cell>
          <table:table-cell/>
          <table:table-cell table:formula="of:=[$test277.C82]" office:value-type="float" office:value="0.012343" calcext:value-type="float">
            <text:p>0.012343</text:p>
          </table:table-cell>
          <table:table-cell table:formula="of:=[$test277.D82]" office:value-type="float" office:value="0.000101" calcext:value-type="float">
            <text:p>0.000101</text:p>
          </table:table-cell>
          <table:table-cell table:number-columns-repeated="5"/>
        </table:table-row>
        <table:table-row table:style-name="ro1">
          <table:table-cell table:formula="of:=[$test265.A83]" office:value-type="string" office:string-value="2017-11-21" calcext:value-type="string">
            <text:p>2017-11-21</text:p>
          </table:table-cell>
          <table:table-cell table:formula="of:=[$test265.B83]" office:value-type="string" office:string-value="17:09:03" calcext:value-type="string">
            <text:p>17:09:03</text:p>
          </table:table-cell>
          <table:table-cell table:formula="of:=[$test265.C83]" office:value-type="float" office:value="0.018041" calcext:value-type="float">
            <text:p>0.018041</text:p>
          </table:table-cell>
          <table:table-cell table:formula="of:=[$test265.D83]" office:value-type="float" office:value="0.000152" calcext:value-type="float">
            <text:p>0.000152</text:p>
          </table:table-cell>
          <table:table-cell/>
          <table:table-cell table:formula="of:=[$test277.C83]" office:value-type="float" office:value="0.015485" calcext:value-type="float">
            <text:p>0.015485</text:p>
          </table:table-cell>
          <table:table-cell table:formula="of:=[$test277.D83]" office:value-type="float" office:value="0.000122" calcext:value-type="float">
            <text:p>0.000122</text:p>
          </table:table-cell>
          <table:table-cell table:number-columns-repeated="5"/>
        </table:table-row>
        <table:table-row table:style-name="ro1">
          <table:table-cell table:formula="of:=[$test265.A84]" office:value-type="string" office:string-value="2017-11-21" calcext:value-type="string">
            <text:p>2017-11-21</text:p>
          </table:table-cell>
          <table:table-cell table:formula="of:=[$test265.B84]" office:value-type="string" office:string-value="17:09:04" calcext:value-type="string">
            <text:p>17:09:04</text:p>
          </table:table-cell>
          <table:table-cell table:formula="of:=[$test265.C84]" office:value-type="float" office:value="0.014288" calcext:value-type="float">
            <text:p>0.014288</text:p>
          </table:table-cell>
          <table:table-cell table:formula="of:=[$test265.D84]" office:value-type="float" office:value="0.000162" calcext:value-type="float">
            <text:p>0.000162</text:p>
          </table:table-cell>
          <table:table-cell/>
          <table:table-cell table:formula="of:=[$test277.C84]" office:value-type="float" office:value="0.013381" calcext:value-type="float">
            <text:p>0.013381</text:p>
          </table:table-cell>
          <table:table-cell table:formula="of:=[$test277.D84]" office:value-type="float" office:value="0.000112" calcext:value-type="float">
            <text:p>0.000112</text:p>
          </table:table-cell>
          <table:table-cell table:number-columns-repeated="5"/>
        </table:table-row>
        <table:table-row table:style-name="ro1">
          <table:table-cell table:formula="of:=[$test265.A85]" office:value-type="string" office:string-value="2017-11-21" calcext:value-type="string">
            <text:p>2017-11-21</text:p>
          </table:table-cell>
          <table:table-cell table:formula="of:=[$test265.B85]" office:value-type="string" office:string-value="17:09:05" calcext:value-type="string">
            <text:p>17:09:05</text:p>
          </table:table-cell>
          <table:table-cell table:formula="of:=[$test265.C85]" office:value-type="float" office:value="0.014253" calcext:value-type="float">
            <text:p>0.014253</text:p>
          </table:table-cell>
          <table:table-cell table:formula="of:=[$test265.D85]" office:value-type="float" office:value="0.000108" calcext:value-type="float">
            <text:p>0.000108</text:p>
          </table:table-cell>
          <table:table-cell/>
          <table:table-cell table:formula="of:=[$test277.C85]" office:value-type="float" office:value="0.011313" calcext:value-type="float">
            <text:p>0.011313</text:p>
          </table:table-cell>
          <table:table-cell table:formula="of:=[$test277.D85]" office:value-type="float" office:value="0.000112" calcext:value-type="float">
            <text:p>0.000112</text:p>
          </table:table-cell>
          <table:table-cell table:number-columns-repeated="5"/>
        </table:table-row>
        <table:table-row table:style-name="ro1">
          <table:table-cell table:formula="of:=[$test265.A86]" office:value-type="string" office:string-value="2017-11-21" calcext:value-type="string">
            <text:p>2017-11-21</text:p>
          </table:table-cell>
          <table:table-cell table:formula="of:=[$test265.B86]" office:value-type="string" office:string-value="17:09:06" calcext:value-type="string">
            <text:p>17:09:06</text:p>
          </table:table-cell>
          <table:table-cell table:formula="of:=[$test265.C86]" office:value-type="float" office:value="0.031096" calcext:value-type="float">
            <text:p>0.031096</text:p>
          </table:table-cell>
          <table:table-cell table:formula="of:=[$test265.D86]" office:value-type="float" office:value="0.000114" calcext:value-type="float">
            <text:p>0.000114</text:p>
          </table:table-cell>
          <table:table-cell/>
          <table:table-cell table:formula="of:=[$test277.C86]" office:value-type="float" office:value="0.019945" calcext:value-type="float">
            <text:p>0.019945</text:p>
          </table:table-cell>
          <table:table-cell table:formula="of:=[$test277.D86]" office:value-type="float" office:value="0.00009" calcext:value-type="float">
            <text:p>9E-05</text:p>
          </table:table-cell>
          <table:table-cell table:number-columns-repeated="5"/>
        </table:table-row>
        <table:table-row table:style-name="ro1">
          <table:table-cell table:formula="of:=[$test265.A87]" office:value-type="string" office:string-value="2017-11-21" calcext:value-type="string">
            <text:p>2017-11-21</text:p>
          </table:table-cell>
          <table:table-cell table:formula="of:=[$test265.B87]" office:value-type="string" office:string-value="17:09:07" calcext:value-type="string">
            <text:p>17:09:07</text:p>
          </table:table-cell>
          <table:table-cell table:formula="of:=[$test265.C87]" office:value-type="float" office:value="0.020105" calcext:value-type="float">
            <text:p>0.020105</text:p>
          </table:table-cell>
          <table:table-cell table:formula="of:=[$test265.D87]" office:value-type="float" office:value="0.000142" calcext:value-type="float">
            <text:p>0.000142</text:p>
          </table:table-cell>
          <table:table-cell/>
          <table:table-cell table:formula="of:=[$test277.C87]" office:value-type="float" office:value="0.018204" calcext:value-type="float">
            <text:p>0.018204</text:p>
          </table:table-cell>
          <table:table-cell table:formula="of:=[$test277.D87]" office:value-type="float" office:value="0.000093" calcext:value-type="float">
            <text:p>9.3E-05</text:p>
          </table:table-cell>
          <table:table-cell table:number-columns-repeated="5"/>
        </table:table-row>
        <table:table-row table:style-name="ro1">
          <table:table-cell table:formula="of:=[$test265.A88]" office:value-type="string" office:string-value="2017-11-21" calcext:value-type="string">
            <text:p>2017-11-21</text:p>
          </table:table-cell>
          <table:table-cell table:formula="of:=[$test265.B88]" office:value-type="string" office:string-value="17:09:08" calcext:value-type="string">
            <text:p>17:09:08</text:p>
          </table:table-cell>
          <table:table-cell table:formula="of:=[$test265.C88]" office:value-type="float" office:value="0.01399" calcext:value-type="float">
            <text:p>0.01399</text:p>
          </table:table-cell>
          <table:table-cell table:formula="of:=[$test265.D88]" office:value-type="float" office:value="0.000145" calcext:value-type="float">
            <text:p>0.000145</text:p>
          </table:table-cell>
          <table:table-cell/>
          <table:table-cell table:formula="of:=[$test277.C88]" office:value-type="float" office:value="0.012267" calcext:value-type="float">
            <text:p>0.012267</text:p>
          </table:table-cell>
          <table:table-cell table:formula="of:=[$test277.D88]" office:value-type="float" office:value="0.00013" calcext:value-type="float">
            <text:p>0.00013</text:p>
          </table:table-cell>
          <table:table-cell table:number-columns-repeated="5"/>
        </table:table-row>
        <table:table-row table:style-name="ro1">
          <table:table-cell table:formula="of:=[$test265.A89]" office:value-type="string" office:string-value="2017-11-21" calcext:value-type="string">
            <text:p>2017-11-21</text:p>
          </table:table-cell>
          <table:table-cell table:formula="of:=[$test265.B89]" office:value-type="string" office:string-value="17:09:09" calcext:value-type="string">
            <text:p>17:09:09</text:p>
          </table:table-cell>
          <table:table-cell table:formula="of:=[$test265.C89]" office:value-type="float" office:value="0.022796" calcext:value-type="float">
            <text:p>0.022796</text:p>
          </table:table-cell>
          <table:table-cell table:formula="of:=[$test265.D89]" office:value-type="float" office:value="0.000112" calcext:value-type="float">
            <text:p>0.000112</text:p>
          </table:table-cell>
          <table:table-cell/>
          <table:table-cell table:formula="of:=[$test277.C89]" office:value-type="float" office:value="0.012616" calcext:value-type="float">
            <text:p>0.012616</text:p>
          </table:table-cell>
          <table:table-cell table:formula="of:=[$test277.D89]" office:value-type="float" office:value="0.000123" calcext:value-type="float">
            <text:p>0.000123</text:p>
          </table:table-cell>
          <table:table-cell table:number-columns-repeated="5"/>
        </table:table-row>
        <table:table-row table:style-name="ro1">
          <table:table-cell table:formula="of:=[$test265.A90]" office:value-type="string" office:string-value="2017-11-21" calcext:value-type="string">
            <text:p>2017-11-21</text:p>
          </table:table-cell>
          <table:table-cell table:formula="of:=[$test265.B90]" office:value-type="string" office:string-value="17:09:10" calcext:value-type="string">
            <text:p>17:09:10</text:p>
          </table:table-cell>
          <table:table-cell table:formula="of:=[$test265.C90]" office:value-type="float" office:value="0.015753" calcext:value-type="float">
            <text:p>0.015753</text:p>
          </table:table-cell>
          <table:table-cell table:formula="of:=[$test265.D90]" office:value-type="float" office:value="0.000131" calcext:value-type="float">
            <text:p>0.000131</text:p>
          </table:table-cell>
          <table:table-cell/>
          <table:table-cell table:formula="of:=[$test277.C90]" office:value-type="float" office:value="0.014776" calcext:value-type="float">
            <text:p>0.014776</text:p>
          </table:table-cell>
          <table:table-cell table:formula="of:=[$test277.D90]" office:value-type="float" office:value="0.000106" calcext:value-type="float">
            <text:p>0.000106</text:p>
          </table:table-cell>
          <table:table-cell table:number-columns-repeated="5"/>
        </table:table-row>
        <table:table-row table:style-name="ro1">
          <table:table-cell table:formula="of:=[$test265.A91]" office:value-type="string" office:string-value="2017-11-21" calcext:value-type="string">
            <text:p>2017-11-21</text:p>
          </table:table-cell>
          <table:table-cell table:formula="of:=[$test265.B91]" office:value-type="string" office:string-value="17:09:11" calcext:value-type="string">
            <text:p>17:09:11</text:p>
          </table:table-cell>
          <table:table-cell table:formula="of:=[$test265.C91]" office:value-type="float" office:value="0.014519" calcext:value-type="float">
            <text:p>0.014519</text:p>
          </table:table-cell>
          <table:table-cell table:formula="of:=[$test265.D91]" office:value-type="float" office:value="0.000128" calcext:value-type="float">
            <text:p>0.000128</text:p>
          </table:table-cell>
          <table:table-cell/>
          <table:table-cell table:formula="of:=[$test277.C91]" office:value-type="float" office:value="0.015677" calcext:value-type="float">
            <text:p>0.015677</text:p>
          </table:table-cell>
          <table:table-cell table:formula="of:=[$test277.D91]" office:value-type="float" office:value="0.0001" calcext:value-type="float">
            <text:p>1E-04</text:p>
          </table:table-cell>
          <table:table-cell table:number-columns-repeated="5"/>
        </table:table-row>
        <table:table-row table:style-name="ro1">
          <table:table-cell table:formula="of:=[$test265.A92]" office:value-type="string" office:string-value="2017-11-21" calcext:value-type="string">
            <text:p>2017-11-21</text:p>
          </table:table-cell>
          <table:table-cell table:formula="of:=[$test265.B92]" office:value-type="string" office:string-value="17:09:12" calcext:value-type="string">
            <text:p>17:09:12</text:p>
          </table:table-cell>
          <table:table-cell table:formula="of:=[$test265.C92]" office:value-type="float" office:value="0.012251" calcext:value-type="float">
            <text:p>0.012251</text:p>
          </table:table-cell>
          <table:table-cell table:formula="of:=[$test265.D92]" office:value-type="float" office:value="0.00013" calcext:value-type="float">
            <text:p>0.00013</text:p>
          </table:table-cell>
          <table:table-cell/>
          <table:table-cell table:formula="of:=[$test277.C92]" office:value-type="float" office:value="0.020902" calcext:value-type="float">
            <text:p>0.020902</text:p>
          </table:table-cell>
          <table:table-cell table:formula="of:=[$test277.D92]" office:value-type="float" office:value="0.000115" calcext:value-type="float">
            <text:p>0.000115</text:p>
          </table:table-cell>
          <table:table-cell table:number-columns-repeated="5"/>
        </table:table-row>
        <table:table-row table:style-name="ro1">
          <table:table-cell table:formula="of:=[$test265.A93]" office:value-type="string" office:string-value="2017-11-21" calcext:value-type="string">
            <text:p>2017-11-21</text:p>
          </table:table-cell>
          <table:table-cell table:formula="of:=[$test265.B93]" office:value-type="string" office:string-value="17:09:13" calcext:value-type="string">
            <text:p>17:09:13</text:p>
          </table:table-cell>
          <table:table-cell table:formula="of:=[$test265.C93]" office:value-type="float" office:value="0.014933" calcext:value-type="float">
            <text:p>0.014933</text:p>
          </table:table-cell>
          <table:table-cell table:formula="of:=[$test265.D93]" office:value-type="float" office:value="0.000153" calcext:value-type="float">
            <text:p>0.000153</text:p>
          </table:table-cell>
          <table:table-cell/>
          <table:table-cell table:formula="of:=[$test277.C93]" office:value-type="float" office:value="0.020777" calcext:value-type="float">
            <text:p>0.020777</text:p>
          </table:table-cell>
          <table:table-cell table:formula="of:=[$test277.D93]" office:value-type="float" office:value="0.000097" calcext:value-type="float">
            <text:p>9.7E-05</text:p>
          </table:table-cell>
          <table:table-cell table:number-columns-repeated="5"/>
        </table:table-row>
        <table:table-row table:style-name="ro1">
          <table:table-cell table:formula="of:=[$test265.A94]" office:value-type="string" office:string-value="2017-11-21" calcext:value-type="string">
            <text:p>2017-11-21</text:p>
          </table:table-cell>
          <table:table-cell table:formula="of:=[$test265.B94]" office:value-type="string" office:string-value="17:09:14" calcext:value-type="string">
            <text:p>17:09:14</text:p>
          </table:table-cell>
          <table:table-cell table:formula="of:=[$test265.C94]" office:value-type="float" office:value="0.019359" calcext:value-type="float">
            <text:p>0.019359</text:p>
          </table:table-cell>
          <table:table-cell table:formula="of:=[$test265.D94]" office:value-type="float" office:value="0.000128" calcext:value-type="float">
            <text:p>0.000128</text:p>
          </table:table-cell>
          <table:table-cell/>
          <table:table-cell table:formula="of:=[$test277.C94]" office:value-type="float" office:value="0.014246" calcext:value-type="float">
            <text:p>0.014246</text:p>
          </table:table-cell>
          <table:table-cell table:formula="of:=[$test277.D94]" office:value-type="float" office:value="0.000098" calcext:value-type="float">
            <text:p>9.8E-05</text:p>
          </table:table-cell>
          <table:table-cell table:number-columns-repeated="5"/>
        </table:table-row>
        <table:table-row table:style-name="ro1">
          <table:table-cell table:formula="of:=[$test265.A95]" office:value-type="string" office:string-value="2017-11-21" calcext:value-type="string">
            <text:p>2017-11-21</text:p>
          </table:table-cell>
          <table:table-cell table:formula="of:=[$test265.B95]" office:value-type="string" office:string-value="17:09:15" calcext:value-type="string">
            <text:p>17:09:15</text:p>
          </table:table-cell>
          <table:table-cell table:formula="of:=[$test265.C95]" office:value-type="float" office:value="0.020045" calcext:value-type="float">
            <text:p>0.020045</text:p>
          </table:table-cell>
          <table:table-cell table:formula="of:=[$test265.D95]" office:value-type="float" office:value="0.000168" calcext:value-type="float">
            <text:p>0.000168</text:p>
          </table:table-cell>
          <table:table-cell/>
          <table:table-cell table:formula="of:=[$test277.C95]" office:value-type="float" office:value="0.011294" calcext:value-type="float">
            <text:p>0.011294</text:p>
          </table:table-cell>
          <table:table-cell table:formula="of:=[$test277.D95]" office:value-type="float" office:value="0.00013" calcext:value-type="float">
            <text:p>0.00013</text:p>
          </table:table-cell>
          <table:table-cell table:number-columns-repeated="5"/>
        </table:table-row>
        <table:table-row table:style-name="ro1">
          <table:table-cell table:formula="of:=[$test265.A96]" office:value-type="string" office:string-value="2017-11-21" calcext:value-type="string">
            <text:p>2017-11-21</text:p>
          </table:table-cell>
          <table:table-cell table:formula="of:=[$test265.B96]" office:value-type="string" office:string-value="17:09:16" calcext:value-type="string">
            <text:p>17:09:16</text:p>
          </table:table-cell>
          <table:table-cell table:formula="of:=[$test265.C96]" office:value-type="float" office:value="0.023334" calcext:value-type="float">
            <text:p>0.023334</text:p>
          </table:table-cell>
          <table:table-cell table:formula="of:=[$test265.D96]" office:value-type="float" office:value="0.000118" calcext:value-type="float">
            <text:p>0.000118</text:p>
          </table:table-cell>
          <table:table-cell/>
          <table:table-cell table:formula="of:=[$test277.C96]" office:value-type="float" office:value="0.013248" calcext:value-type="float">
            <text:p>0.013248</text:p>
          </table:table-cell>
          <table:table-cell table:formula="of:=[$test277.D96]" office:value-type="float" office:value="0.000097" calcext:value-type="float">
            <text:p>9.7E-05</text:p>
          </table:table-cell>
          <table:table-cell table:number-columns-repeated="5"/>
        </table:table-row>
        <table:table-row table:style-name="ro1">
          <table:table-cell table:formula="of:=[$test265.A97]" office:value-type="string" office:string-value="2017-11-21" calcext:value-type="string">
            <text:p>2017-11-21</text:p>
          </table:table-cell>
          <table:table-cell table:formula="of:=[$test265.B97]" office:value-type="string" office:string-value="17:09:17" calcext:value-type="string">
            <text:p>17:09:17</text:p>
          </table:table-cell>
          <table:table-cell table:formula="of:=[$test265.C97]" office:value-type="float" office:value="0.014749" calcext:value-type="float">
            <text:p>0.014749</text:p>
          </table:table-cell>
          <table:table-cell table:formula="of:=[$test265.D97]" office:value-type="float" office:value="0.000116" calcext:value-type="float">
            <text:p>0.000116</text:p>
          </table:table-cell>
          <table:table-cell/>
          <table:table-cell table:formula="of:=[$test277.C97]" office:value-type="float" office:value="0.013641" calcext:value-type="float">
            <text:p>0.013641</text:p>
          </table:table-cell>
          <table:table-cell table:formula="of:=[$test277.D97]" office:value-type="float" office:value="0.000107" calcext:value-type="float">
            <text:p>0.000107</text:p>
          </table:table-cell>
          <table:table-cell table:number-columns-repeated="5"/>
        </table:table-row>
        <table:table-row table:style-name="ro1">
          <table:table-cell table:formula="of:=[$test265.A98]" office:value-type="string" office:string-value="2017-11-21" calcext:value-type="string">
            <text:p>2017-11-21</text:p>
          </table:table-cell>
          <table:table-cell table:formula="of:=[$test265.B98]" office:value-type="string" office:string-value="17:09:18" calcext:value-type="string">
            <text:p>17:09:18</text:p>
          </table:table-cell>
          <table:table-cell table:formula="of:=[$test265.C98]" office:value-type="float" office:value="0.011438" calcext:value-type="float">
            <text:p>0.011438</text:p>
          </table:table-cell>
          <table:table-cell table:formula="of:=[$test265.D98]" office:value-type="float" office:value="0.000139" calcext:value-type="float">
            <text:p>0.000139</text:p>
          </table:table-cell>
          <table:table-cell/>
          <table:table-cell table:formula="of:=[$test277.C98]" office:value-type="float" office:value="0.014329" calcext:value-type="float">
            <text:p>0.014329</text:p>
          </table:table-cell>
          <table:table-cell table:formula="of:=[$test277.D98]" office:value-type="float" office:value="0.00011" calcext:value-type="float">
            <text:p>0.00011</text:p>
          </table:table-cell>
          <table:table-cell table:number-columns-repeated="5"/>
        </table:table-row>
        <table:table-row table:style-name="ro1">
          <table:table-cell table:formula="of:=[$test265.A99]" office:value-type="string" office:string-value="2017-11-21" calcext:value-type="string">
            <text:p>2017-11-21</text:p>
          </table:table-cell>
          <table:table-cell table:formula="of:=[$test265.B99]" office:value-type="string" office:string-value="17:09:19" calcext:value-type="string">
            <text:p>17:09:19</text:p>
          </table:table-cell>
          <table:table-cell table:formula="of:=[$test265.C99]" office:value-type="float" office:value="0.017005" calcext:value-type="float">
            <text:p>0.017005</text:p>
          </table:table-cell>
          <table:table-cell table:formula="of:=[$test265.D99]" office:value-type="float" office:value="0.000136" calcext:value-type="float">
            <text:p>0.000136</text:p>
          </table:table-cell>
          <table:table-cell/>
          <table:table-cell table:formula="of:=[$test277.C99]" office:value-type="float" office:value="0.013334" calcext:value-type="float">
            <text:p>0.013334</text:p>
          </table:table-cell>
          <table:table-cell table:formula="of:=[$test277.D99]" office:value-type="float" office:value="0.000118" calcext:value-type="float">
            <text:p>0.000118</text:p>
          </table:table-cell>
          <table:table-cell table:number-columns-repeated="5"/>
        </table:table-row>
        <table:table-row table:style-name="ro1">
          <table:table-cell table:formula="of:=[$test265.A100]" office:value-type="string" office:string-value="2017-11-21" calcext:value-type="string">
            <text:p>2017-11-21</text:p>
          </table:table-cell>
          <table:table-cell table:formula="of:=[$test265.B100]" office:value-type="string" office:string-value="17:09:20" calcext:value-type="string">
            <text:p>17:09:20</text:p>
          </table:table-cell>
          <table:table-cell table:formula="of:=[$test265.C100]" office:value-type="float" office:value="0.018932" calcext:value-type="float">
            <text:p>0.018932</text:p>
          </table:table-cell>
          <table:table-cell table:formula="of:=[$test265.D100]" office:value-type="float" office:value="0.000126" calcext:value-type="float">
            <text:p>0.000126</text:p>
          </table:table-cell>
          <table:table-cell/>
          <table:table-cell table:formula="of:=[$test277.C100]" office:value-type="float" office:value="0.012208" calcext:value-type="float">
            <text:p>0.012208</text:p>
          </table:table-cell>
          <table:table-cell table:formula="of:=[$test277.D100]" office:value-type="float" office:value="0.00011" calcext:value-type="float">
            <text:p>0.00011</text:p>
          </table:table-cell>
          <table:table-cell table:number-columns-repeated="5"/>
        </table:table-row>
        <table:table-row table:style-name="ro1">
          <table:table-cell table:formula="of:=[$test265.A101]" office:value-type="string" office:string-value="2017-11-21" calcext:value-type="string">
            <text:p>2017-11-21</text:p>
          </table:table-cell>
          <table:table-cell table:formula="of:=[$test265.B101]" office:value-type="string" office:string-value="17:09:21" calcext:value-type="string">
            <text:p>17:09:21</text:p>
          </table:table-cell>
          <table:table-cell table:formula="of:=[$test265.C101]" office:value-type="float" office:value="0.020187" calcext:value-type="float">
            <text:p>0.020187</text:p>
          </table:table-cell>
          <table:table-cell table:formula="of:=[$test265.D101]" office:value-type="float" office:value="0.000136" calcext:value-type="float">
            <text:p>0.000136</text:p>
          </table:table-cell>
          <table:table-cell/>
          <table:table-cell table:formula="of:=[$test277.C101]" office:value-type="float" office:value="0.01401" calcext:value-type="float">
            <text:p>0.01401</text:p>
          </table:table-cell>
          <table:table-cell table:formula="of:=[$test277.D101]" office:value-type="float" office:value="0.000101" calcext:value-type="float">
            <text:p>0.000101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02]" office:value-type="float" office:value="0.015128" calcext:value-type="float">
            <text:p>0.015128</text:p>
          </table:table-cell>
          <table:table-cell table:formula="of:=[$test277.D102]" office:value-type="float" office:value="0.000109" calcext:value-type="float">
            <text:p>0.000109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03]" office:value-type="float" office:value="0.015341" calcext:value-type="float">
            <text:p>0.015341</text:p>
          </table:table-cell>
          <table:table-cell table:formula="of:=[$test277.D103]" office:value-type="float" office:value="0.000123" calcext:value-type="float">
            <text:p>0.000123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04]" office:value-type="float" office:value="0.023873" calcext:value-type="float">
            <text:p>0.023873</text:p>
          </table:table-cell>
          <table:table-cell table:formula="of:=[$test277.D104]" office:value-type="float" office:value="0.000102" calcext:value-type="float">
            <text:p>0.000102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05]" office:value-type="float" office:value="0.014529" calcext:value-type="float">
            <text:p>0.014529</text:p>
          </table:table-cell>
          <table:table-cell table:formula="of:=[$test277.D105]" office:value-type="float" office:value="0.000123" calcext:value-type="float">
            <text:p>0.000123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06]" office:value-type="float" office:value="0.013087" calcext:value-type="float">
            <text:p>0.013087</text:p>
          </table:table-cell>
          <table:table-cell table:formula="of:=[$test277.D106]" office:value-type="float" office:value="0.000087" calcext:value-type="float">
            <text:p>8.7E-05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07]" office:value-type="float" office:value="0.013706" calcext:value-type="float">
            <text:p>0.013706</text:p>
          </table:table-cell>
          <table:table-cell table:formula="of:=[$test277.D107]" office:value-type="float" office:value="0.000103" calcext:value-type="float">
            <text:p>0.000103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08]" office:value-type="float" office:value="0.017577" calcext:value-type="float">
            <text:p>0.017577</text:p>
          </table:table-cell>
          <table:table-cell table:formula="of:=[$test277.D108]" office:value-type="float" office:value="0.000105" calcext:value-type="float">
            <text:p>0.000105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09]" office:value-type="float" office:value="0.025297" calcext:value-type="float">
            <text:p>0.025297</text:p>
          </table:table-cell>
          <table:table-cell table:formula="of:=[$test277.D109]" office:value-type="float" office:value="0.000106" calcext:value-type="float">
            <text:p>0.000106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10]" office:value-type="float" office:value="0.013977" calcext:value-type="float">
            <text:p>0.013977</text:p>
          </table:table-cell>
          <table:table-cell table:formula="of:=[$test277.D110]" office:value-type="float" office:value="0.000099" calcext:value-type="float">
            <text:p>9.9E-05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11]" office:value-type="float" office:value="0.011608" calcext:value-type="float">
            <text:p>0.011608</text:p>
          </table:table-cell>
          <table:table-cell table:formula="of:=[$test277.D111]" office:value-type="float" office:value="0.000105" calcext:value-type="float">
            <text:p>0.000105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12]" office:value-type="float" office:value="0.011895" calcext:value-type="float">
            <text:p>0.011895</text:p>
          </table:table-cell>
          <table:table-cell table:formula="of:=[$test277.D112]" office:value-type="float" office:value="0.000115" calcext:value-type="float">
            <text:p>0.000115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13]" office:value-type="float" office:value="0.017082" calcext:value-type="float">
            <text:p>0.017082</text:p>
          </table:table-cell>
          <table:table-cell table:formula="of:=[$test277.D113]" office:value-type="float" office:value="0.000112" calcext:value-type="float">
            <text:p>0.000112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14]" office:value-type="float" office:value="0.011104" calcext:value-type="float">
            <text:p>0.011104</text:p>
          </table:table-cell>
          <table:table-cell table:formula="of:=[$test277.D114]" office:value-type="float" office:value="0.000088" calcext:value-type="float">
            <text:p>8.8E-05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15]" office:value-type="float" office:value="0.026766" calcext:value-type="float">
            <text:p>0.026766</text:p>
          </table:table-cell>
          <table:table-cell table:formula="of:=[$test277.D115]" office:value-type="float" office:value="0.00011" calcext:value-type="float">
            <text:p>0.00011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16]" office:value-type="float" office:value="0.018583" calcext:value-type="float">
            <text:p>0.018583</text:p>
          </table:table-cell>
          <table:table-cell table:formula="of:=[$test277.D116]" office:value-type="float" office:value="0.000117" calcext:value-type="float">
            <text:p>0.000117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17]" office:value-type="float" office:value="0.016968" calcext:value-type="float">
            <text:p>0.016968</text:p>
          </table:table-cell>
          <table:table-cell table:formula="of:=[$test277.D117]" office:value-type="float" office:value="0.000117" calcext:value-type="float">
            <text:p>0.000117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18]" office:value-type="float" office:value="0.014362" calcext:value-type="float">
            <text:p>0.014362</text:p>
          </table:table-cell>
          <table:table-cell table:formula="of:=[$test277.D118]" office:value-type="float" office:value="0.000166" calcext:value-type="float">
            <text:p>0.000166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19]" office:value-type="float" office:value="0.015549" calcext:value-type="float">
            <text:p>0.015549</text:p>
          </table:table-cell>
          <table:table-cell table:formula="of:=[$test277.D119]" office:value-type="float" office:value="0.000127" calcext:value-type="float">
            <text:p>0.000127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20]" office:value-type="float" office:value="0.019007" calcext:value-type="float">
            <text:p>0.019007</text:p>
          </table:table-cell>
          <table:table-cell table:formula="of:=[$test277.D120]" office:value-type="float" office:value="0.000103" calcext:value-type="float">
            <text:p>0.000103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21]" office:value-type="float" office:value="0.018461" calcext:value-type="float">
            <text:p>0.018461</text:p>
          </table:table-cell>
          <table:table-cell table:formula="of:=[$test277.D121]" office:value-type="float" office:value="0.000107" calcext:value-type="float">
            <text:p>0.000107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22]" office:value-type="float" office:value="0.016073" calcext:value-type="float">
            <text:p>0.016073</text:p>
          </table:table-cell>
          <table:table-cell table:formula="of:=[$test277.D122]" office:value-type="float" office:value="0.000129" calcext:value-type="float">
            <text:p>0.000129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23]" office:value-type="float" office:value="0.018844" calcext:value-type="float">
            <text:p>0.018844</text:p>
          </table:table-cell>
          <table:table-cell table:formula="of:=[$test277.D123]" office:value-type="float" office:value="0.000119" calcext:value-type="float">
            <text:p>0.000119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24]" office:value-type="float" office:value="0.012587" calcext:value-type="float">
            <text:p>0.012587</text:p>
          </table:table-cell>
          <table:table-cell table:formula="of:=[$test277.D124]" office:value-type="float" office:value="0.000167" calcext:value-type="float">
            <text:p>0.000167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25]" office:value-type="float" office:value="0.017085" calcext:value-type="float">
            <text:p>0.017085</text:p>
          </table:table-cell>
          <table:table-cell table:formula="of:=[$test277.D125]" office:value-type="float" office:value="0.000115" calcext:value-type="float">
            <text:p>0.000115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26]" office:value-type="float" office:value="0.012462" calcext:value-type="float">
            <text:p>0.012462</text:p>
          </table:table-cell>
          <table:table-cell table:formula="of:=[$test277.D126]" office:value-type="float" office:value="0.000131" calcext:value-type="float">
            <text:p>0.000131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27]" office:value-type="float" office:value="0.014895" calcext:value-type="float">
            <text:p>0.014895</text:p>
          </table:table-cell>
          <table:table-cell table:formula="of:=[$test277.D127]" office:value-type="float" office:value="0.000144" calcext:value-type="float">
            <text:p>0.000144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28]" office:value-type="float" office:value="0.01324" calcext:value-type="float">
            <text:p>0.01324</text:p>
          </table:table-cell>
          <table:table-cell table:formula="of:=[$test277.D128]" office:value-type="float" office:value="0.000126" calcext:value-type="float">
            <text:p>0.000126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29]" office:value-type="float" office:value="0.014258" calcext:value-type="float">
            <text:p>0.014258</text:p>
          </table:table-cell>
          <table:table-cell table:formula="of:=[$test277.D129]" office:value-type="float" office:value="0.000149" calcext:value-type="float">
            <text:p>0.000149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30]" office:value-type="float" office:value="0.020936" calcext:value-type="float">
            <text:p>0.020936</text:p>
          </table:table-cell>
          <table:table-cell table:formula="of:=[$test277.D130]" office:value-type="float" office:value="0.000142" calcext:value-type="float">
            <text:p>0.000142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31]" office:value-type="float" office:value="0.01836" calcext:value-type="float">
            <text:p>0.01836</text:p>
          </table:table-cell>
          <table:table-cell table:formula="of:=[$test277.D131]" office:value-type="float" office:value="0.000139" calcext:value-type="float">
            <text:p>0.000139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32]" office:value-type="float" office:value="0.015976" calcext:value-type="float">
            <text:p>0.015976</text:p>
          </table:table-cell>
          <table:table-cell table:formula="of:=[$test277.D132]" office:value-type="float" office:value="0.000139" calcext:value-type="float">
            <text:p>0.000139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33]" office:value-type="float" office:value="0.017158" calcext:value-type="float">
            <text:p>0.017158</text:p>
          </table:table-cell>
          <table:table-cell table:formula="of:=[$test277.D133]" office:value-type="float" office:value="0.000129" calcext:value-type="float">
            <text:p>0.000129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34]" office:value-type="float" office:value="0.012784" calcext:value-type="float">
            <text:p>0.012784</text:p>
          </table:table-cell>
          <table:table-cell table:formula="of:=[$test277.D134]" office:value-type="float" office:value="0.000127" calcext:value-type="float">
            <text:p>0.000127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35]" office:value-type="float" office:value="0.015332" calcext:value-type="float">
            <text:p>0.015332</text:p>
          </table:table-cell>
          <table:table-cell table:formula="of:=[$test277.D135]" office:value-type="float" office:value="0.000106" calcext:value-type="float">
            <text:p>0.000106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36]" office:value-type="float" office:value="0.014176" calcext:value-type="float">
            <text:p>0.014176</text:p>
          </table:table-cell>
          <table:table-cell table:formula="of:=[$test277.D136]" office:value-type="float" office:value="0.0001" calcext:value-type="float">
            <text:p>1E-04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37]" office:value-type="float" office:value="0.011212" calcext:value-type="float">
            <text:p>0.011212</text:p>
          </table:table-cell>
          <table:table-cell table:formula="of:=[$test277.D137]" office:value-type="float" office:value="0.000101" calcext:value-type="float">
            <text:p>0.000101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38]" office:value-type="float" office:value="0.014224" calcext:value-type="float">
            <text:p>0.014224</text:p>
          </table:table-cell>
          <table:table-cell table:formula="of:=[$test277.D138]" office:value-type="float" office:value="0.000137" calcext:value-type="float">
            <text:p>0.000137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39]" office:value-type="float" office:value="0.015962" calcext:value-type="float">
            <text:p>0.015962</text:p>
          </table:table-cell>
          <table:table-cell table:formula="of:=[$test277.D139]" office:value-type="float" office:value="0.000109" calcext:value-type="float">
            <text:p>0.000109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40]" office:value-type="float" office:value="0.013623" calcext:value-type="float">
            <text:p>0.013623</text:p>
          </table:table-cell>
          <table:table-cell table:formula="of:=[$test277.D140]" office:value-type="float" office:value="0.000121" calcext:value-type="float">
            <text:p>0.000121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41]" office:value-type="float" office:value="0.021856" calcext:value-type="float">
            <text:p>0.021856</text:p>
          </table:table-cell>
          <table:table-cell table:formula="of:=[$test277.D141]" office:value-type="float" office:value="0.000151" calcext:value-type="float">
            <text:p>0.000151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42]" office:value-type="float" office:value="0.013156" calcext:value-type="float">
            <text:p>0.013156</text:p>
          </table:table-cell>
          <table:table-cell table:formula="of:=[$test277.D142]" office:value-type="float" office:value="0.000118" calcext:value-type="float">
            <text:p>0.000118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43]" office:value-type="float" office:value="0.013634" calcext:value-type="float">
            <text:p>0.013634</text:p>
          </table:table-cell>
          <table:table-cell table:formula="of:=[$test277.D143]" office:value-type="float" office:value="0.000104" calcext:value-type="float">
            <text:p>0.000104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44]" office:value-type="float" office:value="0.020801" calcext:value-type="float">
            <text:p>0.020801</text:p>
          </table:table-cell>
          <table:table-cell table:formula="of:=[$test277.D144]" office:value-type="float" office:value="0.000109" calcext:value-type="float">
            <text:p>0.000109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45]" office:value-type="float" office:value="0.013909" calcext:value-type="float">
            <text:p>0.013909</text:p>
          </table:table-cell>
          <table:table-cell table:formula="of:=[$test277.D145]" office:value-type="float" office:value="0.000095" calcext:value-type="float">
            <text:p>9.5E-05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46]" office:value-type="float" office:value="0.014242" calcext:value-type="float">
            <text:p>0.014242</text:p>
          </table:table-cell>
          <table:table-cell table:formula="of:=[$test277.D146]" office:value-type="float" office:value="0.000102" calcext:value-type="float">
            <text:p>0.000102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47]" office:value-type="float" office:value="0.015235" calcext:value-type="float">
            <text:p>0.015235</text:p>
          </table:table-cell>
          <table:table-cell table:formula="of:=[$test277.D147]" office:value-type="float" office:value="0.000103" calcext:value-type="float">
            <text:p>0.000103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48]" office:value-type="float" office:value="0.01714" calcext:value-type="float">
            <text:p>0.01714</text:p>
          </table:table-cell>
          <table:table-cell table:formula="of:=[$test277.D148]" office:value-type="float" office:value="0.000116" calcext:value-type="float">
            <text:p>0.000116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49]" office:value-type="float" office:value="0.013091" calcext:value-type="float">
            <text:p>0.013091</text:p>
          </table:table-cell>
          <table:table-cell table:formula="of:=[$test277.D149]" office:value-type="float" office:value="0.000124" calcext:value-type="float">
            <text:p>0.000124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50]" office:value-type="float" office:value="0.013876" calcext:value-type="float">
            <text:p>0.013876</text:p>
          </table:table-cell>
          <table:table-cell table:formula="of:=[$test277.D150]" office:value-type="float" office:value="0.000104" calcext:value-type="float">
            <text:p>0.000104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51]" office:value-type="float" office:value="0.012676" calcext:value-type="float">
            <text:p>0.012676</text:p>
          </table:table-cell>
          <table:table-cell table:formula="of:=[$test277.D151]" office:value-type="float" office:value="0.000126" calcext:value-type="float">
            <text:p>0.000126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52]" office:value-type="float" office:value="0.014429" calcext:value-type="float">
            <text:p>0.014429</text:p>
          </table:table-cell>
          <table:table-cell table:formula="of:=[$test277.D152]" office:value-type="float" office:value="0.000099" calcext:value-type="float">
            <text:p>9.9E-05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53]" office:value-type="float" office:value="0.013177" calcext:value-type="float">
            <text:p>0.013177</text:p>
          </table:table-cell>
          <table:table-cell table:formula="of:=[$test277.D153]" office:value-type="float" office:value="0.000111" calcext:value-type="float">
            <text:p>0.000111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54]" office:value-type="float" office:value="0.016818" calcext:value-type="float">
            <text:p>0.016818</text:p>
          </table:table-cell>
          <table:table-cell table:formula="of:=[$test277.D154]" office:value-type="float" office:value="0.000127" calcext:value-type="float">
            <text:p>0.000127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55]" office:value-type="float" office:value="0.013365" calcext:value-type="float">
            <text:p>0.013365</text:p>
          </table:table-cell>
          <table:table-cell table:formula="of:=[$test277.D155]" office:value-type="float" office:value="0.000087" calcext:value-type="float">
            <text:p>8.7E-05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56]" office:value-type="float" office:value="0.015998" calcext:value-type="float">
            <text:p>0.015998</text:p>
          </table:table-cell>
          <table:table-cell table:formula="of:=[$test277.D156]" office:value-type="float" office:value="0.000109" calcext:value-type="float">
            <text:p>0.000109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57]" office:value-type="float" office:value="0.01467" calcext:value-type="float">
            <text:p>0.01467</text:p>
          </table:table-cell>
          <table:table-cell table:formula="of:=[$test277.D157]" office:value-type="float" office:value="0.000134" calcext:value-type="float">
            <text:p>0.000134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58]" office:value-type="float" office:value="0.018364" calcext:value-type="float">
            <text:p>0.018364</text:p>
          </table:table-cell>
          <table:table-cell table:formula="of:=[$test277.D158]" office:value-type="float" office:value="0.000135" calcext:value-type="float">
            <text:p>0.000135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59]" office:value-type="float" office:value="0.013138" calcext:value-type="float">
            <text:p>0.013138</text:p>
          </table:table-cell>
          <table:table-cell table:formula="of:=[$test277.D159]" office:value-type="float" office:value="0.000109" calcext:value-type="float">
            <text:p>0.000109</text:p>
          </table:table-cell>
          <table:table-cell table:number-columns-repeated="5"/>
        </table:table-row>
        <table:table-row table:style-name="ro1" table:visibility="collapse">
          <table:table-cell table:number-columns-repeated="5"/>
          <table:table-cell table:formula="of:=[$test277.C160]" office:value-type="float" office:value="0.011682" calcext:value-type="float">
            <text:p>0.011682</text:p>
          </table:table-cell>
          <table:table-cell table:formula="of:=[$test277.D160]" office:value-type="float" office:value="0.00013" calcext:value-type="float">
            <text:p>0.00013</text:p>
          </table:table-cell>
          <table:table-cell table:number-columns-repeated="5"/>
        </table:table-row>
        <table:table-row table:style-name="ro1" table:visibility="collapse" table:number-rows-repeated="10">
          <table:table-cell table:number-columns-repeated="12"/>
        </table:table-row>
        <table:table-row table:style-name="ro1" table:visibility="collapse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7" loext:min-decimal-places="7" number:min-integer-digits="1" number:grouping="true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2T11:30:32.277922820</dc:date>
    <meta:editing-duration>PT6M19S</meta:editing-duration>
    <meta:editing-cycles>2</meta:editing-cycles>
    <meta:generator>LibreOffice/5.4.0.3$Linux_X86_64 LibreOffice_project/7556cbc6811c9d992f4064ab9287069087d7f62c</meta:generator>
    <meta:document-statistic meta:table-count="3" meta:cell-count="258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 chart:mean-valu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svg:stroke-color="#7e0021"/>
    </style:style>
    <style:style style:name="ch9" style:family="chart">
      <style:graphic-properties svg:stroke-color="#7e0021"/>
    </style:style>
    <style:style style:name="ch10" style:family="chart">
      <style:chart-properties chart:solid-type="cuboid" chart:symbol-type="named-symbol" chart:symbol-name="square" chart:symbol-width="0.05cm" chart:symbol-height="0.0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1cm" svg:y="3.782cm" style:legend-expansion="high" chart:style-name="ch2"/>
        <chart:plot-area chart:style-name="ch3" table:cell-range-address="test277.G1:test277.G161 test277.C1:test277.D161" chart:data-source-has-labels="row" svg:x="0.374cm" svg:y="0.154cm" svg:width="13.361cm" svg:height="8.639cm">
          <chartooo:coordinate-region svg:x="1.286cm" svg:y="0.327cm" svg:width="12.169cm" svg:height="7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7.C2:test277.C161" chart:label-cell-address="test277.C1:test277.C1" chart:class="chart:scatter">
            <chart:domain table:cell-range-address="test277.G2:test277.G161"/>
            <chart:mean-value chart:style-name="ch8"/>
            <chart:regression-curve chart:style-name="ch9"/>
            <chart:data-point chart:repeated="148"/>
            <chart:data-point chart:style-name="ch10"/>
            <chart:data-point chart:repeated="5"/>
            <chart:data-point chart:style-name="ch10"/>
            <chart:data-point chart:repeated="5"/>
          </chart:series>
          <chart:series chart:style-name="ch11" chart:values-cell-range-address="test277.D2:test277.D161" chart:label-cell-address="test277.D1:test277.D1" chart:class="chart:scatter">
            <chart:data-point chart:repeated="1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77.C1:test277.C1</svg:desc>
                </draw:g>
              </table:table-cell>
              <table:table-cell office:value-type="string">
                <text:p>xfertime</text:p>
                <draw:g>
                  <svg:desc>test277.D1:test277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test277.G2:test277.G161</svg:desc>
                </draw:g>
              </table:table-cell>
              <table:table-cell office:value-type="float" office:value="0.012055">
                <text:p>0.012055</text:p>
                <draw:g>
                  <svg:desc>test277.C2:test277.C161</svg:desc>
                </draw:g>
              </table:table-cell>
              <table:table-cell office:value-type="float" office:value="0.000148">
                <text:p>0.000148</text:p>
                <draw:g>
                  <svg:desc>test277.D2:test277.D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  <table:table-cell office:value-type="float" office:value="0.014811">
                <text:p>0.014811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  <table:table-cell office:value-type="float" office:value="0.016783">
                <text:p>0.016783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  <table:table-cell office:value-type="float" office:value="0.023978">
                <text:p>0.023978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8">
                <text:p>398</text:p>
              </table:table-cell>
              <table:table-cell office:value-type="float" office:value="0.023219">
                <text:p>0.023219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0.023745">
                <text:p>0.023745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  <table:table-cell office:value-type="float" office:value="0.014222">
                <text:p>0.014222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  <table:table-cell office:value-type="float" office:value="0.012863">
                <text:p>0.01286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">
                <text:p>399</text:p>
              </table:table-cell>
              <table:table-cell office:value-type="float" office:value="0.01188">
                <text:p>0.01188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  <table:table-cell office:value-type="float" office:value="0.024962">
                <text:p>0.02496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">
                <text:p>399</text:p>
              </table:table-cell>
              <table:table-cell office:value-type="float" office:value="0.016173">
                <text:p>0.01617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">
                <text:p>399</text:p>
              </table:table-cell>
              <table:table-cell office:value-type="float" office:value="0.027812">
                <text:p>0.027812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8">
                <text:p>398</text:p>
              </table:table-cell>
              <table:table-cell office:value-type="float" office:value="0.023555">
                <text:p>0.023555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">
                <text:p>400</text:p>
              </table:table-cell>
              <table:table-cell office:value-type="float" office:value="0.015747">
                <text:p>0.015747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9">
                <text:p>399</text:p>
              </table:table-cell>
              <table:table-cell office:value-type="float" office:value="0.014496">
                <text:p>0.014496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">
                <text:p>399</text:p>
              </table:table-cell>
              <table:table-cell office:value-type="float" office:value="0.056893">
                <text:p>0.05689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  <table:table-cell office:value-type="float" office:value="0.021864">
                <text:p>0.021864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  <table:table-cell office:value-type="float" office:value="0.014153">
                <text:p>0.014153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0.015341">
                <text:p>0.015341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0.013925">
                <text:p>0.013925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9">
                <text:p>399</text:p>
              </table:table-cell>
              <table:table-cell office:value-type="float" office:value="0.023733">
                <text:p>0.023733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9">
                <text:p>399</text:p>
              </table:table-cell>
              <table:table-cell office:value-type="float" office:value="0.020542">
                <text:p>0.020542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8">
                <text:p>398</text:p>
              </table:table-cell>
              <table:table-cell office:value-type="float" office:value="0.020349">
                <text:p>0.020349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">
                <text:p>400</text:p>
              </table:table-cell>
              <table:table-cell office:value-type="float" office:value="0.014238">
                <text:p>0.01423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">
                <text:p>399</text:p>
              </table:table-cell>
              <table:table-cell office:value-type="float" office:value="0.032736">
                <text:p>0.032736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">
                <text:p>398</text:p>
              </table:table-cell>
              <table:table-cell office:value-type="float" office:value="0.024803">
                <text:p>0.02480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0">
                <text:p>400</text:p>
              </table:table-cell>
              <table:table-cell office:value-type="float" office:value="0.016921">
                <text:p>0.016921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9">
                <text:p>399</text:p>
              </table:table-cell>
              <table:table-cell office:value-type="float" office:value="0.039809">
                <text:p>0.03980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7">
                <text:p>397</text:p>
              </table:table-cell>
              <table:table-cell office:value-type="float" office:value="0.046825">
                <text:p>0.046825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1">
                <text:p>401</text:p>
              </table:table-cell>
              <table:table-cell office:value-type="float" office:value="0.019209">
                <text:p>0.01920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">
                <text:p>399</text:p>
              </table:table-cell>
              <table:table-cell office:value-type="float" office:value="0.036117">
                <text:p>0.03611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  <table:table-cell office:value-type="float" office:value="0.053276">
                <text:p>0.053276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">
                <text:p>399</text:p>
              </table:table-cell>
              <table:table-cell office:value-type="float" office:value="0.021427">
                <text:p>0.021427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  <table:table-cell office:value-type="float" office:value="0.018629">
                <text:p>0.018629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  <table:table-cell office:value-type="float" office:value="0.026745">
                <text:p>0.026745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  <table:table-cell office:value-type="float" office:value="0.016442">
                <text:p>0.016442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  <table:table-cell office:value-type="float" office:value="0.017546">
                <text:p>0.017546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  <table:table-cell office:value-type="float" office:value="0.016178">
                <text:p>0.016178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  <table:table-cell office:value-type="float" office:value="0.02554">
                <text:p>0.02554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  <table:table-cell office:value-type="float" office:value="0.015861">
                <text:p>0.015861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9">
                <text:p>399</text:p>
              </table:table-cell>
              <table:table-cell office:value-type="float" office:value="0.016083">
                <text:p>0.01608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9">
                <text:p>399</text:p>
              </table:table-cell>
              <table:table-cell office:value-type="float" office:value="0.016247">
                <text:p>0.016247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9">
                <text:p>399</text:p>
              </table:table-cell>
              <table:table-cell office:value-type="float" office:value="0.02359">
                <text:p>0.02359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9">
                <text:p>399</text:p>
              </table:table-cell>
              <table:table-cell office:value-type="float" office:value="0.01625">
                <text:p>0.01625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9">
                <text:p>399</text:p>
              </table:table-cell>
              <table:table-cell office:value-type="float" office:value="0.018163">
                <text:p>0.018163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">
                <text:p>397</text:p>
              </table:table-cell>
              <table:table-cell office:value-type="float" office:value="0.021004">
                <text:p>0.021004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1">
                <text:p>401</text:p>
              </table:table-cell>
              <table:table-cell office:value-type="float" office:value="0.019572">
                <text:p>0.019572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9">
                <text:p>399</text:p>
              </table:table-cell>
              <table:table-cell office:value-type="float" office:value="0.01351">
                <text:p>0.01351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9">
                <text:p>399</text:p>
              </table:table-cell>
              <table:table-cell office:value-type="float" office:value="0.014003">
                <text:p>0.01400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9">
                <text:p>399</text:p>
              </table:table-cell>
              <table:table-cell office:value-type="float" office:value="0.014119">
                <text:p>0.014119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6">
                <text:p>396</text:p>
              </table:table-cell>
              <table:table-cell office:value-type="float" office:value="0.022905">
                <text:p>0.022905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2">
                <text:p>402</text:p>
              </table:table-cell>
              <table:table-cell office:value-type="float" office:value="0.011048">
                <text:p>0.011048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9">
                <text:p>399</text:p>
              </table:table-cell>
              <table:table-cell office:value-type="float" office:value="0.018834">
                <text:p>0.018834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9">
                <text:p>399</text:p>
              </table:table-cell>
              <table:table-cell office:value-type="float" office:value="0.012715">
                <text:p>0.012715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9">
                <text:p>399</text:p>
              </table:table-cell>
              <table:table-cell office:value-type="float" office:value="0.014168">
                <text:p>0.014168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9">
                <text:p>399</text:p>
              </table:table-cell>
              <table:table-cell office:value-type="float" office:value="0.012685">
                <text:p>0.012685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9">
                <text:p>399</text:p>
              </table:table-cell>
              <table:table-cell office:value-type="float" office:value="0.015562">
                <text:p>0.015562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9">
                <text:p>399</text:p>
              </table:table-cell>
              <table:table-cell office:value-type="float" office:value="0.018245">
                <text:p>0.018245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9">
                <text:p>399</text:p>
              </table:table-cell>
              <table:table-cell office:value-type="float" office:value="0.013918">
                <text:p>0.013918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9">
                <text:p>399</text:p>
              </table:table-cell>
              <table:table-cell office:value-type="float" office:value="0.015054">
                <text:p>0.015054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9">
                <text:p>399</text:p>
              </table:table-cell>
              <table:table-cell office:value-type="float" office:value="0.017844">
                <text:p>0.017844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9">
                <text:p>399</text:p>
              </table:table-cell>
              <table:table-cell office:value-type="float" office:value="0.012793">
                <text:p>0.012793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9">
                <text:p>399</text:p>
              </table:table-cell>
              <table:table-cell office:value-type="float" office:value="0.012801">
                <text:p>0.012801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9">
                <text:p>399</text:p>
              </table:table-cell>
              <table:table-cell office:value-type="float" office:value="0.012386">
                <text:p>0.012386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9">
                <text:p>399</text:p>
              </table:table-cell>
              <table:table-cell office:value-type="float" office:value="0.01921">
                <text:p>0.0192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9">
                <text:p>399</text:p>
              </table:table-cell>
              <table:table-cell office:value-type="float" office:value="0.017723">
                <text:p>0.017723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">
                <text:p>399</text:p>
              </table:table-cell>
              <table:table-cell office:value-type="float" office:value="0.014581">
                <text:p>0.014581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9">
                <text:p>399</text:p>
              </table:table-cell>
              <table:table-cell office:value-type="float" office:value="0.012238">
                <text:p>0.01223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9">
                <text:p>399</text:p>
              </table:table-cell>
              <table:table-cell office:value-type="float" office:value="0.03142">
                <text:p>0.03142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8">
                <text:p>398</text:p>
              </table:table-cell>
              <table:table-cell office:value-type="float" office:value="0.015344">
                <text:p>0.015344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8">
                <text:p>398</text:p>
              </table:table-cell>
              <table:table-cell office:value-type="float" office:value="0.013286">
                <text:p>0.013286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8">
                <text:p>398</text:p>
              </table:table-cell>
              <table:table-cell office:value-type="float" office:value="0.021367">
                <text:p>0.021367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8">
                <text:p>398</text:p>
              </table:table-cell>
              <table:table-cell office:value-type="float" office:value="0.01701">
                <text:p>0.01701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9">
                <text:p>399</text:p>
              </table:table-cell>
              <table:table-cell office:value-type="float" office:value="0.015962">
                <text:p>0.015962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9">
                <text:p>399</text:p>
              </table:table-cell>
              <table:table-cell office:value-type="float" office:value="0.018033">
                <text:p>0.018033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">
                <text:p>399</text:p>
              </table:table-cell>
              <table:table-cell office:value-type="float" office:value="0.014868">
                <text:p>0.014868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">
                <text:p>399</text:p>
              </table:table-cell>
              <table:table-cell office:value-type="float" office:value="0.020013">
                <text:p>0.020013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9">
                <text:p>399</text:p>
              </table:table-cell>
              <table:table-cell office:value-type="float" office:value="0.012457">
                <text:p>0.012457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9">
                <text:p>399</text:p>
              </table:table-cell>
              <table:table-cell office:value-type="float" office:value="0.012666">
                <text:p>0.012666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7">
                <text:p>397</text:p>
              </table:table-cell>
              <table:table-cell office:value-type="float" office:value="0.014341">
                <text:p>0.014341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1">
                <text:p>401</text:p>
              </table:table-cell>
              <table:table-cell office:value-type="float" office:value="0.012343">
                <text:p>0.012343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9">
                <text:p>399</text:p>
              </table:table-cell>
              <table:table-cell office:value-type="float" office:value="0.015485">
                <text:p>0.015485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9">
                <text:p>399</text:p>
              </table:table-cell>
              <table:table-cell office:value-type="float" office:value="0.013381">
                <text:p>0.013381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9">
                <text:p>399</text:p>
              </table:table-cell>
              <table:table-cell office:value-type="float" office:value="0.011313">
                <text:p>0.011313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9">
                <text:p>399</text:p>
              </table:table-cell>
              <table:table-cell office:value-type="float" office:value="0.019945">
                <text:p>0.01994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9">
                <text:p>399</text:p>
              </table:table-cell>
              <table:table-cell office:value-type="float" office:value="0.018204">
                <text:p>0.018204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9">
                <text:p>399</text:p>
              </table:table-cell>
              <table:table-cell office:value-type="float" office:value="0.012267">
                <text:p>0.012267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9">
                <text:p>399</text:p>
              </table:table-cell>
              <table:table-cell office:value-type="float" office:value="0.012616">
                <text:p>0.012616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">
                <text:p>399</text:p>
              </table:table-cell>
              <table:table-cell office:value-type="float" office:value="0.014776">
                <text:p>0.014776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9">
                <text:p>399</text:p>
              </table:table-cell>
              <table:table-cell office:value-type="float" office:value="0.015677">
                <text:p>0.01567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9">
                <text:p>399</text:p>
              </table:table-cell>
              <table:table-cell office:value-type="float" office:value="0.020902">
                <text:p>0.020902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9">
                <text:p>399</text:p>
              </table:table-cell>
              <table:table-cell office:value-type="float" office:value="0.020777">
                <text:p>0.020777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9">
                <text:p>399</text:p>
              </table:table-cell>
              <table:table-cell office:value-type="float" office:value="0.014246">
                <text:p>0.014246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">
                <text:p>399</text:p>
              </table:table-cell>
              <table:table-cell office:value-type="float" office:value="0.011294">
                <text:p>0.01129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6">
                <text:p>396</text:p>
              </table:table-cell>
              <table:table-cell office:value-type="float" office:value="0.013248">
                <text:p>0.013248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2">
                <text:p>402</text:p>
              </table:table-cell>
              <table:table-cell office:value-type="float" office:value="0.013641">
                <text:p>0.013641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9">
                <text:p>399</text:p>
              </table:table-cell>
              <table:table-cell office:value-type="float" office:value="0.014329">
                <text:p>0.014329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9">
                <text:p>399</text:p>
              </table:table-cell>
              <table:table-cell office:value-type="float" office:value="0.013334">
                <text:p>0.013334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9">
                <text:p>399</text:p>
              </table:table-cell>
              <table:table-cell office:value-type="float" office:value="0.012208">
                <text:p>0.01220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">
                <text:p>399</text:p>
              </table:table-cell>
              <table:table-cell office:value-type="float" office:value="0.01401">
                <text:p>0.01401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9">
                <text:p>399</text:p>
              </table:table-cell>
              <table:table-cell office:value-type="float" office:value="0.015128">
                <text:p>0.015128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9">
                <text:p>399</text:p>
              </table:table-cell>
              <table:table-cell office:value-type="float" office:value="0.015341">
                <text:p>0.015341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6">
                <text:p>396</text:p>
              </table:table-cell>
              <table:table-cell office:value-type="float" office:value="0.023873">
                <text:p>0.023873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2">
                <text:p>402</text:p>
              </table:table-cell>
              <table:table-cell office:value-type="float" office:value="0.014529">
                <text:p>0.014529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9">
                <text:p>399</text:p>
              </table:table-cell>
              <table:table-cell office:value-type="float" office:value="0.013087">
                <text:p>0.013087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9">
                <text:p>399</text:p>
              </table:table-cell>
              <table:table-cell office:value-type="float" office:value="0.013706">
                <text:p>0.013706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9">
                <text:p>399</text:p>
              </table:table-cell>
              <table:table-cell office:value-type="float" office:value="0.017577">
                <text:p>0.017577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9">
                <text:p>399</text:p>
              </table:table-cell>
              <table:table-cell office:value-type="float" office:value="0.025297">
                <text:p>0.025297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9">
                <text:p>399</text:p>
              </table:table-cell>
              <table:table-cell office:value-type="float" office:value="0.013977">
                <text:p>0.013977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9">
                <text:p>399</text:p>
              </table:table-cell>
              <table:table-cell office:value-type="float" office:value="0.011608">
                <text:p>0.011608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9">
                <text:p>399</text:p>
              </table:table-cell>
              <table:table-cell office:value-type="float" office:value="0.011895">
                <text:p>0.01189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9">
                <text:p>399</text:p>
              </table:table-cell>
              <table:table-cell office:value-type="float" office:value="0.017082">
                <text:p>0.017082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9">
                <text:p>399</text:p>
              </table:table-cell>
              <table:table-cell office:value-type="float" office:value="0.011104">
                <text:p>0.011104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9">
                <text:p>399</text:p>
              </table:table-cell>
              <table:table-cell office:value-type="float" office:value="0.026766">
                <text:p>0.026766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9">
                <text:p>399</text:p>
              </table:table-cell>
              <table:table-cell office:value-type="float" office:value="0.018583">
                <text:p>0.018583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9">
                <text:p>399</text:p>
              </table:table-cell>
              <table:table-cell office:value-type="float" office:value="0.016968">
                <text:p>0.016968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9">
                <text:p>399</text:p>
              </table:table-cell>
              <table:table-cell office:value-type="float" office:value="0.014362">
                <text:p>0.014362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9">
                <text:p>399</text:p>
              </table:table-cell>
              <table:table-cell office:value-type="float" office:value="0.015549">
                <text:p>0.015549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9">
                <text:p>399</text:p>
              </table:table-cell>
              <table:table-cell office:value-type="float" office:value="0.019007">
                <text:p>0.019007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9">
                <text:p>399</text:p>
              </table:table-cell>
              <table:table-cell office:value-type="float" office:value="0.018461">
                <text:p>0.018461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8">
                <text:p>398</text:p>
              </table:table-cell>
              <table:table-cell office:value-type="float" office:value="0.016073">
                <text:p>0.016073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0">
                <text:p>400</text:p>
              </table:table-cell>
              <table:table-cell office:value-type="float" office:value="0.018844">
                <text:p>0.018844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9">
                <text:p>399</text:p>
              </table:table-cell>
              <table:table-cell office:value-type="float" office:value="0.012587">
                <text:p>0.012587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9">
                <text:p>399</text:p>
              </table:table-cell>
              <table:table-cell office:value-type="float" office:value="0.017085">
                <text:p>0.01708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9">
                <text:p>399</text:p>
              </table:table-cell>
              <table:table-cell office:value-type="float" office:value="0.012462">
                <text:p>0.012462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8">
                <text:p>398</text:p>
              </table:table-cell>
              <table:table-cell office:value-type="float" office:value="0.014895">
                <text:p>0.014895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0">
                <text:p>400</text:p>
              </table:table-cell>
              <table:table-cell office:value-type="float" office:value="0.01324">
                <text:p>0.0132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9">
                <text:p>399</text:p>
              </table:table-cell>
              <table:table-cell office:value-type="float" office:value="0.014258">
                <text:p>0.014258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9">
                <text:p>399</text:p>
              </table:table-cell>
              <table:table-cell office:value-type="float" office:value="0.020936">
                <text:p>0.020936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">
                <text:p>399</text:p>
              </table:table-cell>
              <table:table-cell office:value-type="float" office:value="0.01836">
                <text:p>0.01836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9">
                <text:p>399</text:p>
              </table:table-cell>
              <table:table-cell office:value-type="float" office:value="0.015976">
                <text:p>0.015976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9">
                <text:p>399</text:p>
              </table:table-cell>
              <table:table-cell office:value-type="float" office:value="0.017158">
                <text:p>0.017158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9">
                <text:p>399</text:p>
              </table:table-cell>
              <table:table-cell office:value-type="float" office:value="0.012784">
                <text:p>0.012784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9">
                <text:p>399</text:p>
              </table:table-cell>
              <table:table-cell office:value-type="float" office:value="0.015332">
                <text:p>0.015332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9">
                <text:p>399</text:p>
              </table:table-cell>
              <table:table-cell office:value-type="float" office:value="0.014176">
                <text:p>0.01417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9">
                <text:p>399</text:p>
              </table:table-cell>
              <table:table-cell office:value-type="float" office:value="0.011212">
                <text:p>0.011212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9">
                <text:p>399</text:p>
              </table:table-cell>
              <table:table-cell office:value-type="float" office:value="0.014224">
                <text:p>0.014224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9">
                <text:p>399</text:p>
              </table:table-cell>
              <table:table-cell office:value-type="float" office:value="0.015962">
                <text:p>0.015962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9">
                <text:p>399</text:p>
              </table:table-cell>
              <table:table-cell office:value-type="float" office:value="0.013623">
                <text:p>0.01362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9">
                <text:p>399</text:p>
              </table:table-cell>
              <table:table-cell office:value-type="float" office:value="0.021856">
                <text:p>0.021856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9">
                <text:p>399</text:p>
              </table:table-cell>
              <table:table-cell office:value-type="float" office:value="0.013156">
                <text:p>0.01315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9">
                <text:p>399</text:p>
              </table:table-cell>
              <table:table-cell office:value-type="float" office:value="0.013634">
                <text:p>0.013634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9">
                <text:p>399</text:p>
              </table:table-cell>
              <table:table-cell office:value-type="float" office:value="0.020801">
                <text:p>0.020801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9">
                <text:p>399</text:p>
              </table:table-cell>
              <table:table-cell office:value-type="float" office:value="0.013909">
                <text:p>0.013909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9">
                <text:p>399</text:p>
              </table:table-cell>
              <table:table-cell office:value-type="float" office:value="0.014242">
                <text:p>0.014242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9">
                <text:p>399</text:p>
              </table:table-cell>
              <table:table-cell office:value-type="float" office:value="0.015235">
                <text:p>0.015235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9">
                <text:p>399</text:p>
              </table:table-cell>
              <table:table-cell office:value-type="float" office:value="0.01714">
                <text:p>0.01714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9">
                <text:p>399</text:p>
              </table:table-cell>
              <table:table-cell office:value-type="float" office:value="0.013091">
                <text:p>0.01309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9">
                <text:p>399</text:p>
              </table:table-cell>
              <table:table-cell office:value-type="float" office:value="0.013876">
                <text:p>0.013876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9">
                <text:p>399</text:p>
              </table:table-cell>
              <table:table-cell office:value-type="float" office:value="0.012676">
                <text:p>0.012676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9">
                <text:p>399</text:p>
              </table:table-cell>
              <table:table-cell office:value-type="float" office:value="0.014429">
                <text:p>0.014429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9">
                <text:p>399</text:p>
              </table:table-cell>
              <table:table-cell office:value-type="float" office:value="0.013177">
                <text:p>0.013177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9">
                <text:p>399</text:p>
              </table:table-cell>
              <table:table-cell office:value-type="float" office:value="0.016818">
                <text:p>0.016818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9">
                <text:p>399</text:p>
              </table:table-cell>
              <table:table-cell office:value-type="float" office:value="0.013365">
                <text:p>0.013365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9">
                <text:p>399</text:p>
              </table:table-cell>
              <table:table-cell office:value-type="float" office:value="0.015998">
                <text:p>0.015998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9">
                <text:p>399</text:p>
              </table:table-cell>
              <table:table-cell office:value-type="float" office:value="0.01467">
                <text:p>0.01467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9">
                <text:p>399</text:p>
              </table:table-cell>
              <table:table-cell office:value-type="float" office:value="0.018364">
                <text:p>0.01836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9">
                <text:p>399</text:p>
              </table:table-cell>
              <table:table-cell office:value-type="float" office:value="0.013138">
                <text:p>0.013138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9">
                <text:p>399</text:p>
              </table:table-cell>
              <table:table-cell office:value-type="float" office:value="0.011682">
                <text:p>0.011682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277.G1:test277.G161" chart:data-source-has-labels="row" svg:x="0.32cm" svg:y="0.18cm" svg:width="12.726cm" svg:height="8.64cm">
          <chartooo:coordinate-region svg:x="1.127cm" svg:y="0.301cm" svg:width="11.919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7.G2:test277.G161" chart:label-cell-address="test277.G1:test277.G1" chart:class="chart:bar">
            <chart:data-point chart:repeated="1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77.G1:test277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test277.G2:test277.G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77.C1:test277.D161" chart:data-source-has-labels="row" svg:x="0.32cm" svg:y="0.18cm" svg:width="13.361cm" svg:height="8.64cm">
          <chartooo:coordinate-region svg:x="1.232cm" svg:y="0.301cm" svg:width="12.449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7.C2:test277.C161" chart:label-cell-address="test277.C1:test277.C1" chart:class="chart:bar">
            <chart:data-point chart:repeated="160"/>
          </chart:series>
          <chart:series chart:style-name="ch8" chart:values-cell-range-address="test277.D2:test277.D161" chart:label-cell-address="test277.D1:test277.D1" chart:class="chart:bar">
            <chart:data-point chart:repeated="1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77.C1:test277.C1</svg:desc>
                </draw:g>
              </table:table-cell>
              <table:table-cell office:value-type="string">
                <text:p>xfertime</text:p>
                <draw:g>
                  <svg:desc>test277.D1:test277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055">
                <text:p>0.012055</text:p>
                <draw:g>
                  <svg:desc>test277.C2:test277.C161</svg:desc>
                </draw:g>
              </table:table-cell>
              <table:table-cell office:value-type="float" office:value="0.000148">
                <text:p>0.000148</text:p>
                <draw:g>
                  <svg:desc>test277.D2:test277.D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811">
                <text:p>0.014811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783">
                <text:p>0.016783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3978">
                <text:p>0.023978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3219">
                <text:p>0.023219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745">
                <text:p>0.023745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4222">
                <text:p>0.014222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2863">
                <text:p>0.01286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88">
                <text:p>0.01188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4962">
                <text:p>0.02496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173">
                <text:p>0.01617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812">
                <text:p>0.027812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3555">
                <text:p>0.023555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5747">
                <text:p>0.015747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496">
                <text:p>0.014496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6893">
                <text:p>0.05689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864">
                <text:p>0.021864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4153">
                <text:p>0.014153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5341">
                <text:p>0.015341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3925">
                <text:p>0.013925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3733">
                <text:p>0.023733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0542">
                <text:p>0.020542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0349">
                <text:p>0.020349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238">
                <text:p>0.01423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2736">
                <text:p>0.032736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4803">
                <text:p>0.02480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6921">
                <text:p>0.016921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9809">
                <text:p>0.03980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6825">
                <text:p>0.046825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9209">
                <text:p>0.01920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6117">
                <text:p>0.03611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3276">
                <text:p>0.053276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1427">
                <text:p>0.021427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8629">
                <text:p>0.018629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6745">
                <text:p>0.026745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6442">
                <text:p>0.016442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7546">
                <text:p>0.017546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6178">
                <text:p>0.016178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554">
                <text:p>0.02554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5861">
                <text:p>0.015861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6083">
                <text:p>0.01608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6247">
                <text:p>0.016247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359">
                <text:p>0.02359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625">
                <text:p>0.01625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8163">
                <text:p>0.018163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1004">
                <text:p>0.021004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9572">
                <text:p>0.019572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351">
                <text:p>0.01351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4003">
                <text:p>0.01400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4119">
                <text:p>0.014119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2905">
                <text:p>0.022905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1048">
                <text:p>0.011048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8834">
                <text:p>0.018834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2715">
                <text:p>0.012715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4168">
                <text:p>0.014168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2685">
                <text:p>0.012685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5562">
                <text:p>0.015562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8245">
                <text:p>0.018245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3918">
                <text:p>0.013918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5054">
                <text:p>0.015054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7844">
                <text:p>0.017844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2793">
                <text:p>0.012793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2801">
                <text:p>0.012801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2386">
                <text:p>0.012386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921">
                <text:p>0.0192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7723">
                <text:p>0.017723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4581">
                <text:p>0.014581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2238">
                <text:p>0.01223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142">
                <text:p>0.03142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5344">
                <text:p>0.015344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3286">
                <text:p>0.013286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1367">
                <text:p>0.021367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701">
                <text:p>0.01701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5962">
                <text:p>0.015962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8033">
                <text:p>0.018033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4868">
                <text:p>0.014868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0013">
                <text:p>0.020013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2457">
                <text:p>0.012457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2666">
                <text:p>0.012666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4341">
                <text:p>0.014341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343">
                <text:p>0.012343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5485">
                <text:p>0.015485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3381">
                <text:p>0.013381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1313">
                <text:p>0.011313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9945">
                <text:p>0.01994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8204">
                <text:p>0.018204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2267">
                <text:p>0.012267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2616">
                <text:p>0.012616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4776">
                <text:p>0.014776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5677">
                <text:p>0.01567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0902">
                <text:p>0.020902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0777">
                <text:p>0.020777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4246">
                <text:p>0.014246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1294">
                <text:p>0.01129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3248">
                <text:p>0.013248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3641">
                <text:p>0.013641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4329">
                <text:p>0.014329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3334">
                <text:p>0.013334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2208">
                <text:p>0.01220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401">
                <text:p>0.01401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5128">
                <text:p>0.015128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5341">
                <text:p>0.015341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3873">
                <text:p>0.023873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4529">
                <text:p>0.014529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3087">
                <text:p>0.013087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3706">
                <text:p>0.013706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7577">
                <text:p>0.017577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5297">
                <text:p>0.025297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3977">
                <text:p>0.013977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1608">
                <text:p>0.011608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1895">
                <text:p>0.01189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7082">
                <text:p>0.017082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1104">
                <text:p>0.011104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6766">
                <text:p>0.026766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8583">
                <text:p>0.018583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6968">
                <text:p>0.016968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4362">
                <text:p>0.014362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5549">
                <text:p>0.015549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9007">
                <text:p>0.019007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8461">
                <text:p>0.018461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6073">
                <text:p>0.016073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8844">
                <text:p>0.018844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2587">
                <text:p>0.012587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7085">
                <text:p>0.01708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2462">
                <text:p>0.012462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4895">
                <text:p>0.014895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324">
                <text:p>0.0132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4258">
                <text:p>0.014258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0936">
                <text:p>0.020936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836">
                <text:p>0.01836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5976">
                <text:p>0.015976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7158">
                <text:p>0.017158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2784">
                <text:p>0.012784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5332">
                <text:p>0.015332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4176">
                <text:p>0.01417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1212">
                <text:p>0.011212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4224">
                <text:p>0.014224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5962">
                <text:p>0.015962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3623">
                <text:p>0.01362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1856">
                <text:p>0.021856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3156">
                <text:p>0.01315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3634">
                <text:p>0.013634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0801">
                <text:p>0.020801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3909">
                <text:p>0.013909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4242">
                <text:p>0.014242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5235">
                <text:p>0.015235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714">
                <text:p>0.01714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3091">
                <text:p>0.01309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3876">
                <text:p>0.013876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2676">
                <text:p>0.012676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4429">
                <text:p>0.014429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3177">
                <text:p>0.013177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6818">
                <text:p>0.016818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3365">
                <text:p>0.013365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5998">
                <text:p>0.015998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467">
                <text:p>0.01467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8364">
                <text:p>0.01836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3138">
                <text:p>0.013138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1682">
                <text:p>0.011682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277.G1:test277.G161" chart:data-source-has-labels="row" svg:x="0.32cm" svg:y="0.18cm" svg:width="12.726cm" svg:height="8.64cm">
          <chartooo:coordinate-region svg:x="1.127cm" svg:y="0.301cm" svg:width="11.919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7.G2:test277.G161" chart:label-cell-address="test277.G1:test277.G1" chart:class="chart:bar">
            <chart:data-point chart:repeated="1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77.G1:test277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test277.G2:test277.G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65.C1:test265.D102" chart:data-source-has-labels="row" svg:x="0.32cm" svg:y="0.18cm" svg:width="13.361cm" svg:height="8.64cm">
          <chartooo:coordinate-region svg:x="1.232cm" svg:y="0.302cm" svg:width="12.389cm" svg:height="7.5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5.C2:test265.C102" chart:label-cell-address="test265.C1:test265.C1" chart:class="chart:bar">
            <chart:data-point chart:repeated="101"/>
          </chart:series>
          <chart:series chart:style-name="ch8" chart:values-cell-range-address="test265.D2:test265.D102" chart:label-cell-address="test265.D1:test265.D1" chart:class="chart:ba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65.C1:test265.C1</svg:desc>
                </draw:g>
              </table:table-cell>
              <table:table-cell office:value-type="string">
                <text:p>xfertime</text:p>
                <draw:g>
                  <svg:desc>test265.D1:test26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608">
                <text:p>0.010608</text:p>
                <draw:g>
                  <svg:desc>test265.C2:test265.C102</svg:desc>
                </draw:g>
              </table:table-cell>
              <table:table-cell office:value-type="float" office:value="0.000154">
                <text:p>0.000154</text:p>
                <draw:g>
                  <svg:desc>test265.D2:test265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964">
                <text:p>0.010964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985">
                <text:p>0.009985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943">
                <text:p>0.009943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7574">
                <text:p>0.03757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4435">
                <text:p>0.014435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378">
                <text:p>0.013378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32">
                <text:p>0.01032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882">
                <text:p>0.011882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178">
                <text:p>0.010178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458">
                <text:p>0.012458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007">
                <text:p>0.01007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96">
                <text:p>0.0099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238">
                <text:p>0.010238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1483">
                <text:p>0.01148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1483">
                <text:p>0.011483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893">
                <text:p>0.01589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2653">
                <text:p>0.012653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0203">
                <text:p>0.010203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0795">
                <text:p>0.010795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0434">
                <text:p>0.010434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6314">
                <text:p>0.016314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0076">
                <text:p>0.010076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615">
                <text:p>0.009615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3394">
                <text:p>0.013394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596">
                <text:p>0.009596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9534">
                <text:p>0.00953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0199">
                <text:p>0.01019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0736">
                <text:p>0.010736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94">
                <text:p>0.00994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3415">
                <text:p>0.013415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0772">
                <text:p>0.010772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0745">
                <text:p>0.010745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0292">
                <text:p>0.060292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969">
                <text:p>0.03396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7059">
                <text:p>0.047059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7103">
                <text:p>0.017103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7963">
                <text:p>0.017963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2553">
                <text:p>0.022553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9863">
                <text:p>0.019863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7178">
                <text:p>0.017178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981">
                <text:p>0.0098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5958">
                <text:p>0.015958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5306">
                <text:p>0.015306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5873">
                <text:p>0.035873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6441">
                <text:p>0.016441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99">
                <text:p>0.0089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915">
                <text:p>0.00915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4303">
                <text:p>0.014303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9124">
                <text:p>0.009124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004">
                <text:p>0.01004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9051">
                <text:p>0.009051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0267">
                <text:p>0.010267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0859">
                <text:p>0.010859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9845">
                <text:p>0.009845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9783">
                <text:p>0.009783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9528">
                <text:p>0.009528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9907">
                <text:p>0.00990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242">
                <text:p>0.01242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9181">
                <text:p>0.009181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1568">
                <text:p>0.011568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9209">
                <text:p>0.009209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5816">
                <text:p>0.015816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031">
                <text:p>0.01031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1721">
                <text:p>0.01172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752">
                <text:p>0.009752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6647">
                <text:p>0.016647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345">
                <text:p>0.01345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4639">
                <text:p>0.014639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9395">
                <text:p>0.009395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989">
                <text:p>0.00989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907">
                <text:p>0.00907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9669">
                <text:p>0.009669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9764">
                <text:p>0.00976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9669">
                <text:p>0.009669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9819">
                <text:p>0.009819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0741">
                <text:p>0.010741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9802">
                <text:p>0.009802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3778">
                <text:p>0.01377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0378">
                <text:p>0.010378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0158">
                <text:p>0.020158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8041">
                <text:p>0.018041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288">
                <text:p>0.014288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4253">
                <text:p>0.01425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1096">
                <text:p>0.031096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0105">
                <text:p>0.020105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399">
                <text:p>0.01399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2796">
                <text:p>0.022796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5753">
                <text:p>0.015753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519">
                <text:p>0.01451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251">
                <text:p>0.01225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4933">
                <text:p>0.014933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9359">
                <text:p>0.01935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0045">
                <text:p>0.020045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3334">
                <text:p>0.023334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4749">
                <text:p>0.014749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1438">
                <text:p>0.011438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7005">
                <text:p>0.017005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8932">
                <text:p>0.018932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0187">
                <text:p>0.02018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03cm" svg:y="0.315cm" chart:style-name="ch2">
          <text:p>Before and After</text:p>
        </chart:title>
        <chart:legend chart:legend-position="end" svg:x="13.075cm" svg:y="4.005cm" style:legend-expansion="high" chart:style-name="ch3"/>
        <chart:plot-area chart:style-name="ch4" table:cell-range-address="comparison.C1:comparison.C100 comparison.F1:comparison.F100" chart:data-source-has-labels="row" svg:x="1.279cm" svg:y="1.248cm" svg:width="11.476cm" svg:height="6.643cm">
          <chartooo:coordinate-region svg:x="2.191cm" svg:y="1.422cm" svg:width="10.564cm" svg:height="5.714cm"/>
          <chart:axis chart:dimension="x" chart:name="primary-x" chart:style-name="ch5">
            <chart:title svg:x="5.809cm" svg:y="8.071cm" chart:style-name="ch6">
              <text:p>Sample number</text:p>
            </chart:title>
          </chart:axis>
          <chart:axis chart:dimension="y" chart:name="primary-y" chart:style-name="ch7">
            <chart:title svg:x="0.451cm" svg:y="5.38cm" chart:style-name="ch8">
              <text:p>Latency, S</text:p>
            </chart:title>
            <chart:grid chart:style-name="ch9" chart:class="major"/>
          </chart:axis>
          <chart:series chart:style-name="ch10" chart:values-cell-range-address="comparison.C2:comparison.C100" chart:label-cell-address="comparison.C1:comparison.C1" chart:class="chart:bar">
            <chart:data-point chart:repeated="84"/>
            <chart:data-point chart:style-name="ch11"/>
            <chart:data-point chart:repeated="14"/>
          </chart:series>
          <chart:series chart:style-name="ch12" chart:values-cell-range-address="comparison.F2:comparison.F100" chart:label-cell-address="comparison.F1:comparison.F1" chart:class="chart:bar">
            <chart:data-point chart:repeated="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 latency</text:p>
                <draw:g>
                  <svg:desc>comparison.C1:comparison.C1</svg:desc>
                </draw:g>
              </table:table-cell>
              <table:table-cell office:value-type="string">
                <text:p>after latency</text:p>
                <draw:g>
                  <svg:desc>comparison.F1:comparis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608">
                <text:p>0.010608</text:p>
                <draw:g>
                  <svg:desc>comparison.C2:comparison.C100</svg:desc>
                </draw:g>
              </table:table-cell>
              <table:table-cell office:value-type="float" office:value="0.012055">
                <text:p>0.012055</text:p>
                <draw:g>
                  <svg:desc>comparison.F2:comparison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964">
                <text:p>0.010964</text:p>
              </table:table-cell>
              <table:table-cell office:value-type="float" office:value="0.014811">
                <text:p>0.014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985">
                <text:p>0.009985</text:p>
              </table:table-cell>
              <table:table-cell office:value-type="float" office:value="0.016783">
                <text:p>0.016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943">
                <text:p>0.009943</text:p>
              </table:table-cell>
              <table:table-cell office:value-type="float" office:value="0.023978">
                <text:p>0.0239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7574">
                <text:p>0.037574</text:p>
              </table:table-cell>
              <table:table-cell office:value-type="float" office:value="0.023219">
                <text:p>0.023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4435">
                <text:p>0.014435</text:p>
              </table:table-cell>
              <table:table-cell office:value-type="float" office:value="0.023745">
                <text:p>0.023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378">
                <text:p>0.013378</text:p>
              </table:table-cell>
              <table:table-cell office:value-type="float" office:value="0.014222">
                <text:p>0.014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32">
                <text:p>0.01032</text:p>
              </table:table-cell>
              <table:table-cell office:value-type="float" office:value="0.012863">
                <text:p>0.012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882">
                <text:p>0.011882</text:p>
              </table:table-cell>
              <table:table-cell office:value-type="float" office:value="0.01188">
                <text:p>0.011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178">
                <text:p>0.010178</text:p>
              </table:table-cell>
              <table:table-cell office:value-type="float" office:value="0.024962">
                <text:p>0.024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458">
                <text:p>0.012458</text:p>
              </table:table-cell>
              <table:table-cell office:value-type="float" office:value="0.016173">
                <text:p>0.016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007">
                <text:p>0.01007</text:p>
              </table:table-cell>
              <table:table-cell office:value-type="float" office:value="0.027812">
                <text:p>0.0278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96">
                <text:p>0.00996</text:p>
              </table:table-cell>
              <table:table-cell office:value-type="float" office:value="0.023555">
                <text:p>0.0235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238">
                <text:p>0.010238</text:p>
              </table:table-cell>
              <table:table-cell office:value-type="float" office:value="0.015747">
                <text:p>0.015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1483">
                <text:p>0.011483</text:p>
              </table:table-cell>
              <table:table-cell office:value-type="float" office:value="0.014496">
                <text:p>0.014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1483">
                <text:p>0.011483</text:p>
              </table:table-cell>
              <table:table-cell office:value-type="float" office:value="0.056893">
                <text:p>0.0568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893">
                <text:p>0.015893</text:p>
              </table:table-cell>
              <table:table-cell office:value-type="float" office:value="0.021864">
                <text:p>0.0218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2653">
                <text:p>0.012653</text:p>
              </table:table-cell>
              <table:table-cell office:value-type="float" office:value="0.014153">
                <text:p>0.014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0203">
                <text:p>0.010203</text:p>
              </table:table-cell>
              <table:table-cell office:value-type="float" office:value="0.015341">
                <text:p>0.015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0795">
                <text:p>0.010795</text:p>
              </table:table-cell>
              <table:table-cell office:value-type="float" office:value="0.013925">
                <text:p>0.0139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0434">
                <text:p>0.010434</text:p>
              </table:table-cell>
              <table:table-cell office:value-type="float" office:value="0.023733">
                <text:p>0.023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6314">
                <text:p>0.016314</text:p>
              </table:table-cell>
              <table:table-cell office:value-type="float" office:value="0.020542">
                <text:p>0.0205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0076">
                <text:p>0.010076</text:p>
              </table:table-cell>
              <table:table-cell office:value-type="float" office:value="0.020349">
                <text:p>0.0203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615">
                <text:p>0.009615</text:p>
              </table:table-cell>
              <table:table-cell office:value-type="float" office:value="0.014238">
                <text:p>0.0142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3394">
                <text:p>0.013394</text:p>
              </table:table-cell>
              <table:table-cell office:value-type="float" office:value="0.032736">
                <text:p>0.032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596">
                <text:p>0.009596</text:p>
              </table:table-cell>
              <table:table-cell office:value-type="float" office:value="0.024803">
                <text:p>0.0248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9534">
                <text:p>0.009534</text:p>
              </table:table-cell>
              <table:table-cell office:value-type="float" office:value="0.016921">
                <text:p>0.0169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0199">
                <text:p>0.010199</text:p>
              </table:table-cell>
              <table:table-cell office:value-type="float" office:value="0.039809">
                <text:p>0.0398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0736">
                <text:p>0.010736</text:p>
              </table:table-cell>
              <table:table-cell office:value-type="float" office:value="0.046825">
                <text:p>0.0468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94">
                <text:p>0.00994</text:p>
              </table:table-cell>
              <table:table-cell office:value-type="float" office:value="0.019209">
                <text:p>0.0192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3415">
                <text:p>0.013415</text:p>
              </table:table-cell>
              <table:table-cell office:value-type="float" office:value="0.036117">
                <text:p>0.0361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0772">
                <text:p>0.010772</text:p>
              </table:table-cell>
              <table:table-cell office:value-type="float" office:value="0.053276">
                <text:p>0.0532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0745">
                <text:p>0.010745</text:p>
              </table:table-cell>
              <table:table-cell office:value-type="float" office:value="0.021427">
                <text:p>0.0214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0292">
                <text:p>0.060292</text:p>
              </table:table-cell>
              <table:table-cell office:value-type="float" office:value="0.018629">
                <text:p>0.0186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969">
                <text:p>0.033969</text:p>
              </table:table-cell>
              <table:table-cell office:value-type="float" office:value="0.026745">
                <text:p>0.0267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7059">
                <text:p>0.047059</text:p>
              </table:table-cell>
              <table:table-cell office:value-type="float" office:value="0.016442">
                <text:p>0.0164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7103">
                <text:p>0.017103</text:p>
              </table:table-cell>
              <table:table-cell office:value-type="float" office:value="0.017546">
                <text:p>0.0175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7963">
                <text:p>0.017963</text:p>
              </table:table-cell>
              <table:table-cell office:value-type="float" office:value="0.016178">
                <text:p>0.0161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2553">
                <text:p>0.022553</text:p>
              </table:table-cell>
              <table:table-cell office:value-type="float" office:value="0.02554">
                <text:p>0.025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9863">
                <text:p>0.019863</text:p>
              </table:table-cell>
              <table:table-cell office:value-type="float" office:value="0.015861">
                <text:p>0.0158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7178">
                <text:p>0.017178</text:p>
              </table:table-cell>
              <table:table-cell office:value-type="float" office:value="0.016083">
                <text:p>0.0160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981">
                <text:p>0.00981</text:p>
              </table:table-cell>
              <table:table-cell office:value-type="float" office:value="0.016247">
                <text:p>0.0162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5958">
                <text:p>0.015958</text:p>
              </table:table-cell>
              <table:table-cell office:value-type="float" office:value="0.02359">
                <text:p>0.023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5306">
                <text:p>0.015306</text:p>
              </table:table-cell>
              <table:table-cell office:value-type="float" office:value="0.01625">
                <text:p>0.01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5873">
                <text:p>0.035873</text:p>
              </table:table-cell>
              <table:table-cell office:value-type="float" office:value="0.018163">
                <text:p>0.0181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6441">
                <text:p>0.016441</text:p>
              </table:table-cell>
              <table:table-cell office:value-type="float" office:value="0.021004">
                <text:p>0.0210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99">
                <text:p>0.00899</text:p>
              </table:table-cell>
              <table:table-cell office:value-type="float" office:value="0.019572">
                <text:p>0.0195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915">
                <text:p>0.00915</text:p>
              </table:table-cell>
              <table:table-cell office:value-type="float" office:value="0.01351">
                <text:p>0.013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4303">
                <text:p>0.014303</text:p>
              </table:table-cell>
              <table:table-cell office:value-type="float" office:value="0.014003">
                <text:p>0.014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9124">
                <text:p>0.009124</text:p>
              </table:table-cell>
              <table:table-cell office:value-type="float" office:value="0.014119">
                <text:p>0.0141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004">
                <text:p>0.01004</text:p>
              </table:table-cell>
              <table:table-cell office:value-type="float" office:value="0.022905">
                <text:p>0.0229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9051">
                <text:p>0.009051</text:p>
              </table:table-cell>
              <table:table-cell office:value-type="float" office:value="0.011048">
                <text:p>0.0110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0267">
                <text:p>0.010267</text:p>
              </table:table-cell>
              <table:table-cell office:value-type="float" office:value="0.018834">
                <text:p>0.0188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0859">
                <text:p>0.010859</text:p>
              </table:table-cell>
              <table:table-cell office:value-type="float" office:value="0.012715">
                <text:p>0.0127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9845">
                <text:p>0.009845</text:p>
              </table:table-cell>
              <table:table-cell office:value-type="float" office:value="0.014168">
                <text:p>0.0141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9783">
                <text:p>0.009783</text:p>
              </table:table-cell>
              <table:table-cell office:value-type="float" office:value="0.012685">
                <text:p>0.0126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9528">
                <text:p>0.009528</text:p>
              </table:table-cell>
              <table:table-cell office:value-type="float" office:value="0.015562">
                <text:p>0.015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9907">
                <text:p>0.009907</text:p>
              </table:table-cell>
              <table:table-cell office:value-type="float" office:value="0.018245">
                <text:p>0.0182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242">
                <text:p>0.01242</text:p>
              </table:table-cell>
              <table:table-cell office:value-type="float" office:value="0.013918">
                <text:p>0.0139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9181">
                <text:p>0.009181</text:p>
              </table:table-cell>
              <table:table-cell office:value-type="float" office:value="0.015054">
                <text:p>0.0150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1568">
                <text:p>0.011568</text:p>
              </table:table-cell>
              <table:table-cell office:value-type="float" office:value="0.017844">
                <text:p>0.0178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9209">
                <text:p>0.009209</text:p>
              </table:table-cell>
              <table:table-cell office:value-type="float" office:value="0.012793">
                <text:p>0.0127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5816">
                <text:p>0.015816</text:p>
              </table:table-cell>
              <table:table-cell office:value-type="float" office:value="0.012801">
                <text:p>0.0128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031">
                <text:p>0.01031</text:p>
              </table:table-cell>
              <table:table-cell office:value-type="float" office:value="0.012386">
                <text:p>0.0123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1721">
                <text:p>0.011721</text:p>
              </table:table-cell>
              <table:table-cell office:value-type="float" office:value="0.01921">
                <text:p>0.019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752">
                <text:p>0.009752</text:p>
              </table:table-cell>
              <table:table-cell office:value-type="float" office:value="0.017723">
                <text:p>0.0177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6647">
                <text:p>0.016647</text:p>
              </table:table-cell>
              <table:table-cell office:value-type="float" office:value="0.014581">
                <text:p>0.0145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345">
                <text:p>0.01345</text:p>
              </table:table-cell>
              <table:table-cell office:value-type="float" office:value="0.012238">
                <text:p>0.0122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4639">
                <text:p>0.014639</text:p>
              </table:table-cell>
              <table:table-cell office:value-type="float" office:value="0.03142">
                <text:p>0.031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9395">
                <text:p>0.009395</text:p>
              </table:table-cell>
              <table:table-cell office:value-type="float" office:value="0.015344">
                <text:p>0.0153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989">
                <text:p>0.00989</text:p>
              </table:table-cell>
              <table:table-cell office:value-type="float" office:value="0.013286">
                <text:p>0.0132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907">
                <text:p>0.00907</text:p>
              </table:table-cell>
              <table:table-cell office:value-type="float" office:value="0.021367">
                <text:p>0.0213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9669">
                <text:p>0.009669</text:p>
              </table:table-cell>
              <table:table-cell office:value-type="float" office:value="0.01701">
                <text:p>0.017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9764">
                <text:p>0.009764</text:p>
              </table:table-cell>
              <table:table-cell office:value-type="float" office:value="0.015962">
                <text:p>0.0159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9669">
                <text:p>0.009669</text:p>
              </table:table-cell>
              <table:table-cell office:value-type="float" office:value="0.018033">
                <text:p>0.0180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9819">
                <text:p>0.009819</text:p>
              </table:table-cell>
              <table:table-cell office:value-type="float" office:value="0.014868">
                <text:p>0.0148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0741">
                <text:p>0.010741</text:p>
              </table:table-cell>
              <table:table-cell office:value-type="float" office:value="0.020013">
                <text:p>0.0200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9802">
                <text:p>0.009802</text:p>
              </table:table-cell>
              <table:table-cell office:value-type="float" office:value="0.012457">
                <text:p>0.0124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3778">
                <text:p>0.013778</text:p>
              </table:table-cell>
              <table:table-cell office:value-type="float" office:value="0.012666">
                <text:p>0.0126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0378">
                <text:p>0.010378</text:p>
              </table:table-cell>
              <table:table-cell office:value-type="float" office:value="0.014341">
                <text:p>0.0143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0158">
                <text:p>0.020158</text:p>
              </table:table-cell>
              <table:table-cell office:value-type="float" office:value="0.012343">
                <text:p>0.0123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8041">
                <text:p>0.018041</text:p>
              </table:table-cell>
              <table:table-cell office:value-type="float" office:value="0.015485">
                <text:p>0.0154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288">
                <text:p>0.014288</text:p>
              </table:table-cell>
              <table:table-cell office:value-type="float" office:value="0.013381">
                <text:p>0.0133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4253">
                <text:p>0.014253</text:p>
              </table:table-cell>
              <table:table-cell office:value-type="float" office:value="0.011313">
                <text:p>0.0113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1096">
                <text:p>0.031096</text:p>
              </table:table-cell>
              <table:table-cell office:value-type="float" office:value="0.019945">
                <text:p>0.0199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0105">
                <text:p>0.020105</text:p>
              </table:table-cell>
              <table:table-cell office:value-type="float" office:value="0.018204">
                <text:p>0.0182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399">
                <text:p>0.01399</text:p>
              </table:table-cell>
              <table:table-cell office:value-type="float" office:value="0.012267">
                <text:p>0.0122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2796">
                <text:p>0.022796</text:p>
              </table:table-cell>
              <table:table-cell office:value-type="float" office:value="0.012616">
                <text:p>0.0126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5753">
                <text:p>0.015753</text:p>
              </table:table-cell>
              <table:table-cell office:value-type="float" office:value="0.014776">
                <text:p>0.0147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519">
                <text:p>0.014519</text:p>
              </table:table-cell>
              <table:table-cell office:value-type="float" office:value="0.015677">
                <text:p>0.0156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251">
                <text:p>0.012251</text:p>
              </table:table-cell>
              <table:table-cell office:value-type="float" office:value="0.020902">
                <text:p>0.0209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4933">
                <text:p>0.014933</text:p>
              </table:table-cell>
              <table:table-cell office:value-type="float" office:value="0.020777">
                <text:p>0.0207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9359">
                <text:p>0.019359</text:p>
              </table:table-cell>
              <table:table-cell office:value-type="float" office:value="0.014246">
                <text:p>0.0142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0045">
                <text:p>0.020045</text:p>
              </table:table-cell>
              <table:table-cell office:value-type="float" office:value="0.011294">
                <text:p>0.01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3334">
                <text:p>0.023334</text:p>
              </table:table-cell>
              <table:table-cell office:value-type="float" office:value="0.013248">
                <text:p>0.0132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4749">
                <text:p>0.014749</text:p>
              </table:table-cell>
              <table:table-cell office:value-type="float" office:value="0.013641">
                <text:p>0.0136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1438">
                <text:p>0.011438</text:p>
              </table:table-cell>
              <table:table-cell office:value-type="float" office:value="0.014329">
                <text:p>0.0143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7005">
                <text:p>0.017005</text:p>
              </table:table-cell>
              <table:table-cell office:value-type="float" office:value="0.013334">
                <text:p>0.0133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8932">
                <text:p>0.018932</text:p>
              </table:table-cell>
              <table:table-cell office:value-type="float" office:value="0.012208">
                <text:p>0.0122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1cm" svg:y="4.005cm" style:legend-expansion="high" chart:style-name="ch2"/>
        <chart:plot-area chart:style-name="ch3" table:cell-range-address="comparison.I28:comparison.K30" chart:data-source-has-labels="both" svg:x="0.32cm" svg:y="0.18cm" svg:width="13.97cm" svg:height="8.64cm">
          <chartooo:coordinate-region svg:x="1.418cm" svg:y="0.353cm" svg:width="12.872cm" svg:height="7.873cm"/>
          <chart:axis chart:dimension="x" chart:name="primary-x" chart:style-name="ch4" chartooo:axis-type="auto">
            <chartooo:date-scale/>
            <chart:categories table:cell-range-address="comparison.J28:comparison.K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ison.J29:comparison.K29" chart:label-cell-address="comparison.I29:comparison.I29" chart:class="chart:bar">
            <chart:data-point chart:repeated="2"/>
          </chart:series>
          <chart:series chart:style-name="ch8" chart:values-cell-range-address="comparison.J30:comparison.K30" chart:label-cell-address="comparison.I30:comparison.I3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comparison.J28:comparison.K28</svg:desc>
                </draw:g>
              </table:table-cell>
              <table:table-cell office:value-type="string">
                <text:p>after</text:p>
              </table:table-cell>
            </table:table-row>
          </table:table-header-rows>
          <table:table-rows>
            <table:table-row>
              <table:table-cell office:value-type="string">
                <text:p>high</text:p>
                <draw:g>
                  <svg:desc>comparison.I29:comparison.I29</svg:desc>
                </draw:g>
              </table:table-cell>
              <table:table-cell office:value-type="float" office:value="0.0161341">
                <text:p>0.0161341</text:p>
                <draw:g>
                  <svg:desc>comparison.J29:comparison.K29</svg:desc>
                </draw:g>
              </table:table-cell>
              <table:table-cell office:value-type="float" office:value="0.0187702">
                <text:p>0.0187702</text:p>
              </table:table-cell>
            </table:table-row>
            <table:table-row>
              <table:table-cell office:value-type="string">
                <text:p>low</text:p>
                <draw:g>
                  <svg:desc>comparison.I30:comparison.I30</svg:desc>
                </draw:g>
              </table:table-cell>
              <table:table-cell office:value-type="float" office:value="0.0129341">
                <text:p>0.0129341</text:p>
                <draw:g>
                  <svg:desc>comparison.J30:comparison.K30</svg:desc>
                </draw:g>
              </table:table-cell>
              <table:table-cell office:value-type="float" office:value="0.0161702">
                <text:p>0.01617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